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4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6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7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8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32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3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4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01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5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6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7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28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9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30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2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3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34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5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6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38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0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3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4" style:family="graphic">
      <style:graphic-properties style:writing-mode="lr-tb" loext:decorative="false"/>
    </style:style>
    <style:style style:name="gr14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6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7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48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49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50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3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174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5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3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0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0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1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2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4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9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0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1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2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3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4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325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6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7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8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9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0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1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2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3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4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</style:style>
    <style:style style:name="P3" style:family="paragraph">
      <loext:graphic-properties draw:fill="solid" draw:fill-color="#ccffff"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2" style:family="paragraph">
      <loext:graphic-properties draw:fill="hatch" draw:fill-hatch-name="Black_20_90_20_Degrees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solid" draw:fill-color="#808000"/>
      <style:paragraph-properties fo:text-align="center"/>
    </style:style>
    <style:style style:name="P25" style:family="paragraph">
      <loext:graphic-properties draw:fill="solid" draw:fill-color="#8000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hatch" draw:fill-color="#c0c0c0" draw:fill-hatch-name="Hatch15" draw:fill-hatch-solid="true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33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34" style:family="paragraph">
      <style:text-properties fo:font-weight="normal"/>
    </style:style>
    <style:style style:name="P3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6" style:family="paragraph">
      <loext:graphic-properties draw:fill="none"/>
      <style:paragraph-properties fo:text-align="justify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6.4cm" svg:y1="6.101cm" svg:x2="5.8cm" svg:y2="6.101cm">
            <text:p/>
          </draw:line>
          <draw:line draw:style-name="gr3" draw:text-style-name="P1" draw:layer="layout" svg:x1="6.4cm" svg:y1="6.15cm" svg:x2="5.8cm" svg:y2="6.15cm">
            <text:p/>
          </draw:line>
          <draw:line draw:style-name="gr4" draw:text-style-name="P1" draw:layer="layout" svg:x1="6.4cm" svg:y1="6.051cm" svg:x2="5.804cm" svg:y2="6.05cm">
            <text:p/>
          </draw:line>
          <draw:line draw:style-name="gr5" draw:text-style-name="P1" draw:layer="layout" svg:x1="6.4cm" svg:y1="6.2cm" svg:x2="5.8cm" svg:y2="6.2cm">
            <text:p/>
          </draw:line>
        </draw:g>
        <draw:g draw:style-name="gr1">
          <draw:line draw:style-name="gr2" draw:text-style-name="P1" draw:layer="layout" svg:x1="5.6cm" svg:y1="9.751cm" svg:x2="5.3cm" svg:y2="9.751cm">
            <text:p/>
          </draw:line>
          <draw:line draw:style-name="gr3" draw:text-style-name="P1" draw:layer="layout" svg:x1="5.6cm" svg:y1="9.8cm" svg:x2="5.3cm" svg:y2="9.8cm">
            <text:p/>
          </draw:line>
          <draw:line draw:style-name="gr4" draw:text-style-name="P1" draw:layer="layout" svg:x1="5.6cm" svg:y1="9.701cm" svg:x2="5.302cm" svg:y2="9.7cm">
            <text:p/>
          </draw:line>
          <draw:line draw:style-name="gr5" draw:text-style-name="P1" draw:layer="layout" svg:x1="5.6cm" svg:y1="9.85cm" svg:x2="5.3cm" svg:y2="9.85cm">
            <text:p/>
          </draw:line>
        </draw:g>
        <draw:rect draw:style-name="gr6" draw:text-style-name="P2" draw:layer="layout" svg:width="1cm" svg:height="0.6cm" svg:x="10.4cm" svg:y="5.8cm">
          <text:p/>
        </draw:rect>
        <draw:rect draw:style-name="gr6" draw:text-style-name="P2" draw:layer="layout" svg:width="1.2cm" svg:height="0.6cm" svg:x="13cm" svg:y="5.8cm">
          <text:p/>
        </draw:rect>
        <draw:rect draw:style-name="gr6" draw:text-style-name="P2" draw:layer="layout" svg:width="1cm" svg:height="0.6cm" svg:x="7.8cm" svg:y="5.8cm">
          <text:p/>
        </draw:rect>
        <draw:rect draw:style-name="gr7" draw:text-style-name="P3" draw:layer="layout" svg:width="1.6cm" svg:height="1.8cm" svg:x="9.5cm" svg:y="23.6cm">
          <text:p/>
        </draw:rect>
        <draw:rect draw:style-name="gr7" draw:text-style-name="P3" draw:layer="layout" svg:width="1.6cm" svg:height="1.8cm" svg:x="6.9cm" svg:y="23.6cm">
          <text:p/>
        </draw:rect>
        <draw:frame draw:style-name="gr8" draw:text-style-name="P4" draw:layer="layout" svg:width="8.7cm" svg:height="0.3cm" svg:x="2.1cm" svg:y="28.3cm">
          <draw:text-box>
            <text:p><text:file-name text:display="full">G:\github\RCC5V\examples\blocktester\odg\Blocktester_I2C_250321.odg</text:file-name></text:p>
          </draw:text-box>
        </draw:frame>
        <draw:g draw:style-name="gr1">
          <draw:rect draw:style-name="gr9" draw:text-style-name="P5" draw:layer="layout" svg:width="0.6cm" svg:height="1cm" draw:transform="rotate (-1.5707963267949) translate (10.8cm 24.7cm)">
            <text:p/>
          </draw:rect>
          <draw:rect draw:style-name="gr10" draw:text-style-name="P6" draw:layer="layout" svg:width="0.5cm" svg:height="0.9cm" draw:transform="rotate (-1.5707963267949) translate (10.75cm 24.75cm)">
            <text:p/>
          </draw:rect>
          <draw:rect draw:style-name="gr11" draw:text-style-name="P7" draw:layer="layout" svg:width="0.05cm" svg:height="0.3cm" draw:transform="rotate (-1.5707963267949) translate (10.45cm 25.25cm)">
            <text:p/>
          </draw:rect>
          <draw:circle draw:style-name="gr12" draw:text-style-name="P8" draw:layer="layout" svg:width="0.12cm" svg:height="0.12cm" draw:transform="rotate (-1.5707963267949) translate (10.16cm 25.04cm)">
            <text:p/>
          </draw:circle>
          <draw:circle draw:style-name="gr13" draw:text-style-name="P8" draw:layer="layout" svg:width="0.12cm" svg:height="0.12cm" draw:transform="rotate (-1.5707963267949) translate (10.36cm 25.04cm)">
            <text:p/>
          </draw:circle>
          <draw:circle draw:style-name="gr14" draw:text-style-name="P8" draw:layer="layout" svg:width="0.12cm" svg:height="0.12cm" draw:transform="rotate (-1.5707963267949) translate (10.56cm 25.04cm)">
            <text:p/>
          </draw:circle>
          <draw:circle draw:style-name="gr15" draw:text-style-name="P8" draw:layer="layout" svg:width="0.12cm" svg:height="0.12cm" draw:transform="rotate (-1.5707963267949) translate (10.16cm 24.84cm)">
            <text:p/>
          </draw:circle>
          <draw:circle draw:style-name="gr16" draw:text-style-name="P8" draw:layer="layout" svg:width="0.12cm" svg:height="0.12cm" draw:transform="rotate (-1.5707963267949) translate (10.36cm 24.84cm)">
            <text:p/>
          </draw:circle>
          <draw:circle draw:style-name="gr17" draw:text-style-name="P8" draw:layer="layout" svg:width="0.12cm" svg:height="0.12cm" draw:transform="rotate (-1.5707963267949) translate (10.56cm 24.84cm)">
            <text:p/>
          </draw:circle>
        </draw:g>
        <draw:rect draw:style-name="gr18" draw:text-style-name="P5" draw:layer="layout" svg:width="0.6cm" svg:height="1.4cm" draw:transform="rotate (-1.5707963267949) translate (11cm 23.7cm)">
          <text:p/>
        </draw:rect>
        <draw:rect draw:style-name="gr19" draw:text-style-name="P6" draw:layer="layout" svg:width="0.5cm" svg:height="1.3cm" draw:transform="rotate (-1.5707963267949) translate (10.95cm 23.75cm)">
          <text:p/>
        </draw:rect>
        <draw:rect draw:style-name="gr20" draw:text-style-name="P7" draw:layer="layout" svg:width="0.05cm" svg:height="0.3cm" draw:transform="rotate (-1.5707963267949) translate (10.45cm 24.25cm)">
          <text:p/>
        </draw:rect>
        <draw:circle draw:style-name="gr21" draw:text-style-name="P8" draw:layer="layout" svg:width="0.12cm" svg:height="0.12cm" draw:transform="rotate (-1.5707963267949) translate (9.96cm 24.04cm)">
          <text:p/>
        </draw:circle>
        <draw:circle draw:style-name="gr22" draw:text-style-name="P8" draw:layer="layout" svg:width="0.12cm" svg:height="0.12cm" draw:transform="rotate (-1.5707963267949) translate (10.16cm 24.04cm)">
          <text:p/>
        </draw:circle>
        <draw:circle draw:style-name="gr23" draw:text-style-name="P7" draw:layer="layout" svg:width="0.12cm" svg:height="0.12cm" draw:transform="rotate (-1.5707963267949) translate (10.36cm 24.04cm)">
          <text:p/>
        </draw:circle>
        <draw:circle draw:style-name="gr24" draw:text-style-name="P8" draw:layer="layout" svg:width="0.12cm" svg:height="0.12cm" draw:transform="rotate (-1.5707963267949) translate (9.96cm 23.84cm)">
          <text:p/>
        </draw:circle>
        <draw:circle draw:style-name="gr25" draw:text-style-name="P8" draw:layer="layout" svg:width="0.12cm" svg:height="0.12cm" draw:transform="rotate (-1.5707963267949) translate (10.16cm 23.84cm)">
          <text:p/>
        </draw:circle>
        <draw:circle draw:style-name="gr26" draw:text-style-name="P9" draw:layer="layout" svg:width="0.12cm" svg:height="0.12cm" draw:transform="rotate (-1.5707963267949) translate (10.36cm 23.84cm)">
          <text:p/>
        </draw:circle>
        <draw:circle draw:style-name="gr27" draw:text-style-name="P8" draw:layer="layout" svg:width="0.12cm" svg:height="0.12cm" draw:transform="rotate (-1.5707963267949) translate (10.56cm 24.04cm)">
          <text:p/>
        </draw:circle>
        <draw:circle draw:style-name="gr28" draw:text-style-name="P8" draw:layer="layout" svg:width="0.12cm" svg:height="0.12cm" draw:transform="rotate (-1.5707963267949) translate (10.76cm 24.04cm)">
          <text:p/>
        </draw:circle>
        <draw:circle draw:style-name="gr29" draw:text-style-name="P8" draw:layer="layout" svg:width="0.12cm" svg:height="0.12cm" draw:transform="rotate (-1.5707963267949) translate (10.56cm 23.84cm)">
          <text:p/>
        </draw:circle>
        <draw:circle draw:style-name="gr30" draw:text-style-name="P8" draw:layer="layout" svg:width="0.12cm" svg:height="0.12cm" draw:transform="rotate (-1.5707963267949) translate (10.76cm 23.84cm)">
          <text:p/>
        </draw:circle>
        <draw:frame draw:style-name="gr31" draw:text-style-name="P10" draw:layer="layout" svg:width="0.6cm" svg:height="0.379cm" svg:x="10cm" svg:y="24.321cm">
          <draw:text-box>
            <text:p><text:span text:style-name="T1">W2</text:span></text:p>
          </draw:text-box>
        </draw:frame>
        <draw:line draw:style-name="gr32" draw:text-style-name="P1" draw:layer="layout" svg:x1="10.5cm" svg:y1="25.1cm" svg:x2="10.5cm" svg:y2="25.9cm">
          <text:p/>
        </draw:line>
        <draw:line draw:style-name="gr32" draw:text-style-name="P1" draw:layer="layout" svg:x1="10.1cm" svg:y1="25.1cm" svg:x2="10.1cm" svg:y2="25.9cm">
          <text:p/>
        </draw:line>
        <draw:line draw:style-name="gr33" draw:text-style-name="P1" draw:layer="layout" svg:x1="10.3cm" svg:y1="25.1cm" svg:x2="10.3cm" svg:y2="25.9cm">
          <text:p/>
        </draw:line>
        <draw:circle draw:style-name="gr34" draw:text-style-name="P11" draw:layer="layout" svg:width="0.1cm" svg:height="0.1cm" draw:transform="rotate (-3.14159265358979) translate (10.355cm 26cm)">
          <text:p/>
        </draw:circle>
        <draw:circle draw:style-name="gr34" draw:text-style-name="P11" draw:layer="layout" svg:width="0.1cm" svg:height="0.1cm" draw:transform="rotate (-3.14159265358979) translate (10.555cm 26cm)">
          <text:p/>
        </draw:circle>
        <draw:circle draw:style-name="gr34" draw:text-style-name="P11" draw:layer="layout" svg:width="0.1cm" svg:height="0.1cm" draw:transform="rotate (-3.14159265358979) translate (10.155cm 26cm)">
          <text:p/>
        </draw:circle>
        <draw:line draw:style-name="gr32" draw:text-style-name="P1" draw:layer="layout" svg:x1="10.5cm" svg:y1="26.2cm" svg:x2="10.5cm" svg:y2="26cm">
          <text:p/>
        </draw:line>
        <draw:line draw:style-name="gr32" draw:text-style-name="P1" draw:layer="layout" svg:x1="10.1cm" svg:y1="26.2cm" svg:x2="10.1cm" svg:y2="26cm">
          <text:p/>
        </draw:line>
        <draw:line draw:style-name="gr33" draw:text-style-name="P1" draw:layer="layout" svg:x1="10.3cm" svg:y1="26.2cm" svg:x2="10.3cm" svg:y2="26cm">
          <text:p/>
        </draw:line>
        <draw:line draw:style-name="gr35" draw:text-style-name="P12" draw:layer="layout" svg:x1="9.201cm" svg:y1="21.61cm" svg:x2="9.905cm" svg:y2="21.605cm">
          <text:p/>
        </draw:line>
        <draw:line draw:style-name="gr36" draw:text-style-name="P12" draw:layer="layout" svg:x1="9.905cm" svg:y1="21.905cm" svg:x2="9.201cm" svg:y2="21.91cm">
          <text:p/>
        </draw:line>
        <draw:line draw:style-name="gr37" draw:text-style-name="P12" draw:layer="layout" svg:x1="9.198cm" svg:y1="21.308cm" svg:x2="9.905cm" svg:y2="21.305cm">
          <text:p/>
        </draw:line>
        <draw:line draw:style-name="gr38" draw:text-style-name="P12" draw:layer="layout" svg:x1="9.905cm" svg:y1="21.005cm" svg:x2="9.201cm" svg:y2="21.01cm">
          <text:p/>
        </draw:line>
        <draw:line draw:style-name="gr39" draw:text-style-name="P12" draw:layer="layout" svg:x1="6cm" svg:y1="21.61cm" svg:x2="6.7cm" svg:y2="21.61cm">
          <text:p/>
        </draw:line>
        <draw:line draw:style-name="gr40" draw:text-style-name="P12" draw:layer="layout" svg:x1="6.697cm" svg:y1="21.908cm" svg:x2="6cm" svg:y2="21.91cm">
          <text:p/>
        </draw:line>
        <draw:line draw:style-name="gr41" draw:text-style-name="P12" draw:layer="layout" svg:x1="6.9cm" svg:y1="22.01cm" svg:x2="6.9cm" svg:y2="22.21cm">
          <text:p/>
        </draw:line>
        <draw:line draw:style-name="gr42" draw:text-style-name="P12" draw:layer="layout" svg:x1="7.205cm" svg:y1="22.005cm" svg:x2="7.205cm" svg:y2="22.205cm">
          <text:p/>
        </draw:line>
        <draw:line draw:style-name="gr43" draw:text-style-name="P12" draw:layer="layout" svg:x1="7.5cm" svg:y1="22.01cm" svg:x2="7.5cm" svg:y2="22.21cm">
          <text:p/>
        </draw:line>
        <draw:line draw:style-name="gr44" draw:text-style-name="P12" draw:layer="layout" svg:x1="7.8cm" svg:y1="22.01cm" svg:x2="7.8cm" svg:y2="22.21cm">
          <text:p/>
        </draw:line>
        <draw:frame draw:style-name="gr45" draw:text-style-name="P14" draw:layer="layout" svg:width="1.9cm" svg:height="0.35cm" svg:x="7.005cm" svg:y="20.96cm">
          <draw:text-box>
            <text:p text:style-name="P13"><text:span text:style-name="T2">PCF8574-Board</text:span></text:p>
          </draw:text-box>
        </draw:frame>
        <draw:frame draw:style-name="gr46" draw:text-style-name="P15" draw:layer="layout" svg:width="0.24cm" svg:height="0.27cm" svg:x="7.085cm" svg:y="21.705cm">
          <draw:text-box>
            <text:p text:style-name="P13"><text:span text:style-name="T3">P6</text:span></text:p>
          </draw:text-box>
        </draw:frame>
        <draw:line draw:style-name="gr47" draw:text-style-name="P12" draw:layer="layout" svg:x1="8.1cm" svg:y1="22.01cm" svg:x2="8.1cm" svg:y2="22.21cm">
          <text:p/>
        </draw:line>
        <draw:line draw:style-name="gr48" draw:text-style-name="P12" draw:layer="layout" svg:x1="8.4cm" svg:y1="22.01cm" svg:x2="8.4cm" svg:y2="22.21cm">
          <text:p/>
        </draw:line>
        <draw:line draw:style-name="gr49" draw:text-style-name="P12" draw:layer="layout" svg:x1="8.7cm" svg:y1="22.01cm" svg:x2="8.7cm" svg:y2="22.21cm">
          <text:p/>
        </draw:line>
        <draw:line draw:style-name="gr50" draw:text-style-name="P12" draw:layer="layout" svg:x1="9cm" svg:y1="22.01cm" svg:x2="9cm" svg:y2="22.21cm">
          <text:p/>
        </draw:line>
        <draw:frame draw:style-name="gr51" draw:text-style-name="P14" draw:layer="layout" svg:width="2.1cm" svg:height="0.35cm" svg:x="6.9cm" svg:y="21.355cm">
          <draw:text-box>
            <text:p text:style-name="P13"><text:span text:style-name="T2">pcf8574_out: 0x20</text:span></text:p>
          </draw:text-box>
        </draw:frame>
        <draw:polyline draw:style-name="gr52" draw:text-style-name="P12" draw:layer="layout" svg:width="2.099cm" svg:height="0.399cm" svg:x="6.905cm" svg:y="20.905cm" svg:viewBox="0 0 2100 400" draw:points="2100,0 2100,400 0,400 0,0">
          <text:p/>
        </draw:polyline>
        <draw:frame draw:style-name="gr53" draw:text-style-name="P16" draw:layer="layout" svg:width="0.5cm" svg:height="0.3cm" svg:x="9.3cm" svg:y="21.05cm">
          <draw:text-box>
            <text:p text:style-name="P13"><text:span text:style-name="T4">GND</text:span></text:p>
          </draw:text-box>
        </draw:frame>
        <draw:line draw:style-name="gr54" draw:text-style-name="P12" draw:layer="layout" svg:x1="12.4cm" svg:y1="21.61cm" svg:x2="13.1cm" svg:y2="21.61cm">
          <text:p/>
        </draw:line>
        <draw:line draw:style-name="gr55" draw:text-style-name="P12" draw:layer="layout" svg:x1="13.1cm" svg:y1="21.91cm" svg:x2="12.4cm" svg:y2="21.91cm">
          <text:p/>
        </draw:line>
        <draw:line draw:style-name="gr56" draw:text-style-name="P12" draw:layer="layout" svg:x1="12.397cm" svg:y1="21.308cm" svg:x2="13.1cm" svg:y2="21.31cm">
          <text:p/>
        </draw:line>
        <draw:line draw:style-name="gr57" draw:text-style-name="P12" draw:layer="layout" svg:x1="13.1cm" svg:y1="21.01cm" svg:x2="12.4cm" svg:y2="21.01cm">
          <text:p/>
        </draw:line>
        <draw:frame draw:style-name="gr58" draw:text-style-name="P17" draw:layer="layout" svg:width="0.4cm" svg:height="0.35cm" svg:x="9.3cm" svg:y="20.7cm">
          <draw:text-box>
            <text:p text:style-name="P13"><text:span text:style-name="T5">+5V</text:span></text:p>
          </draw:text-box>
        </draw:frame>
        <draw:frame draw:style-name="gr59" draw:text-style-name="P16" draw:layer="layout" svg:width="0.5cm" svg:height="0.3cm" svg:x="12.5cm" svg:y="21.05cm">
          <draw:text-box>
            <text:p text:style-name="P13"><text:span text:style-name="T4">GND</text:span></text:p>
          </draw:text-box>
        </draw:frame>
        <draw:frame draw:style-name="gr60" draw:text-style-name="P18" draw:layer="layout" svg:width="0.5cm" svg:height="0.26cm" svg:x="12.5cm" svg:y="21.66cm">
          <draw:text-box>
            <text:p text:style-name="P13"><text:span text:style-name="T6">SCL</text:span></text:p>
          </draw:text-box>
        </draw:frame>
        <draw:frame draw:style-name="gr61" draw:text-style-name="P19" draw:layer="layout" svg:width="0.5cm" svg:height="0.24cm" svg:x="12.5cm" svg:y="21.38cm">
          <draw:text-box>
            <text:p text:style-name="P13"><text:span text:style-name="T7">SDA</text:span></text:p>
          </draw:text-box>
        </draw:frame>
        <draw:frame draw:style-name="gr62" draw:text-style-name="P17" draw:layer="layout" svg:width="0.4cm" svg:height="0.35cm" svg:x="12.5cm" svg:y="20.7cm">
          <draw:text-box>
            <text:p text:style-name="P13"><text:span text:style-name="T5">+5V</text:span></text:p>
          </draw:text-box>
        </draw:frame>
        <draw:rect draw:style-name="gr63" draw:text-style-name="P20" draw:layer="layout" svg:width="2.5cm" svg:height="1.1cm" svg:x="6.705cm" svg:y="20.91cm">
          <text:p/>
        </draw:rect>
        <draw:frame draw:style-name="gr64" draw:text-style-name="P18" draw:layer="layout" svg:width="0.5cm" svg:height="0.28cm" svg:x="6.107cm" svg:y="21.67cm">
          <draw:text-box>
            <text:p text:style-name="P13"><text:span text:style-name="T6">SCL</text:span></text:p>
          </draw:text-box>
        </draw:frame>
        <draw:frame draw:style-name="gr65" draw:text-style-name="P19" draw:layer="layout" svg:width="0.5cm" svg:height="0.28cm" svg:x="6.107cm" svg:y="21.367cm">
          <draw:text-box>
            <text:p text:style-name="P13"><text:span text:style-name="T7">SDA</text:span></text:p>
          </draw:text-box>
        </draw:frame>
        <draw:line draw:style-name="gr66" draw:text-style-name="P12" draw:layer="layout" svg:x1="6cm" svg:y1="21.31cm" svg:x2="6.7cm" svg:y2="21.31cm">
          <text:p/>
        </draw:line>
        <draw:line draw:style-name="gr67" draw:text-style-name="P12" draw:layer="layout" svg:x1="6.7cm" svg:y1="21cm" svg:x2="6cm" svg:y2="21cm">
          <text:p/>
        </draw:line>
        <draw:frame draw:style-name="gr68" draw:text-style-name="P16" draw:layer="layout" svg:width="0.5cm" svg:height="0.3cm" svg:x="6.1cm" svg:y="21.05cm">
          <draw:text-box>
            <text:p text:style-name="P13"><text:span text:style-name="T4">GND</text:span></text:p>
          </draw:text-box>
        </draw:frame>
        <draw:frame draw:style-name="gr69" draw:text-style-name="P17" draw:layer="layout" svg:width="0.4cm" svg:height="0.35cm" svg:x="6.1cm" svg:y="20.7cm">
          <draw:text-box>
            <text:p text:style-name="P13"><text:span text:style-name="T5">+5V</text:span></text:p>
          </draw:text-box>
        </draw:frame>
        <draw:frame draw:style-name="gr70" draw:text-style-name="P19" draw:layer="layout" svg:width="0.5cm" svg:height="0.28cm" svg:x="9.307cm" svg:y="21.367cm">
          <draw:text-box>
            <text:p text:style-name="P13"><text:span text:style-name="T7">SDA</text:span></text:p>
          </draw:text-box>
        </draw:frame>
        <draw:frame draw:style-name="gr71" draw:text-style-name="P18" draw:layer="layout" svg:width="0.5cm" svg:height="0.28cm" svg:x="9.307cm" svg:y="21.67cm">
          <draw:text-box>
            <text:p text:style-name="P13"><text:span text:style-name="T6">SCL</text:span></text:p>
          </draw:text-box>
        </draw:frame>
        <draw:frame draw:style-name="gr72" draw:text-style-name="P15" draw:layer="layout" svg:width="0.24cm" svg:height="0.27cm" svg:x="6.785cm" svg:y="21.705cm">
          <draw:text-box>
            <text:p text:style-name="P13"><text:span text:style-name="T3">P7</text:span></text:p>
          </draw:text-box>
        </draw:frame>
        <draw:frame draw:style-name="gr73" draw:text-style-name="P15" draw:layer="layout" svg:width="0.24cm" svg:height="0.27cm" svg:x="7.385cm" svg:y="21.705cm">
          <draw:text-box>
            <text:p text:style-name="P13"><text:span text:style-name="T3">P5</text:span></text:p>
          </draw:text-box>
        </draw:frame>
        <draw:frame draw:style-name="gr74" draw:text-style-name="P15" draw:layer="layout" svg:width="0.24cm" svg:height="0.27cm" svg:x="7.685cm" svg:y="21.705cm">
          <draw:text-box>
            <text:p text:style-name="P13"><text:span text:style-name="T3">P4</text:span></text:p>
          </draw:text-box>
        </draw:frame>
        <draw:frame draw:style-name="gr75" draw:text-style-name="P15" draw:layer="layout" svg:width="0.24cm" svg:height="0.27cm" svg:x="7.985cm" svg:y="21.705cm">
          <draw:text-box>
            <text:p text:style-name="P13"><text:span text:style-name="T3">P3</text:span></text:p>
          </draw:text-box>
        </draw:frame>
        <draw:frame draw:style-name="gr76" draw:text-style-name="P15" draw:layer="layout" svg:width="0.24cm" svg:height="0.27cm" svg:x="8.285cm" svg:y="21.705cm">
          <draw:text-box>
            <text:p text:style-name="P13"><text:span text:style-name="T3">P2</text:span></text:p>
          </draw:text-box>
        </draw:frame>
        <draw:frame draw:style-name="gr77" draw:text-style-name="P15" draw:layer="layout" svg:width="0.24cm" svg:height="0.27cm" svg:x="8.585cm" svg:y="21.705cm">
          <draw:text-box>
            <text:p text:style-name="P13"><text:span text:style-name="T3">P1</text:span></text:p>
          </draw:text-box>
        </draw:frame>
        <draw:frame draw:style-name="gr78" draw:text-style-name="P15" draw:layer="layout" svg:width="0.24cm" svg:height="0.27cm" svg:x="8.885cm" svg:y="21.705cm">
          <draw:text-box>
            <text:p text:style-name="P13"><text:span text:style-name="T3">P0</text:span></text:p>
          </draw:text-box>
        </draw:frame>
        <draw:line draw:style-name="gr79" draw:text-style-name="P12" draw:layer="layout" svg:x1="10.1cm" svg:y1="22.01cm" svg:x2="10.1cm" svg:y2="22.21cm">
          <text:p/>
        </draw:line>
        <draw:line draw:style-name="gr80" draw:text-style-name="P12" draw:layer="layout" svg:x1="10.405cm" svg:y1="22.005cm" svg:x2="10.405cm" svg:y2="22.205cm">
          <text:p/>
        </draw:line>
        <draw:line draw:style-name="gr81" draw:text-style-name="P12" draw:layer="layout" svg:x1="10.7cm" svg:y1="22.01cm" svg:x2="10.7cm" svg:y2="22.21cm">
          <text:p/>
        </draw:line>
        <draw:line draw:style-name="gr82" draw:text-style-name="P12" draw:layer="layout" svg:x1="11cm" svg:y1="22.01cm" svg:x2="11cm" svg:y2="22.21cm">
          <text:p/>
        </draw:line>
        <draw:frame draw:style-name="gr83" draw:text-style-name="P14" draw:layer="layout" svg:width="1.9cm" svg:height="0.35cm" svg:x="10.205cm" svg:y="20.96cm">
          <draw:text-box>
            <text:p text:style-name="P13"><text:span text:style-name="T2">PCF8574-Board</text:span></text:p>
          </draw:text-box>
        </draw:frame>
        <draw:frame draw:style-name="gr84" draw:text-style-name="P15" draw:layer="layout" svg:width="0.24cm" svg:height="0.27cm" svg:x="10.285cm" svg:y="21.705cm">
          <draw:text-box>
            <text:p text:style-name="P13"><text:span text:style-name="T3">P6</text:span></text:p>
          </draw:text-box>
        </draw:frame>
        <draw:line draw:style-name="gr85" draw:text-style-name="P12" draw:layer="layout" svg:x1="11.3cm" svg:y1="22.01cm" svg:x2="11.3cm" svg:y2="22.21cm">
          <text:p/>
        </draw:line>
        <draw:line draw:style-name="gr86" draw:text-style-name="P12" draw:layer="layout" svg:x1="11.6cm" svg:y1="22.01cm" svg:x2="11.6cm" svg:y2="22.21cm">
          <text:p/>
        </draw:line>
        <draw:line draw:style-name="gr87" draw:text-style-name="P12" draw:layer="layout" svg:x1="11.9cm" svg:y1="22.01cm" svg:x2="11.9cm" svg:y2="22.21cm">
          <text:p/>
        </draw:line>
        <draw:line draw:style-name="gr88" draw:text-style-name="P12" draw:layer="layout" svg:x1="12.2cm" svg:y1="22.01cm" svg:x2="12.2cm" svg:y2="22.21cm">
          <text:p/>
        </draw:line>
        <draw:frame draw:style-name="gr89" draw:text-style-name="P14" draw:layer="layout" svg:width="2.1cm" svg:height="0.35cm" svg:x="10.1cm" svg:y="21.355cm">
          <draw:text-box>
            <text:p text:style-name="P13"><text:span text:style-name="T2">pcf8574_in: 0x21</text:span></text:p>
          </draw:text-box>
        </draw:frame>
        <draw:polyline draw:style-name="gr90" draw:text-style-name="P12" draw:layer="layout" svg:width="2.099cm" svg:height="0.399cm" svg:x="10.105cm" svg:y="20.905cm" svg:viewBox="0 0 2100 400" draw:points="2100,0 2100,400 0,400 0,0">
          <text:p/>
        </draw:polyline>
        <draw:rect draw:style-name="gr91" draw:text-style-name="P20" draw:layer="layout" svg:width="2.5cm" svg:height="1.1cm" svg:x="9.905cm" svg:y="20.91cm">
          <text:p/>
        </draw:rect>
        <draw:frame draw:style-name="gr92" draw:text-style-name="P15" draw:layer="layout" svg:width="0.24cm" svg:height="0.27cm" svg:x="9.985cm" svg:y="21.705cm">
          <draw:text-box>
            <text:p text:style-name="P13"><text:span text:style-name="T3">P7</text:span></text:p>
          </draw:text-box>
        </draw:frame>
        <draw:frame draw:style-name="gr93" draw:text-style-name="P15" draw:layer="layout" svg:width="0.24cm" svg:height="0.27cm" svg:x="10.585cm" svg:y="21.705cm">
          <draw:text-box>
            <text:p text:style-name="P13"><text:span text:style-name="T3">P5</text:span></text:p>
          </draw:text-box>
        </draw:frame>
        <draw:frame draw:style-name="gr94" draw:text-style-name="P15" draw:layer="layout" svg:width="0.24cm" svg:height="0.27cm" svg:x="10.885cm" svg:y="21.705cm">
          <draw:text-box>
            <text:p text:style-name="P13"><text:span text:style-name="T3">P4</text:span></text:p>
          </draw:text-box>
        </draw:frame>
        <draw:frame draw:style-name="gr95" draw:text-style-name="P15" draw:layer="layout" svg:width="0.24cm" svg:height="0.27cm" svg:x="11.185cm" svg:y="21.705cm">
          <draw:text-box>
            <text:p text:style-name="P13"><text:span text:style-name="T3">P3</text:span></text:p>
          </draw:text-box>
        </draw:frame>
        <draw:frame draw:style-name="gr96" draw:text-style-name="P15" draw:layer="layout" svg:width="0.24cm" svg:height="0.27cm" svg:x="11.485cm" svg:y="21.705cm">
          <draw:text-box>
            <text:p text:style-name="P13"><text:span text:style-name="T3">P2</text:span></text:p>
          </draw:text-box>
        </draw:frame>
        <draw:frame draw:style-name="gr97" draw:text-style-name="P15" draw:layer="layout" svg:width="0.24cm" svg:height="0.27cm" svg:x="11.785cm" svg:y="21.705cm">
          <draw:text-box>
            <text:p text:style-name="P13"><text:span text:style-name="T3">P1</text:span></text:p>
          </draw:text-box>
        </draw:frame>
        <draw:frame draw:style-name="gr98" draw:text-style-name="P15" draw:layer="layout" svg:width="0.24cm" svg:height="0.27cm" svg:x="12.085cm" svg:y="21.705cm">
          <draw:text-box>
            <text:p text:style-name="P13"><text:span text:style-name="T3">P0</text:span></text:p>
          </draw:text-box>
        </draw:frame>
        <draw:frame draw:style-name="gr99" draw:text-style-name="P15" draw:layer="layout" svg:width="0.115cm" svg:height="0.27cm" svg:x="9.885cm" svg:y="25.005cm">
          <draw:text-box>
            <text:p text:style-name="P13"><text:span text:style-name="T3">1</text:span></text:p>
          </draw:text-box>
        </draw:frame>
        <draw:g draw:style-name="gr1">
          <draw:polygon draw:style-name="gr100" draw:text-style-name="P21" draw:layer="layout" svg:width="0.899cm" svg:height="0.399cm" svg:x="7.7cm" svg:y="26.4cm" svg:viewBox="0 0 900 400" draw:points="900,400 900,0 0,0 0,400">
            <text:p/>
          </draw:polygon>
          <draw:line draw:style-name="gr101" draw:text-style-name="P22" draw:layer="layout" svg:x1="8.6cm" svg:y1="26.7cm" svg:x2="7.7cm" svg:y2="26.7cm">
            <text:p/>
          </draw:line>
          <draw:line draw:style-name="gr101" draw:text-style-name="P22" draw:layer="layout" svg:x1="8.6cm" svg:y1="26.5cm" svg:x2="7.7cm" svg:y2="26.5cm">
            <text:p/>
          </draw:line>
        </draw:g>
        <draw:g draw:style-name="gr1">
          <draw:rect draw:style-name="gr102" draw:text-style-name="P5" draw:layer="layout" svg:width="0.6cm" svg:height="1cm" draw:transform="rotate (-1.5707963267949) translate (8.2cm 24.7cm)">
            <text:p/>
          </draw:rect>
          <draw:rect draw:style-name="gr103" draw:text-style-name="P6" draw:layer="layout" svg:width="0.5cm" svg:height="0.9cm" draw:transform="rotate (-1.5707963267949) translate (8.15cm 24.75cm)">
            <text:p/>
          </draw:rect>
          <draw:rect draw:style-name="gr104" draw:text-style-name="P7" draw:layer="layout" svg:width="0.05cm" svg:height="0.3cm" draw:transform="rotate (-1.5707963267949) translate (7.85cm 25.25cm)">
            <text:p/>
          </draw:rect>
          <draw:circle draw:style-name="gr105" draw:text-style-name="P8" draw:layer="layout" svg:width="0.12cm" svg:height="0.12cm" draw:transform="rotate (-1.5707963267949) translate (7.56cm 25.04cm)">
            <text:p/>
          </draw:circle>
          <draw:circle draw:style-name="gr106" draw:text-style-name="P8" draw:layer="layout" svg:width="0.12cm" svg:height="0.12cm" draw:transform="rotate (-1.5707963267949) translate (7.76cm 25.04cm)">
            <text:p/>
          </draw:circle>
          <draw:circle draw:style-name="gr107" draw:text-style-name="P8" draw:layer="layout" svg:width="0.12cm" svg:height="0.12cm" draw:transform="rotate (-1.5707963267949) translate (7.96cm 25.04cm)">
            <text:p/>
          </draw:circle>
          <draw:circle draw:style-name="gr108" draw:text-style-name="P8" draw:layer="layout" svg:width="0.12cm" svg:height="0.12cm" draw:transform="rotate (-1.5707963267949) translate (7.56cm 24.84cm)">
            <text:p/>
          </draw:circle>
          <draw:circle draw:style-name="gr109" draw:text-style-name="P8" draw:layer="layout" svg:width="0.12cm" svg:height="0.12cm" draw:transform="rotate (-1.5707963267949) translate (7.76cm 24.84cm)">
            <text:p/>
          </draw:circle>
          <draw:circle draw:style-name="gr110" draw:text-style-name="P8" draw:layer="layout" svg:width="0.12cm" svg:height="0.12cm" draw:transform="rotate (-1.5707963267949) translate (7.96cm 24.84cm)">
            <text:p/>
          </draw:circle>
        </draw:g>
        <draw:rect draw:style-name="gr111" draw:text-style-name="P5" draw:layer="layout" svg:width="0.6cm" svg:height="1.4cm" draw:transform="rotate (-1.5707963267949) translate (8.4cm 23.7cm)">
          <text:p/>
        </draw:rect>
        <draw:rect draw:style-name="gr112" draw:text-style-name="P6" draw:layer="layout" svg:width="0.5cm" svg:height="1.3cm" draw:transform="rotate (-1.5707963267949) translate (8.35cm 23.75cm)">
          <text:p/>
        </draw:rect>
        <draw:rect draw:style-name="gr113" draw:text-style-name="P7" draw:layer="layout" svg:width="0.05cm" svg:height="0.3cm" draw:transform="rotate (-1.5707963267949) translate (7.85cm 24.25cm)">
          <text:p/>
        </draw:rect>
        <draw:circle draw:style-name="gr114" draw:text-style-name="P8" draw:layer="layout" svg:width="0.12cm" svg:height="0.12cm" draw:transform="rotate (-1.5707963267949) translate (7.36cm 24.04cm)">
          <text:p/>
        </draw:circle>
        <draw:circle draw:style-name="gr115" draw:text-style-name="P8" draw:layer="layout" svg:width="0.12cm" svg:height="0.12cm" draw:transform="rotate (-1.5707963267949) translate (7.56cm 24.04cm)">
          <text:p/>
        </draw:circle>
        <draw:circle draw:style-name="gr116" draw:text-style-name="P7" draw:layer="layout" svg:width="0.12cm" svg:height="0.12cm" draw:transform="rotate (-1.5707963267949) translate (7.76cm 24.04cm)">
          <text:p/>
        </draw:circle>
        <draw:circle draw:style-name="gr117" draw:text-style-name="P8" draw:layer="layout" svg:width="0.12cm" svg:height="0.12cm" draw:transform="rotate (-1.5707963267949) translate (7.36cm 23.84cm)">
          <text:p/>
        </draw:circle>
        <draw:circle draw:style-name="gr118" draw:text-style-name="P8" draw:layer="layout" svg:width="0.12cm" svg:height="0.12cm" draw:transform="rotate (-1.5707963267949) translate (7.56cm 23.84cm)">
          <text:p/>
        </draw:circle>
        <draw:circle draw:style-name="gr119" draw:text-style-name="P9" draw:layer="layout" svg:width="0.12cm" svg:height="0.12cm" draw:transform="rotate (-1.5707963267949) translate (7.76cm 23.84cm)">
          <text:p/>
        </draw:circle>
        <draw:circle draw:style-name="gr120" draw:text-style-name="P8" draw:layer="layout" svg:width="0.12cm" svg:height="0.12cm" draw:transform="rotate (-1.5707963267949) translate (7.96cm 24.04cm)">
          <text:p/>
        </draw:circle>
        <draw:circle draw:style-name="gr121" draw:text-style-name="P8" draw:layer="layout" svg:width="0.12cm" svg:height="0.12cm" draw:transform="rotate (-1.5707963267949) translate (8.16cm 24.04cm)">
          <text:p/>
        </draw:circle>
        <draw:circle draw:style-name="gr122" draw:text-style-name="P8" draw:layer="layout" svg:width="0.12cm" svg:height="0.12cm" draw:transform="rotate (-1.5707963267949) translate (7.96cm 23.84cm)">
          <text:p/>
        </draw:circle>
        <draw:circle draw:style-name="gr123" draw:text-style-name="P8" draw:layer="layout" svg:width="0.12cm" svg:height="0.12cm" draw:transform="rotate (-1.5707963267949) translate (8.16cm 23.84cm)">
          <text:p/>
        </draw:circle>
        <draw:frame draw:style-name="gr31" draw:text-style-name="P10" draw:layer="layout" svg:width="0.6cm" svg:height="0.38cm" svg:x="7.4cm" svg:y="24.32cm">
          <draw:text-box>
            <text:p><text:span text:style-name="T1">2IO</text:span></text:p>
          </draw:text-box>
        </draw:frame>
        <draw:frame draw:style-name="gr124" draw:text-style-name="P15" draw:layer="layout" svg:width="0.115cm" svg:height="0.27cm" svg:x="7.285cm" svg:y="25.005cm">
          <draw:text-box>
            <text:p text:style-name="P13"><text:span text:style-name="T3">1</text:span></text:p>
          </draw:text-box>
        </draw:frame>
        <draw:g draw:style-name="gr1">
          <draw:polygon draw:style-name="gr100" draw:text-style-name="P21" draw:layer="layout" svg:width="0.899cm" svg:height="0.399cm" svg:x="6.8cm" svg:y="26.4cm" svg:viewBox="0 0 900 400" draw:points="900,400 900,0 0,0 0,400">
            <text:p/>
          </draw:polygon>
          <draw:line draw:style-name="gr101" draw:text-style-name="P22" draw:layer="layout" svg:x1="7.7cm" svg:y1="26.7cm" svg:x2="6.8cm" svg:y2="26.7cm">
            <text:p/>
          </draw:line>
          <draw:line draw:style-name="gr101" draw:text-style-name="P22" draw:layer="layout" svg:x1="7.7cm" svg:y1="26.5cm" svg:x2="6.8cm" svg:y2="26.5cm">
            <text:p/>
          </draw:line>
        </draw:g>
        <draw:rect draw:style-name="gr125" draw:text-style-name="P23" draw:layer="layout" svg:width="0.2cm" svg:height="0.1cm" svg:x="7.6cm" svg:y="26.45cm">
          <text:p/>
        </draw:rect>
        <draw:rect draw:style-name="gr125" draw:text-style-name="P23" draw:layer="layout" svg:width="0.2cm" svg:height="0.1cm" svg:x="7.6cm" svg:y="26.65cm">
          <text:p/>
        </draw:rect>
        <draw:polyline draw:style-name="gr126" draw:text-style-name="P1" draw:layer="layout" svg:width="0.299cm" svg:height="0.999cm" svg:x="7.3cm" svg:y="24.9cm" svg:viewBox="0 0 300 1000" draw:points="200,0 300,100 300,800 0,800 0,1000">
          <text:p/>
        </draw:polyline>
        <draw:circle draw:style-name="gr34" draw:text-style-name="P11" draw:layer="layout" svg:width="0.1cm" svg:height="0.1cm" svg:x="7.05cm" svg:y="25.9cm">
          <text:p/>
        </draw:circle>
        <draw:circle draw:style-name="gr34" draw:text-style-name="P11" draw:layer="layout" svg:width="0.1cm" svg:height="0.1cm" svg:x="7.25cm" svg:y="25.9cm">
          <text:p/>
        </draw:circle>
        <draw:circle draw:style-name="gr34" draw:text-style-name="P11" draw:layer="layout" svg:width="0.1cm" svg:height="0.1cm" svg:x="8.05cm" svg:y="25.9cm">
          <text:p/>
        </draw:circle>
        <draw:circle draw:style-name="gr34" draw:text-style-name="P11" draw:layer="layout" svg:width="0.1cm" svg:height="0.1cm" svg:x="8.25cm" svg:y="25.9cm">
          <text:p/>
        </draw:circle>
        <draw:frame draw:style-name="gr31" draw:text-style-name="P10" draw:layer="layout" svg:width="0.9cm" svg:height="0.6cm" svg:x="6.8cm" svg:y="27cm">
          <draw:text-box>
            <text:p><text:span text:style-name="T1">DT</text:span></text:p>
            <text:p><text:span text:style-name="T1">DCC 11</text:span></text:p>
          </draw:text-box>
        </draw:frame>
        <draw:frame draw:style-name="gr31" draw:text-style-name="P10" draw:layer="layout" svg:width="0.902cm" svg:height="0.6cm" svg:x="10.3cm" svg:y="27.1cm">
          <draw:text-box>
            <text:p><text:span text:style-name="T1">T2</text:span></text:p>
            <text:p><text:span text:style-name="T1">DCC 12</text:span></text:p>
          </draw:text-box>
        </draw:frame>
        <draw:circle draw:style-name="gr127" draw:text-style-name="P24" draw:layer="layout" svg:width="0.1cm" svg:height="0.1cm" draw:transform="rotate (-3.14159265358979) translate (8.15cm 26.553cm)">
          <text:p/>
        </draw:circle>
        <draw:line draw:style-name="gr32" draw:text-style-name="P1" draw:layer="layout" svg:x1="8.1cm" svg:y1="26cm" svg:x2="8.1cm" svg:y2="26.5cm">
          <text:p/>
        </draw:line>
        <draw:line draw:style-name="gr128" draw:text-style-name="P1" draw:layer="layout" svg:x1="8.3cm" svg:y1="26cm" svg:x2="8.3cm" svg:y2="26.7cm">
          <text:p/>
        </draw:line>
        <draw:circle draw:style-name="gr129" draw:text-style-name="P25" draw:layer="layout" svg:width="0.1cm" svg:height="0.1cm" draw:transform="rotate (-3.14159265358979) translate (8.35cm 26.753cm)">
          <text:p/>
        </draw:circle>
        <draw:circle draw:style-name="gr127" draw:text-style-name="P24" draw:layer="layout" svg:width="0.1cm" svg:height="0.1cm" draw:transform="rotate (-3.14159265358979) translate (7.15cm 26.553cm)">
          <text:p/>
        </draw:circle>
        <draw:line draw:style-name="gr32" draw:text-style-name="P1" draw:layer="layout" svg:x1="7.1cm" svg:y1="26cm" svg:x2="7.1cm" svg:y2="26.5cm">
          <text:p/>
        </draw:line>
        <draw:line draw:style-name="gr128" draw:text-style-name="P1" draw:layer="layout" svg:x1="7.3cm" svg:y1="26.7cm" svg:x2="7.3cm" svg:y2="26cm">
          <text:p/>
        </draw:line>
        <draw:circle draw:style-name="gr129" draw:text-style-name="P25" draw:layer="layout" svg:width="0.1cm" svg:height="0.1cm" draw:transform="rotate (-3.14159265358979) translate (7.35cm 26.753cm)">
          <text:p/>
        </draw:circle>
        <draw:polyline draw:style-name="gr130" draw:text-style-name="P1" draw:layer="layout" svg:width="0.399cm" svg:height="0.798cm" svg:x="7.1cm" svg:y="25.101cm" svg:viewBox="0 0 400 799" draw:points="400,0 400,499 0,499 0,799">
          <text:p/>
        </draw:polyline>
        <draw:polyline draw:style-name="gr131" draw:text-style-name="P1" draw:layer="layout" svg:width="0.199cm" svg:height="0.799cm" svg:x="7.9cm" svg:y="25.1cm" svg:viewBox="0 0 200 800" draw:points="0,0 0,600 200,600 200,800">
          <text:p/>
        </draw:polyline>
        <draw:polyline draw:style-name="gr132" draw:text-style-name="P1" draw:layer="layout" svg:width="0.399cm" svg:height="0.999cm" svg:x="7.9cm" svg:y="24.9cm" svg:viewBox="0 0 400 1000" draw:points="0,0 100,100 100,700 400,700 400,1000">
          <text:p/>
        </draw:polyline>
        <draw:line draw:style-name="gr133" draw:text-style-name="P12" draw:layer="layout" svg:x1="2.3cm" svg:y1="22.5cm" svg:x2="2.3cm" svg:y2="21cm">
          <text:p/>
        </draw:line>
        <draw:circle draw:style-name="gr134" draw:text-style-name="P26" draw:layer="layout" svg:width="0.1cm" svg:height="0.1cm" svg:x="2.25cm" svg:y="20.95cm">
          <text:p/>
        </draw:circle>
        <draw:g draw:style-name="gr1">
          <draw:line draw:style-name="gr135" draw:text-style-name="P27" draw:layer="layout" svg:x1="2.45cm" svg:y1="22.55cm" svg:x2="2.65cm" svg:y2="22.65cm">
            <text:p/>
          </draw:line>
          <draw:line draw:style-name="gr135" draw:text-style-name="P27" draw:layer="layout" svg:x1="2.45cm" svg:y1="22.45cm" svg:x2="2.65cm" svg:y2="22.55cm">
            <text:p/>
          </draw:line>
        </draw:g>
        <draw:line draw:style-name="gr136" draw:text-style-name="P1" draw:layer="layout" svg:x1="2.2cm" svg:y1="22.6cm" svg:x2="2.4cm" svg:y2="22.6cm">
          <text:p/>
        </draw:line>
        <draw:polygon draw:style-name="gr137" draw:text-style-name="P28" draw:layer="layout" svg:width="0.199cm" svg:height="0.199cm" svg:x="2.2cm" svg:y="22.4cm" svg:viewBox="0 0 200 200" draw:points="0,0 200,0 100,200">
          <text:p/>
        </draw:polygon>
        <draw:line draw:style-name="gr136" draw:text-style-name="P1" draw:layer="layout" svg:x1="3.4cm" svg:y1="22.2cm" svg:x2="3.4cm" svg:y2="22.3cm">
          <text:p/>
        </draw:line>
        <draw:rect draw:style-name="gr138" draw:text-style-name="P11" draw:layer="layout" svg:width="0.201cm" svg:height="0.501cm" svg:x="3.299cm" svg:y="22.299cm">
          <text:p/>
        </draw:rect>
        <draw:polyline draw:style-name="gr136" draw:text-style-name="P1" draw:layer="layout" svg:width="1.117cm" svg:height="0.786cm" draw:transform="rotate (-2.96182374063438) translate (3.43518416484047cm 22.9936059535739cm)" svg:viewBox="0 0 1118 787" draw:points="0,197 36,0 1118,197 1011,787">
          <text:p/>
        </draw:polyline>
        <draw:frame draw:style-name="gr139" draw:text-style-name="P15" draw:layer="layout" svg:width="0.24cm" svg:height="0.27cm" svg:x="2.985cm" svg:y="22.405cm">
          <draw:text-box>
            <text:p text:style-name="P13"><text:span text:style-name="T3">330</text:span></text:p>
          </draw:text-box>
        </draw:frame>
        <draw:frame draw:style-name="gr31" draw:text-style-name="P10" draw:layer="layout" svg:width="0.7cm" svg:height="0.3cm" svg:x="2.4cm" svg:y="22.7cm">
          <draw:text-box>
            <text:p><text:span text:style-name="T1">BL, DCC 51</text:span></text:p>
          </draw:text-box>
        </draw:frame>
        <draw:polyline draw:style-name="gr140" draw:text-style-name="P1" draw:layer="layout" svg:width="1.206cm" svg:height="1.724cm" draw:transform="rotate (-2.96182374063438) translate (2.80849745945585cm 24.9975518698223cm)" svg:viewBox="0 0 1207 1725" draw:points="1127,0 1207,116 1064,902 179,741 0,1725">
          <text:p/>
        </draw:polyline>
        <draw:frame draw:style-name="gr141" draw:text-style-name="P15" draw:layer="layout" svg:width="0.115cm" svg:height="0.27cm" svg:x="7.086cm" svg:y="24.005cm">
          <draw:text-box>
            <text:p text:style-name="P13"><text:span text:style-name="T3">1</text:span></text:p>
          </draw:text-box>
        </draw:frame>
        <draw:frame draw:style-name="gr142" draw:text-style-name="P15" draw:layer="layout" svg:width="0.115cm" svg:height="0.27cm" svg:x="9.688cm" svg:y="24.005cm">
          <draw:text-box>
            <text:p text:style-name="P13"><text:span text:style-name="T3">1</text:span></text:p>
          </draw:text-box>
        </draw:frame>
        <draw:polyline draw:style-name="gr143" draw:text-style-name="P1" draw:layer="layout" svg:width="1.475cm" svg:height="1.94cm" draw:transform="rotate (-2.96182374063438) translate (10.1286970714631cm 23.8584386982303cm)" svg:viewBox="0 0 1476 1941" draw:points="232,0 0,1279 1476,1547 1404,1941">
          <text:p/>
        </draw:polyline>
        <draw:polyline draw:style-name="gr140" draw:text-style-name="P1" draw:layer="layout" svg:width="1.278cm" svg:height="2.083cm" draw:transform="rotate (-2.96182374063438) translate (10.2782762955107cm 24.0312555461709cm)" svg:viewBox="0 0 1279 2084" draw:points="384,0 268,81 0,1556 1279,1789 1225,2084">
          <text:p/>
        </draw:polyline>
        <draw:g draw:style-name="gr144">
          <draw:polygon draw:style-name="gr145" draw:text-style-name="P29" draw:layer="layout" svg:width="1.499cm" svg:height="0.791cm" draw:transform="rotate (-3.14159265358979) translate (11cm 27.2cm)" svg:viewBox="0 0 1500 792" draw:points="1500,400 1400,0 0,392 0,792">
            <text:p/>
          </draw:polygon>
          <draw:polygon draw:style-name="gr146" draw:text-style-name="P30" draw:layer="layout" svg:width="1.349cm" svg:height="0.199cm" draw:transform="rotate (-3.14159265358979) translate (11cm 26.4cm)" svg:viewBox="0 0 1350 200" draw:points="0,0 0,132 415,198 936,200 1350,101 1350,0">
            <text:p/>
          </draw:polygon>
          <draw:rect draw:style-name="gr147" draw:text-style-name="P31" draw:layer="layout" svg:width="0.302cm" svg:height="0.096cm" draw:transform="rotate (-3.14159265358979) translate (10.181cm 26.365cm)">
            <text:p/>
          </draw:rect>
          <draw:g draw:style-name="gr1">
            <draw:polygon draw:style-name="gr100" draw:text-style-name="P21" draw:layer="layout" svg:width="1.799cm" svg:height="0.399cm" draw:transform="rotate (-3.14159265358979) translate (11.3cm 26.8cm)" svg:viewBox="0 0 1800 400" draw:points="1800,400 1800,0 0,0 1,400">
              <text:p/>
            </draw:polygon>
            <draw:line draw:style-name="gr101" draw:text-style-name="P22" draw:layer="layout" svg:x1="9.5cm" svg:y1="26.5cm" svg:x2="11.3cm" svg:y2="26.5cm">
              <text:p/>
            </draw:line>
            <draw:line draw:style-name="gr101" draw:text-style-name="P22" draw:layer="layout" svg:x1="9.5cm" svg:y1="26.7cm" svg:x2="11.3cm" svg:y2="26.7cm">
              <text:p/>
            </draw:line>
          </draw:g>
          <draw:line draw:style-name="gr101" draw:text-style-name="P22" draw:layer="layout" svg:x1="9.574cm" svg:y1="27.096cm" svg:x2="10.9cm" svg:y2="26.708cm">
            <text:p/>
          </draw:line>
          <draw:line draw:style-name="gr101" draw:text-style-name="P22" draw:layer="layout" svg:x1="9.525cm" svg:y1="26.902cm" svg:x2="10.9cm" svg:y2="26.508cm">
            <text:p/>
          </draw:line>
        </draw:g>
        <draw:g draw:style-name="gr1">
          <draw:polygon draw:style-name="gr100" draw:text-style-name="P21" draw:layer="layout" svg:width="0.899cm" svg:height="0.399cm" svg:x="8.6cm" svg:y="26.4cm" svg:viewBox="0 0 900 400" draw:points="900,400 900,0 0,0 0,400">
            <text:p/>
          </draw:polygon>
          <draw:line draw:style-name="gr101" draw:text-style-name="P22" draw:layer="layout" svg:x1="9.5cm" svg:y1="26.7cm" svg:x2="8.6cm" svg:y2="26.7cm">
            <text:p/>
          </draw:line>
          <draw:line draw:style-name="gr101" draw:text-style-name="P22" draw:layer="layout" svg:x1="9.5cm" svg:y1="26.5cm" svg:x2="8.6cm" svg:y2="26.5cm">
            <text:p/>
          </draw:line>
        </draw:g>
        <draw:g draw:style-name="gr144">
          <draw:polygon draw:style-name="gr145" draw:text-style-name="P29" draw:layer="layout" svg:width="1.499cm" svg:height="0.791cm" svg:x="8.1cm" svg:y="26.8cm" svg:viewBox="0 0 1500 792" draw:points="1500,400 1400,0 0,392 0,792">
            <text:p/>
          </draw:polygon>
          <draw:polygon draw:style-name="gr146" draw:text-style-name="P30" draw:layer="layout" svg:width="1.349cm" svg:height="0.199cm" svg:x="8.1cm" svg:y="27.6cm" svg:viewBox="0 0 1350 200" draw:points="0,0 0,132 415,198 936,200 1350,101 1350,0">
            <text:p/>
          </draw:polygon>
          <draw:rect draw:style-name="gr147" draw:text-style-name="P31" draw:layer="layout" svg:width="0.302cm" svg:height="0.096cm" svg:x="8.919cm" svg:y="27.635cm">
            <text:p/>
          </draw:rect>
          <draw:g draw:style-name="gr1">
            <draw:polygon draw:style-name="gr100" draw:text-style-name="P21" draw:layer="layout" svg:width="1.799cm" svg:height="0.399cm" svg:x="7.8cm" svg:y="27.2cm" svg:viewBox="0 0 1800 400" draw:points="1800,400 1800,0 0,0 1,400">
              <text:p/>
            </draw:polygon>
            <draw:line draw:style-name="gr101" draw:text-style-name="P22" draw:layer="layout" svg:x1="9.6cm" svg:y1="27.5cm" svg:x2="7.8cm" svg:y2="27.5cm">
              <text:p/>
            </draw:line>
            <draw:line draw:style-name="gr101" draw:text-style-name="P22" draw:layer="layout" svg:x1="9.6cm" svg:y1="27.3cm" svg:x2="7.8cm" svg:y2="27.3cm">
              <text:p/>
            </draw:line>
          </draw:g>
          <draw:line draw:style-name="gr101" draw:text-style-name="P22" draw:layer="layout" svg:x1="9.526cm" svg:y1="26.904cm" svg:x2="8.2cm" svg:y2="27.292cm">
            <text:p/>
          </draw:line>
          <draw:line draw:style-name="gr101" draw:text-style-name="P22" draw:layer="layout" svg:x1="9.575cm" svg:y1="27.098cm" svg:x2="8.2cm" svg:y2="27.492cm">
            <text:p/>
          </draw:line>
        </draw:g>
        <draw:polyline draw:style-name="gr136" draw:text-style-name="P1" draw:layer="layout" svg:width="2.011cm" svg:height="1.564cm" draw:transform="rotate (-2.96182374063438) translate (9.27990017136262cm 23.740191157808cm)" svg:viewBox="0 0 2012 1565" draw:points="2012,0 1896,81 1681,1261 107,975 0,1565">
          <text:p/>
        </draw:polyline>
        <draw:polyline draw:style-name="gr136" draw:text-style-name="P1" draw:layer="layout" svg:width="4.569cm" svg:height="1.162cm" draw:transform="rotate (-2.96182374063438) translate (12.3967775678233cm 23.2827970148819cm)" svg:viewBox="0 0 4570 1163" draw:points="4570,0 4454,81 4257,1163 125,412 0,1101">
          <text:p/>
        </draw:polyline>
        <draw:polyline draw:style-name="gr140" draw:text-style-name="P1" draw:layer="layout" svg:width="1.715cm" svg:height="1.619cm" draw:transform="rotate (-2.96182374063438) translate (12.1896991320581cm 23.7941113556608cm)" svg:viewBox="0 0 1716 1620" draw:points="1716,0 1600,81 1351,1459 72,1227 0,1620">
          <text:p/>
        </draw:polyline>
        <draw:polyline draw:style-name="gr143" draw:text-style-name="P1" draw:layer="layout" svg:width="1.385cm" svg:height="1.475cm" draw:transform="rotate (-2.96182374063438) translate (11.8638981458004cm 23.6521376987555cm)" svg:viewBox="0 0 1386 1476" draw:points="1386,0 1136,1377 54,1181 0,1476">
          <text:p/>
        </draw:polyline>
        <draw:line draw:style-name="gr148" draw:text-style-name="P1" draw:layer="layout" svg:x1="7.4cm" svg:y1="23.3cm" svg:x2="7.4cm" svg:y2="23.5cm">
          <text:p/>
        </draw:line>
        <draw:line draw:style-name="gr149" draw:text-style-name="P1" draw:layer="layout" svg:x1="9.9cm" svg:y1="23.2cm" svg:x2="9.907cm" svg:y2="23.4cm">
          <text:p/>
        </draw:line>
        <draw:line draw:style-name="gr148" draw:text-style-name="P1" draw:layer="layout" svg:x1="8cm" svg:y1="23.4cm" svg:x2="8cm" svg:y2="23.1cm">
          <text:p/>
        </draw:line>
        <draw:line draw:style-name="gr149" draw:text-style-name="P1" draw:layer="layout" svg:x1="10.5cm" svg:y1="23.4cm" svg:x2="10.5cm" svg:y2="23.2cm">
          <text:p/>
        </draw:line>
        <draw:line draw:style-name="gr150" draw:text-style-name="P1" draw:layer="layout" svg:x1="9.997cm" svg:y1="23.194cm" svg:x2="10.004cm" svg:y2="23.394cm">
          <text:p/>
        </draw:line>
        <draw:line draw:style-name="gr150" draw:text-style-name="P1" draw:layer="layout" svg:x1="10.6cm" svg:y1="23.406cm" svg:x2="10.6cm" svg:y2="23.206cm">
          <text:p/>
        </draw:line>
        <draw:rect draw:style-name="gr7" draw:text-style-name="P3" draw:layer="layout" svg:width="1.6cm" svg:height="1.8cm" svg:x="9.605cm" svg:y="15.6cm">
          <text:p/>
        </draw:rect>
        <draw:rect draw:style-name="gr7" draw:text-style-name="P3" draw:layer="layout" svg:width="1.6cm" svg:height="1.8cm" svg:x="11.405cm" svg:y="15.6cm">
          <text:p/>
        </draw:rect>
        <draw:rect draw:style-name="gr7" draw:text-style-name="P3" draw:layer="layout" svg:width="1.6cm" svg:height="1.8cm" svg:x="7.805cm" svg:y="15.6cm">
          <text:p/>
        </draw:rect>
        <draw:rect draw:style-name="gr7" draw:text-style-name="P3" draw:layer="layout" svg:width="1.6cm" svg:height="1.8cm" svg:x="6.005cm" svg:y="15.6cm">
          <text:p/>
        </draw:rect>
        <draw:g draw:style-name="gr1">
          <draw:rect draw:style-name="gr151" draw:text-style-name="P5" draw:layer="layout" svg:width="0.6cm" svg:height="1cm" draw:transform="rotate (-1.5707963267949) translate (10.905cm 16.7cm)">
            <text:p/>
          </draw:rect>
          <draw:rect draw:style-name="gr152" draw:text-style-name="P6" draw:layer="layout" svg:width="0.5cm" svg:height="0.9cm" draw:transform="rotate (-1.5707963267949) translate (10.855cm 16.75cm)">
            <text:p/>
          </draw:rect>
          <draw:rect draw:style-name="gr153" draw:text-style-name="P7" draw:layer="layout" svg:width="0.05cm" svg:height="0.3cm" draw:transform="rotate (-1.5707963267949) translate (10.555cm 17.25cm)">
            <text:p/>
          </draw:rect>
          <draw:circle draw:style-name="gr154" draw:text-style-name="P8" draw:layer="layout" svg:width="0.12cm" svg:height="0.12cm" draw:transform="rotate (-1.5707963267949) translate (10.265cm 17.04cm)">
            <text:p/>
          </draw:circle>
          <draw:circle draw:style-name="gr155" draw:text-style-name="P8" draw:layer="layout" svg:width="0.12cm" svg:height="0.12cm" draw:transform="rotate (-1.5707963267949) translate (10.465cm 17.04cm)">
            <text:p/>
          </draw:circle>
          <draw:circle draw:style-name="gr156" draw:text-style-name="P8" draw:layer="layout" svg:width="0.12cm" svg:height="0.12cm" draw:transform="rotate (-1.5707963267949) translate (10.665cm 17.04cm)">
            <text:p/>
          </draw:circle>
          <draw:circle draw:style-name="gr157" draw:text-style-name="P8" draw:layer="layout" svg:width="0.12cm" svg:height="0.12cm" draw:transform="rotate (-1.5707963267949) translate (10.265cm 16.84cm)">
            <text:p/>
          </draw:circle>
          <draw:circle draw:style-name="gr158" draw:text-style-name="P8" draw:layer="layout" svg:width="0.12cm" svg:height="0.12cm" draw:transform="rotate (-1.5707963267949) translate (10.465cm 16.84cm)">
            <text:p/>
          </draw:circle>
          <draw:circle draw:style-name="gr159" draw:text-style-name="P8" draw:layer="layout" svg:width="0.12cm" svg:height="0.12cm" draw:transform="rotate (-1.5707963267949) translate (10.665cm 16.84cm)">
            <text:p/>
          </draw:circle>
        </draw:g>
        <draw:rect draw:style-name="gr160" draw:text-style-name="P5" draw:layer="layout" svg:width="0.6cm" svg:height="1.4cm" draw:transform="rotate (-1.5707963267949) translate (11.105cm 15.7cm)">
          <text:p/>
        </draw:rect>
        <draw:rect draw:style-name="gr161" draw:text-style-name="P6" draw:layer="layout" svg:width="0.5cm" svg:height="1.3cm" draw:transform="rotate (-1.5707963267949) translate (11.055cm 15.75cm)">
          <text:p/>
        </draw:rect>
        <draw:rect draw:style-name="gr162" draw:text-style-name="P7" draw:layer="layout" svg:width="0.05cm" svg:height="0.3cm" draw:transform="rotate (-1.5707963267949) translate (10.555cm 16.25cm)">
          <text:p/>
        </draw:rect>
        <draw:circle draw:style-name="gr163" draw:text-style-name="P8" draw:layer="layout" svg:width="0.12cm" svg:height="0.12cm" draw:transform="rotate (-1.5707963267949) translate (10.065cm 16.04cm)">
          <text:p/>
        </draw:circle>
        <draw:circle draw:style-name="gr164" draw:text-style-name="P8" draw:layer="layout" svg:width="0.12cm" svg:height="0.12cm" draw:transform="rotate (-1.5707963267949) translate (10.265cm 16.04cm)">
          <text:p/>
        </draw:circle>
        <draw:circle draw:style-name="gr165" draw:text-style-name="P7" draw:layer="layout" svg:width="0.12cm" svg:height="0.12cm" draw:transform="rotate (-1.5707963267949) translate (10.465cm 16.04cm)">
          <text:p/>
        </draw:circle>
        <draw:circle draw:style-name="gr166" draw:text-style-name="P8" draw:layer="layout" svg:width="0.12cm" svg:height="0.12cm" draw:transform="rotate (-1.5707963267949) translate (10.065cm 15.84cm)">
          <text:p/>
        </draw:circle>
        <draw:circle draw:style-name="gr167" draw:text-style-name="P8" draw:layer="layout" svg:width="0.12cm" svg:height="0.12cm" draw:transform="rotate (-1.5707963267949) translate (10.265cm 15.84cm)">
          <text:p/>
        </draw:circle>
        <draw:circle draw:style-name="gr168" draw:text-style-name="P9" draw:layer="layout" svg:width="0.12cm" svg:height="0.12cm" draw:transform="rotate (-1.5707963267949) translate (10.465cm 15.84cm)">
          <text:p/>
        </draw:circle>
        <draw:circle draw:style-name="gr169" draw:text-style-name="P8" draw:layer="layout" svg:width="0.12cm" svg:height="0.12cm" draw:transform="rotate (-1.5707963267949) translate (10.665cm 16.04cm)">
          <text:p/>
        </draw:circle>
        <draw:circle draw:style-name="gr170" draw:text-style-name="P8" draw:layer="layout" svg:width="0.12cm" svg:height="0.12cm" draw:transform="rotate (-1.5707963267949) translate (10.865cm 16.04cm)">
          <text:p/>
        </draw:circle>
        <draw:circle draw:style-name="gr171" draw:text-style-name="P8" draw:layer="layout" svg:width="0.12cm" svg:height="0.12cm" draw:transform="rotate (-1.5707963267949) translate (10.665cm 15.84cm)">
          <text:p/>
        </draw:circle>
        <draw:circle draw:style-name="gr172" draw:text-style-name="P8" draw:layer="layout" svg:width="0.12cm" svg:height="0.12cm" draw:transform="rotate (-1.5707963267949) translate (10.865cm 15.84cm)">
          <text:p/>
        </draw:circle>
        <draw:frame draw:style-name="gr31" draw:text-style-name="P10" draw:layer="layout" svg:width="0.6cm" svg:height="0.379cm" svg:x="10.105cm" svg:y="16.321cm">
          <draw:text-box>
            <text:p><text:span text:style-name="T1">W2</text:span></text:p>
          </draw:text-box>
        </draw:frame>
        <draw:line draw:style-name="gr32" draw:text-style-name="P1" draw:layer="layout" svg:x1="10.605cm" svg:y1="17.1cm" svg:x2="10.605cm" svg:y2="17.9cm">
          <text:p/>
        </draw:line>
        <draw:line draw:style-name="gr32" draw:text-style-name="P1" draw:layer="layout" svg:x1="10.205cm" svg:y1="17.1cm" svg:x2="10.205cm" svg:y2="17.9cm">
          <text:p/>
        </draw:line>
        <draw:line draw:style-name="gr33" draw:text-style-name="P1" draw:layer="layout" svg:x1="10.405cm" svg:y1="17.1cm" svg:x2="10.405cm" svg:y2="17.9cm">
          <text:p/>
        </draw:line>
        <draw:circle draw:style-name="gr34" draw:text-style-name="P11" draw:layer="layout" svg:width="0.1cm" svg:height="0.1cm" draw:transform="rotate (-3.14159265358979) translate (10.46cm 18cm)">
          <text:p/>
        </draw:circle>
        <draw:circle draw:style-name="gr34" draw:text-style-name="P11" draw:layer="layout" svg:width="0.1cm" svg:height="0.1cm" draw:transform="rotate (-3.14159265358979) translate (10.66cm 18cm)">
          <text:p/>
        </draw:circle>
        <draw:circle draw:style-name="gr34" draw:text-style-name="P11" draw:layer="layout" svg:width="0.1cm" svg:height="0.1cm" draw:transform="rotate (-3.14159265358979) translate (10.26cm 18cm)">
          <text:p/>
        </draw:circle>
        <draw:line draw:style-name="gr32" draw:text-style-name="P1" draw:layer="layout" svg:x1="10.605cm" svg:y1="18.4cm" svg:x2="10.605cm" svg:y2="18cm">
          <text:p/>
        </draw:line>
        <draw:line draw:style-name="gr32" draw:text-style-name="P1" draw:layer="layout" svg:x1="10.205cm" svg:y1="18.4cm" svg:x2="10.205cm" svg:y2="18cm">
          <text:p/>
        </draw:line>
        <draw:g draw:style-name="gr144">
          <draw:polygon draw:style-name="gr173" draw:text-style-name="P32" draw:layer="layout" svg:width="1.499cm" svg:height="0.791cm" draw:transform="rotate (-3.14159265358979) translate (11.305cm 19.4cm)" svg:viewBox="0 0 1500 792" draw:points="0,400 100,0 1500,392 1500,792">
            <text:p/>
          </draw:polygon>
          <draw:polygon draw:style-name="gr146" draw:text-style-name="P30" draw:layer="layout" svg:width="1.349cm" svg:height="0.199cm" draw:transform="rotate (-3.14159265358979) translate (11.155cm 18.6cm)" svg:viewBox="0 0 1350 200" draw:points="1350,0 1350,132 935,198 414,200 0,101 0,0">
            <text:p/>
          </draw:polygon>
          <draw:rect draw:style-name="gr147" draw:text-style-name="P31" draw:layer="layout" svg:width="0.302cm" svg:height="0.096cm" draw:transform="rotate (-3.14159265358979) translate (10.926cm 18.565cm)">
            <text:p/>
          </draw:rect>
          <draw:g draw:style-name="gr1">
            <draw:polygon draw:style-name="gr100" draw:text-style-name="P21" draw:layer="layout" svg:width="1.799cm" svg:height="0.399cm" draw:transform="rotate (-3.14159265358979) translate (11.305cm 19cm)" svg:viewBox="0 0 1800 400" draw:points="0,400 0,0 1800,0 1799,400">
              <text:p/>
            </draw:polygon>
            <draw:line draw:style-name="gr101" draw:text-style-name="P22" draw:layer="layout" svg:x1="11.305cm" svg:y1="18.7cm" svg:x2="9.505cm" svg:y2="18.7cm">
              <text:p/>
            </draw:line>
            <draw:line draw:style-name="gr101" draw:text-style-name="P22" draw:layer="layout" svg:x1="11.305cm" svg:y1="18.9cm" svg:x2="9.505cm" svg:y2="18.9cm">
              <text:p/>
            </draw:line>
          </draw:g>
          <draw:line draw:style-name="gr101" draw:text-style-name="P22" draw:layer="layout" svg:x1="11.231cm" svg:y1="19.296cm" svg:x2="9.905cm" svg:y2="18.908cm">
            <text:p/>
          </draw:line>
          <draw:line draw:style-name="gr101" draw:text-style-name="P22" draw:layer="layout" svg:x1="11.28cm" svg:y1="19.102cm" svg:x2="9.905cm" svg:y2="18.708cm">
            <text:p/>
          </draw:line>
        </draw:g>
        <draw:line draw:style-name="gr33" draw:text-style-name="P1" draw:layer="layout" svg:x1="10.405cm" svg:y1="18.4cm" svg:x2="10.405cm" svg:y2="18cm">
          <text:p/>
        </draw:line>
        <draw:line draw:style-name="gr174" draw:text-style-name="P12" draw:layer="layout" svg:x1="9.206cm" svg:y1="13.61cm" svg:x2="9.91cm" svg:y2="13.605cm">
          <text:p/>
        </draw:line>
        <draw:line draw:style-name="gr175" draw:text-style-name="P12" draw:layer="layout" svg:x1="9.91cm" svg:y1="13.905cm" svg:x2="9.206cm" svg:y2="13.91cm">
          <text:p/>
        </draw:line>
        <draw:line draw:style-name="gr176" draw:text-style-name="P12" draw:layer="layout" svg:x1="9.203cm" svg:y1="13.308cm" svg:x2="9.91cm" svg:y2="13.305cm">
          <text:p/>
        </draw:line>
        <draw:line draw:style-name="gr177" draw:text-style-name="P12" draw:layer="layout" svg:x1="9.91cm" svg:y1="13.005cm" svg:x2="9.206cm" svg:y2="13.01cm">
          <text:p/>
        </draw:line>
        <draw:line draw:style-name="gr178" draw:text-style-name="P12" draw:layer="layout" svg:x1="6.005cm" svg:y1="13.61cm" svg:x2="6.705cm" svg:y2="13.61cm">
          <text:p/>
        </draw:line>
        <draw:line draw:style-name="gr179" draw:text-style-name="P12" draw:layer="layout" svg:x1="6.702cm" svg:y1="13.908cm" svg:x2="6.005cm" svg:y2="13.91cm">
          <text:p/>
        </draw:line>
        <draw:line draw:style-name="gr180" draw:text-style-name="P12" draw:layer="layout" svg:x1="6.905cm" svg:y1="14.01cm" svg:x2="6.905cm" svg:y2="14.21cm">
          <text:p/>
        </draw:line>
        <draw:line draw:style-name="gr181" draw:text-style-name="P12" draw:layer="layout" svg:x1="7.21cm" svg:y1="14.005cm" svg:x2="7.21cm" svg:y2="14.205cm">
          <text:p/>
        </draw:line>
        <draw:line draw:style-name="gr182" draw:text-style-name="P12" draw:layer="layout" svg:x1="7.505cm" svg:y1="14.01cm" svg:x2="7.505cm" svg:y2="14.21cm">
          <text:p/>
        </draw:line>
        <draw:line draw:style-name="gr183" draw:text-style-name="P12" draw:layer="layout" svg:x1="7.805cm" svg:y1="14.01cm" svg:x2="7.805cm" svg:y2="14.21cm">
          <text:p/>
        </draw:line>
        <draw:frame draw:style-name="gr184" draw:text-style-name="P14" draw:layer="layout" svg:width="1.9cm" svg:height="0.35cm" svg:x="7.01cm" svg:y="12.96cm">
          <draw:text-box>
            <text:p text:style-name="P13"><text:span text:style-name="T2">PCF8574-Board</text:span></text:p>
          </draw:text-box>
        </draw:frame>
        <draw:frame draw:style-name="gr185" draw:text-style-name="P15" draw:layer="layout" svg:width="0.24cm" svg:height="0.27cm" svg:x="7.09cm" svg:y="13.705cm">
          <draw:text-box>
            <text:p text:style-name="P13"><text:span text:style-name="T3">P6</text:span></text:p>
          </draw:text-box>
        </draw:frame>
        <draw:line draw:style-name="gr186" draw:text-style-name="P12" draw:layer="layout" svg:x1="8.105cm" svg:y1="14.01cm" svg:x2="8.105cm" svg:y2="14.21cm">
          <text:p/>
        </draw:line>
        <draw:line draw:style-name="gr187" draw:text-style-name="P12" draw:layer="layout" svg:x1="8.405cm" svg:y1="14.01cm" svg:x2="8.405cm" svg:y2="14.21cm">
          <text:p/>
        </draw:line>
        <draw:line draw:style-name="gr188" draw:text-style-name="P12" draw:layer="layout" svg:x1="8.705cm" svg:y1="14.01cm" svg:x2="8.705cm" svg:y2="14.21cm">
          <text:p/>
        </draw:line>
        <draw:line draw:style-name="gr189" draw:text-style-name="P12" draw:layer="layout" svg:x1="9.005cm" svg:y1="14.01cm" svg:x2="9.005cm" svg:y2="14.21cm">
          <text:p/>
        </draw:line>
        <draw:frame draw:style-name="gr190" draw:text-style-name="P14" draw:layer="layout" svg:width="2.1cm" svg:height="0.35cm" svg:x="6.905cm" svg:y="13.355cm">
          <draw:text-box>
            <text:p text:style-name="P13"><text:span text:style-name="T2">pcf8574_out: 0x20</text:span></text:p>
          </draw:text-box>
        </draw:frame>
        <draw:polyline draw:style-name="gr191" draw:text-style-name="P12" draw:layer="layout" svg:width="2.099cm" svg:height="0.399cm" svg:x="6.91cm" svg:y="12.905cm" svg:viewBox="0 0 2100 400" draw:points="2100,0 2100,400 0,400 0,0">
          <text:p/>
        </draw:polyline>
        <draw:frame draw:style-name="gr192" draw:text-style-name="P16" draw:layer="layout" svg:width="0.5cm" svg:height="0.3cm" svg:x="9.305cm" svg:y="13.05cm">
          <draw:text-box>
            <text:p text:style-name="P13"><text:span text:style-name="T4">GND</text:span></text:p>
          </draw:text-box>
        </draw:frame>
        <draw:line draw:style-name="gr193" draw:text-style-name="P12" draw:layer="layout" svg:x1="12.405cm" svg:y1="13.61cm" svg:x2="13.105cm" svg:y2="13.61cm">
          <text:p/>
        </draw:line>
        <draw:line draw:style-name="gr194" draw:text-style-name="P12" draw:layer="layout" svg:x1="13.105cm" svg:y1="13.91cm" svg:x2="12.405cm" svg:y2="13.91cm">
          <text:p/>
        </draw:line>
        <draw:line draw:style-name="gr195" draw:text-style-name="P12" draw:layer="layout" svg:x1="12.402cm" svg:y1="13.308cm" svg:x2="13.105cm" svg:y2="13.31cm">
          <text:p/>
        </draw:line>
        <draw:line draw:style-name="gr196" draw:text-style-name="P12" draw:layer="layout" svg:x1="13.105cm" svg:y1="13.01cm" svg:x2="12.405cm" svg:y2="13.01cm">
          <text:p/>
        </draw:line>
        <draw:frame draw:style-name="gr197" draw:text-style-name="P17" draw:layer="layout" svg:width="0.4cm" svg:height="0.35cm" svg:x="9.305cm" svg:y="12.7cm">
          <draw:text-box>
            <text:p text:style-name="P13"><text:span text:style-name="T5">+5V</text:span></text:p>
          </draw:text-box>
        </draw:frame>
        <draw:frame draw:style-name="gr198" draw:text-style-name="P16" draw:layer="layout" svg:width="0.5cm" svg:height="0.3cm" svg:x="12.505cm" svg:y="13.05cm">
          <draw:text-box>
            <text:p text:style-name="P13"><text:span text:style-name="T4">GND</text:span></text:p>
          </draw:text-box>
        </draw:frame>
        <draw:frame draw:style-name="gr199" draw:text-style-name="P18" draw:layer="layout" svg:width="0.5cm" svg:height="0.26cm" svg:x="12.505cm" svg:y="13.66cm">
          <draw:text-box>
            <text:p text:style-name="P13"><text:span text:style-name="T6">SCL</text:span></text:p>
          </draw:text-box>
        </draw:frame>
        <draw:frame draw:style-name="gr200" draw:text-style-name="P19" draw:layer="layout" svg:width="0.5cm" svg:height="0.24cm" svg:x="12.505cm" svg:y="13.38cm">
          <draw:text-box>
            <text:p text:style-name="P13"><text:span text:style-name="T7">SDA</text:span></text:p>
          </draw:text-box>
        </draw:frame>
        <draw:frame draw:style-name="gr201" draw:text-style-name="P17" draw:layer="layout" svg:width="0.4cm" svg:height="0.35cm" svg:x="12.505cm" svg:y="12.7cm">
          <draw:text-box>
            <text:p text:style-name="P13"><text:span text:style-name="T5">+5V</text:span></text:p>
          </draw:text-box>
        </draw:frame>
        <draw:rect draw:style-name="gr202" draw:text-style-name="P20" draw:layer="layout" svg:width="2.5cm" svg:height="1.1cm" svg:x="6.71cm" svg:y="12.91cm">
          <text:p/>
        </draw:rect>
        <draw:frame draw:style-name="gr203" draw:text-style-name="P18" draw:layer="layout" svg:width="0.5cm" svg:height="0.28cm" svg:x="6.112cm" svg:y="13.67cm">
          <draw:text-box>
            <text:p text:style-name="P13"><text:span text:style-name="T6">SCL</text:span></text:p>
          </draw:text-box>
        </draw:frame>
        <draw:frame draw:style-name="gr204" draw:text-style-name="P19" draw:layer="layout" svg:width="0.5cm" svg:height="0.28cm" svg:x="6.112cm" svg:y="13.367cm">
          <draw:text-box>
            <text:p text:style-name="P13"><text:span text:style-name="T7">SDA</text:span></text:p>
          </draw:text-box>
        </draw:frame>
        <draw:line draw:style-name="gr205" draw:text-style-name="P12" draw:layer="layout" svg:x1="6.005cm" svg:y1="13.31cm" svg:x2="6.705cm" svg:y2="13.31cm">
          <text:p/>
        </draw:line>
        <draw:line draw:style-name="gr206" draw:text-style-name="P12" draw:layer="layout" svg:x1="6.705cm" svg:y1="13cm" svg:x2="5.605cm" svg:y2="13cm">
          <text:p/>
        </draw:line>
        <draw:frame draw:style-name="gr207" draw:text-style-name="P16" draw:layer="layout" svg:width="0.5cm" svg:height="0.3cm" svg:x="6.105cm" svg:y="13.05cm">
          <draw:text-box>
            <text:p text:style-name="P13"><text:span text:style-name="T4">GND</text:span></text:p>
          </draw:text-box>
        </draw:frame>
        <draw:frame draw:style-name="gr208" draw:text-style-name="P17" draw:layer="layout" svg:width="0.4cm" svg:height="0.35cm" svg:x="6.105cm" svg:y="12.7cm">
          <draw:text-box>
            <text:p text:style-name="P13"><text:span text:style-name="T5">+5V</text:span></text:p>
          </draw:text-box>
        </draw:frame>
        <draw:frame draw:style-name="gr209" draw:text-style-name="P19" draw:layer="layout" svg:width="0.5cm" svg:height="0.28cm" svg:x="9.312cm" svg:y="13.367cm">
          <draw:text-box>
            <text:p text:style-name="P13"><text:span text:style-name="T7">SDA</text:span></text:p>
          </draw:text-box>
        </draw:frame>
        <draw:frame draw:style-name="gr210" draw:text-style-name="P18" draw:layer="layout" svg:width="0.5cm" svg:height="0.28cm" svg:x="9.312cm" svg:y="13.67cm">
          <draw:text-box>
            <text:p text:style-name="P13"><text:span text:style-name="T6">SCL</text:span></text:p>
          </draw:text-box>
        </draw:frame>
        <draw:frame draw:style-name="gr211" draw:text-style-name="P15" draw:layer="layout" svg:width="0.24cm" svg:height="0.27cm" svg:x="6.79cm" svg:y="13.705cm">
          <draw:text-box>
            <text:p text:style-name="P13"><text:span text:style-name="T3">P7</text:span></text:p>
          </draw:text-box>
        </draw:frame>
        <draw:frame draw:style-name="gr212" draw:text-style-name="P15" draw:layer="layout" svg:width="0.24cm" svg:height="0.27cm" svg:x="7.39cm" svg:y="13.705cm">
          <draw:text-box>
            <text:p text:style-name="P13"><text:span text:style-name="T3">P5</text:span></text:p>
          </draw:text-box>
        </draw:frame>
        <draw:frame draw:style-name="gr213" draw:text-style-name="P15" draw:layer="layout" svg:width="0.24cm" svg:height="0.27cm" svg:x="7.69cm" svg:y="13.705cm">
          <draw:text-box>
            <text:p text:style-name="P13"><text:span text:style-name="T3">P4</text:span></text:p>
          </draw:text-box>
        </draw:frame>
        <draw:frame draw:style-name="gr214" draw:text-style-name="P15" draw:layer="layout" svg:width="0.24cm" svg:height="0.27cm" svg:x="7.99cm" svg:y="13.705cm">
          <draw:text-box>
            <text:p text:style-name="P13"><text:span text:style-name="T3">P3</text:span></text:p>
          </draw:text-box>
        </draw:frame>
        <draw:frame draw:style-name="gr215" draw:text-style-name="P15" draw:layer="layout" svg:width="0.24cm" svg:height="0.27cm" svg:x="8.29cm" svg:y="13.705cm">
          <draw:text-box>
            <text:p text:style-name="P13"><text:span text:style-name="T3">P2</text:span></text:p>
          </draw:text-box>
        </draw:frame>
        <draw:frame draw:style-name="gr216" draw:text-style-name="P15" draw:layer="layout" svg:width="0.24cm" svg:height="0.27cm" svg:x="8.59cm" svg:y="13.705cm">
          <draw:text-box>
            <text:p text:style-name="P13"><text:span text:style-name="T3">P1</text:span></text:p>
          </draw:text-box>
        </draw:frame>
        <draw:frame draw:style-name="gr217" draw:text-style-name="P15" draw:layer="layout" svg:width="0.24cm" svg:height="0.27cm" svg:x="8.89cm" svg:y="13.705cm">
          <draw:text-box>
            <text:p text:style-name="P13"><text:span text:style-name="T3">P0</text:span></text:p>
          </draw:text-box>
        </draw:frame>
        <draw:line draw:style-name="gr218" draw:text-style-name="P12" draw:layer="layout" svg:x1="10.105cm" svg:y1="14.01cm" svg:x2="10.105cm" svg:y2="14.21cm">
          <text:p/>
        </draw:line>
        <draw:line draw:style-name="gr219" draw:text-style-name="P12" draw:layer="layout" svg:x1="10.41cm" svg:y1="14.005cm" svg:x2="10.41cm" svg:y2="14.205cm">
          <text:p/>
        </draw:line>
        <draw:line draw:style-name="gr220" draw:text-style-name="P12" draw:layer="layout" svg:x1="10.705cm" svg:y1="14.01cm" svg:x2="10.705cm" svg:y2="14.21cm">
          <text:p/>
        </draw:line>
        <draw:line draw:style-name="gr221" draw:text-style-name="P12" draw:layer="layout" svg:x1="11.005cm" svg:y1="14.01cm" svg:x2="11.005cm" svg:y2="14.21cm">
          <text:p/>
        </draw:line>
        <draw:frame draw:style-name="gr222" draw:text-style-name="P14" draw:layer="layout" svg:width="1.9cm" svg:height="0.35cm" svg:x="10.21cm" svg:y="12.96cm">
          <draw:text-box>
            <text:p text:style-name="P13"><text:span text:style-name="T2">PCF8574-Board</text:span></text:p>
          </draw:text-box>
        </draw:frame>
        <draw:frame draw:style-name="gr223" draw:text-style-name="P15" draw:layer="layout" svg:width="0.24cm" svg:height="0.27cm" svg:x="10.29cm" svg:y="13.705cm">
          <draw:text-box>
            <text:p text:style-name="P13"><text:span text:style-name="T3">P6</text:span></text:p>
          </draw:text-box>
        </draw:frame>
        <draw:line draw:style-name="gr224" draw:text-style-name="P12" draw:layer="layout" svg:x1="11.305cm" svg:y1="14.01cm" svg:x2="11.305cm" svg:y2="14.21cm">
          <text:p/>
        </draw:line>
        <draw:line draw:style-name="gr225" draw:text-style-name="P12" draw:layer="layout" svg:x1="11.605cm" svg:y1="14.01cm" svg:x2="11.605cm" svg:y2="14.21cm">
          <text:p/>
        </draw:line>
        <draw:line draw:style-name="gr226" draw:text-style-name="P12" draw:layer="layout" svg:x1="11.905cm" svg:y1="14.01cm" svg:x2="11.905cm" svg:y2="14.21cm">
          <text:p/>
        </draw:line>
        <draw:line draw:style-name="gr227" draw:text-style-name="P12" draw:layer="layout" svg:x1="12.205cm" svg:y1="14.01cm" svg:x2="12.205cm" svg:y2="14.21cm">
          <text:p/>
        </draw:line>
        <draw:frame draw:style-name="gr228" draw:text-style-name="P14" draw:layer="layout" svg:width="2.1cm" svg:height="0.35cm" svg:x="10.105cm" svg:y="13.355cm">
          <draw:text-box>
            <text:p text:style-name="P13"><text:span text:style-name="T2">pcf8574_in: 0x21</text:span></text:p>
          </draw:text-box>
        </draw:frame>
        <draw:polyline draw:style-name="gr229" draw:text-style-name="P12" draw:layer="layout" svg:width="2.099cm" svg:height="0.399cm" svg:x="10.11cm" svg:y="12.905cm" svg:viewBox="0 0 2100 400" draw:points="2100,0 2100,400 0,400 0,0">
          <text:p/>
        </draw:polyline>
        <draw:rect draw:style-name="gr230" draw:text-style-name="P20" draw:layer="layout" svg:width="2.5cm" svg:height="1.1cm" svg:x="9.91cm" svg:y="12.91cm">
          <text:p/>
        </draw:rect>
        <draw:frame draw:style-name="gr231" draw:text-style-name="P15" draw:layer="layout" svg:width="0.24cm" svg:height="0.27cm" svg:x="9.99cm" svg:y="13.705cm">
          <draw:text-box>
            <text:p text:style-name="P13"><text:span text:style-name="T3">P7</text:span></text:p>
          </draw:text-box>
        </draw:frame>
        <draw:frame draw:style-name="gr232" draw:text-style-name="P15" draw:layer="layout" svg:width="0.24cm" svg:height="0.27cm" svg:x="10.59cm" svg:y="13.705cm">
          <draw:text-box>
            <text:p text:style-name="P13"><text:span text:style-name="T3">P5</text:span></text:p>
          </draw:text-box>
        </draw:frame>
        <draw:frame draw:style-name="gr233" draw:text-style-name="P15" draw:layer="layout" svg:width="0.24cm" svg:height="0.27cm" svg:x="10.89cm" svg:y="13.705cm">
          <draw:text-box>
            <text:p text:style-name="P13"><text:span text:style-name="T3">P4</text:span></text:p>
          </draw:text-box>
        </draw:frame>
        <draw:frame draw:style-name="gr234" draw:text-style-name="P15" draw:layer="layout" svg:width="0.24cm" svg:height="0.27cm" svg:x="11.19cm" svg:y="13.705cm">
          <draw:text-box>
            <text:p text:style-name="P13"><text:span text:style-name="T3">P3</text:span></text:p>
          </draw:text-box>
        </draw:frame>
        <draw:frame draw:style-name="gr235" draw:text-style-name="P15" draw:layer="layout" svg:width="0.24cm" svg:height="0.27cm" svg:x="11.49cm" svg:y="13.705cm">
          <draw:text-box>
            <text:p text:style-name="P13"><text:span text:style-name="T3">P2</text:span></text:p>
          </draw:text-box>
        </draw:frame>
        <draw:frame draw:style-name="gr236" draw:text-style-name="P15" draw:layer="layout" svg:width="0.24cm" svg:height="0.27cm" svg:x="11.79cm" svg:y="13.705cm">
          <draw:text-box>
            <text:p text:style-name="P13"><text:span text:style-name="T3">P1</text:span></text:p>
          </draw:text-box>
        </draw:frame>
        <draw:frame draw:style-name="gr237" draw:text-style-name="P15" draw:layer="layout" svg:width="0.24cm" svg:height="0.27cm" svg:x="12.09cm" svg:y="13.705cm">
          <draw:text-box>
            <text:p text:style-name="P13"><text:span text:style-name="T3">P0</text:span></text:p>
          </draw:text-box>
        </draw:frame>
        <draw:frame draw:style-name="gr238" draw:text-style-name="P15" draw:layer="layout" svg:width="0.115cm" svg:height="0.27cm" svg:x="9.99cm" svg:y="17.005cm">
          <draw:text-box>
            <text:p text:style-name="P13"><text:span text:style-name="T3">1</text:span></text:p>
          </draw:text-box>
        </draw:frame>
        <draw:polygon draw:style-name="gr100" draw:text-style-name="P21" draw:layer="layout" svg:width="1.799cm" svg:height="0.399cm" svg:x="11.305cm" svg:y="18.6cm" svg:viewBox="0 0 1800 400" draw:points="1800,400 1800,0 0,0 0,400">
          <text:p/>
        </draw:polygon>
        <draw:line draw:style-name="gr101" draw:text-style-name="P22" draw:layer="layout" svg:x1="13.105cm" svg:y1="18.9cm" svg:x2="11.305cm" svg:y2="18.9cm">
          <text:p/>
        </draw:line>
        <draw:line draw:style-name="gr101" draw:text-style-name="P22" draw:layer="layout" svg:x1="13.105cm" svg:y1="18.7cm" svg:x2="11.305cm" svg:y2="18.7cm">
          <text:p/>
        </draw:line>
        <draw:circle draw:style-name="gr34" draw:text-style-name="P11" draw:layer="layout" svg:width="0.1cm" svg:height="0.1cm" svg:x="11.755cm" svg:y="17.9cm">
          <text:p/>
        </draw:circle>
        <draw:line draw:style-name="gr239" draw:text-style-name="P1" draw:layer="layout" svg:x1="12.005cm" svg:y1="18cm" svg:x2="12.005cm" svg:y2="18.8cm">
          <text:p/>
        </draw:line>
        <draw:line draw:style-name="gr240" draw:text-style-name="P1" draw:layer="layout" svg:x1="11.805cm" svg:y1="18cm" svg:x2="11.805cm" svg:y2="18.85cm">
          <text:p/>
        </draw:line>
        <draw:circle draw:style-name="gr34" draw:text-style-name="P11" draw:layer="layout" svg:width="0.1cm" svg:height="0.1cm" svg:x="11.955cm" svg:y="17.9cm">
          <text:p/>
        </draw:circle>
        <draw:rect draw:style-name="gr147" draw:text-style-name="P31" draw:layer="layout" svg:width="0.302cm" svg:height="0.096cm" svg:x="11.805cm" svg:y="18.75cm">
          <text:p/>
        </draw:rect>
        <draw:g draw:style-name="gr1">
          <draw:rect draw:style-name="gr241" draw:text-style-name="P5" draw:layer="layout" svg:width="0.6cm" svg:height="1cm" draw:transform="rotate (-1.5707963267949) translate (12.705cm 16.7cm)">
            <text:p/>
          </draw:rect>
          <draw:rect draw:style-name="gr242" draw:text-style-name="P6" draw:layer="layout" svg:width="0.5cm" svg:height="0.9cm" draw:transform="rotate (-1.5707963267949) translate (12.655cm 16.75cm)">
            <text:p/>
          </draw:rect>
          <draw:rect draw:style-name="gr243" draw:text-style-name="P7" draw:layer="layout" svg:width="0.05cm" svg:height="0.3cm" draw:transform="rotate (-1.5707963267949) translate (12.355cm 17.25cm)">
            <text:p/>
          </draw:rect>
          <draw:circle draw:style-name="gr244" draw:text-style-name="P8" draw:layer="layout" svg:width="0.12cm" svg:height="0.12cm" draw:transform="rotate (-1.5707963267949) translate (12.065cm 17.04cm)">
            <text:p/>
          </draw:circle>
          <draw:circle draw:style-name="gr245" draw:text-style-name="P8" draw:layer="layout" svg:width="0.12cm" svg:height="0.12cm" draw:transform="rotate (-1.5707963267949) translate (12.265cm 17.04cm)">
            <text:p/>
          </draw:circle>
          <draw:circle draw:style-name="gr246" draw:text-style-name="P8" draw:layer="layout" svg:width="0.12cm" svg:height="0.12cm" draw:transform="rotate (-1.5707963267949) translate (12.465cm 17.04cm)">
            <text:p/>
          </draw:circle>
          <draw:circle draw:style-name="gr247" draw:text-style-name="P8" draw:layer="layout" svg:width="0.12cm" svg:height="0.12cm" draw:transform="rotate (-1.5707963267949) translate (12.065cm 16.84cm)">
            <text:p/>
          </draw:circle>
          <draw:circle draw:style-name="gr248" draw:text-style-name="P8" draw:layer="layout" svg:width="0.12cm" svg:height="0.12cm" draw:transform="rotate (-1.5707963267949) translate (12.265cm 16.84cm)">
            <text:p/>
          </draw:circle>
          <draw:circle draw:style-name="gr249" draw:text-style-name="P8" draw:layer="layout" svg:width="0.12cm" svg:height="0.12cm" draw:transform="rotate (-1.5707963267949) translate (12.465cm 16.84cm)">
            <text:p/>
          </draw:circle>
        </draw:g>
        <draw:rect draw:style-name="gr250" draw:text-style-name="P5" draw:layer="layout" svg:width="0.6cm" svg:height="1.4cm" draw:transform="rotate (-1.5707963267949) translate (12.905cm 15.7cm)">
          <text:p/>
        </draw:rect>
        <draw:rect draw:style-name="gr251" draw:text-style-name="P6" draw:layer="layout" svg:width="0.5cm" svg:height="1.3cm" draw:transform="rotate (-1.5707963267949) translate (12.855cm 15.75cm)">
          <text:p/>
        </draw:rect>
        <draw:rect draw:style-name="gr252" draw:text-style-name="P7" draw:layer="layout" svg:width="0.05cm" svg:height="0.3cm" draw:transform="rotate (-1.5707963267949) translate (12.355cm 16.25cm)">
          <text:p/>
        </draw:rect>
        <draw:circle draw:style-name="gr253" draw:text-style-name="P8" draw:layer="layout" svg:width="0.12cm" svg:height="0.12cm" draw:transform="rotate (-1.5707963267949) translate (11.865cm 16.04cm)">
          <text:p/>
        </draw:circle>
        <draw:circle draw:style-name="gr254" draw:text-style-name="P8" draw:layer="layout" svg:width="0.12cm" svg:height="0.12cm" draw:transform="rotate (-1.5707963267949) translate (12.065cm 16.04cm)">
          <text:p/>
        </draw:circle>
        <draw:circle draw:style-name="gr255" draw:text-style-name="P7" draw:layer="layout" svg:width="0.12cm" svg:height="0.12cm" draw:transform="rotate (-1.5707963267949) translate (12.265cm 16.04cm)">
          <text:p/>
        </draw:circle>
        <draw:circle draw:style-name="gr256" draw:text-style-name="P8" draw:layer="layout" svg:width="0.12cm" svg:height="0.12cm" draw:transform="rotate (-1.5707963267949) translate (11.865cm 15.84cm)">
          <text:p/>
        </draw:circle>
        <draw:circle draw:style-name="gr257" draw:text-style-name="P8" draw:layer="layout" svg:width="0.12cm" svg:height="0.12cm" draw:transform="rotate (-1.5707963267949) translate (12.065cm 15.84cm)">
          <text:p/>
        </draw:circle>
        <draw:circle draw:style-name="gr258" draw:text-style-name="P9" draw:layer="layout" svg:width="0.12cm" svg:height="0.12cm" draw:transform="rotate (-1.5707963267949) translate (12.265cm 15.84cm)">
          <text:p/>
        </draw:circle>
        <draw:circle draw:style-name="gr259" draw:text-style-name="P8" draw:layer="layout" svg:width="0.12cm" svg:height="0.12cm" draw:transform="rotate (-1.5707963267949) translate (12.465cm 16.04cm)">
          <text:p/>
        </draw:circle>
        <draw:circle draw:style-name="gr260" draw:text-style-name="P8" draw:layer="layout" svg:width="0.12cm" svg:height="0.12cm" draw:transform="rotate (-1.5707963267949) translate (12.665cm 16.04cm)">
          <text:p/>
        </draw:circle>
        <draw:circle draw:style-name="gr261" draw:text-style-name="P8" draw:layer="layout" svg:width="0.12cm" svg:height="0.12cm" draw:transform="rotate (-1.5707963267949) translate (12.465cm 15.84cm)">
          <text:p/>
        </draw:circle>
        <draw:circle draw:style-name="gr262" draw:text-style-name="P8" draw:layer="layout" svg:width="0.12cm" svg:height="0.12cm" draw:transform="rotate (-1.5707963267949) translate (12.665cm 15.84cm)">
          <text:p/>
        </draw:circle>
        <draw:frame draw:style-name="gr31" draw:text-style-name="P10" draw:layer="layout" svg:width="0.8cm" svg:height="0.379cm" svg:x="11.805cm" svg:y="16.321cm">
          <draw:text-box>
            <text:p><text:span text:style-name="T1">1OUT</text:span></text:p>
          </draw:text-box>
        </draw:frame>
        <draw:polyline draw:style-name="gr32" draw:text-style-name="P1" draw:layer="layout" svg:width="0.893cm" svg:height="0.363cm" draw:transform="rotate (-1.99735479598231) translate (12.6310001637442cm 17.2027085253043cm)" svg:viewBox="0 0 894 364" draw:points="0,248 546,0 712,364 894,281">
          <text:p/>
        </draw:polyline>
        <draw:polyline draw:style-name="gr33" draw:text-style-name="P1" draw:layer="layout" svg:width="0.893cm" svg:height="0.363cm" draw:transform="rotate (-1.99735479598231) translate (12.3933334697868cm 17.1855904377536cm)" svg:viewBox="0 0 894 364" draw:points="0,207 455,0 621,364 894,240">
          <text:p/>
        </draw:polyline>
        <draw:frame draw:style-name="gr263" draw:text-style-name="P15" draw:layer="layout" svg:width="0.115cm" svg:height="0.27cm" svg:x="11.79cm" svg:y="17.005cm">
          <draw:text-box>
            <text:p text:style-name="P13"><text:span text:style-name="T3">1</text:span></text:p>
          </draw:text-box>
        </draw:frame>
        <draw:g draw:style-name="gr1">
          <draw:rect draw:style-name="gr264" draw:text-style-name="P5" draw:layer="layout" svg:width="0.6cm" svg:height="1cm" draw:transform="rotate (-1.5707963267949) translate (9.105cm 16.7cm)">
            <text:p/>
          </draw:rect>
          <draw:rect draw:style-name="gr265" draw:text-style-name="P6" draw:layer="layout" svg:width="0.5cm" svg:height="0.9cm" draw:transform="rotate (-1.5707963267949) translate (9.055cm 16.75cm)">
            <text:p/>
          </draw:rect>
          <draw:rect draw:style-name="gr266" draw:text-style-name="P7" draw:layer="layout" svg:width="0.05cm" svg:height="0.3cm" draw:transform="rotate (-1.5707963267949) translate (8.755cm 17.25cm)">
            <text:p/>
          </draw:rect>
          <draw:circle draw:style-name="gr267" draw:text-style-name="P8" draw:layer="layout" svg:width="0.12cm" svg:height="0.12cm" draw:transform="rotate (-1.5707963267949) translate (8.465cm 17.04cm)">
            <text:p/>
          </draw:circle>
          <draw:circle draw:style-name="gr268" draw:text-style-name="P8" draw:layer="layout" svg:width="0.12cm" svg:height="0.12cm" draw:transform="rotate (-1.5707963267949) translate (8.665cm 17.04cm)">
            <text:p/>
          </draw:circle>
          <draw:circle draw:style-name="gr269" draw:text-style-name="P8" draw:layer="layout" svg:width="0.12cm" svg:height="0.12cm" draw:transform="rotate (-1.5707963267949) translate (8.865cm 17.04cm)">
            <text:p/>
          </draw:circle>
          <draw:circle draw:style-name="gr270" draw:text-style-name="P8" draw:layer="layout" svg:width="0.12cm" svg:height="0.12cm" draw:transform="rotate (-1.5707963267949) translate (8.465cm 16.84cm)">
            <text:p/>
          </draw:circle>
          <draw:circle draw:style-name="gr271" draw:text-style-name="P8" draw:layer="layout" svg:width="0.12cm" svg:height="0.12cm" draw:transform="rotate (-1.5707963267949) translate (8.665cm 16.84cm)">
            <text:p/>
          </draw:circle>
          <draw:circle draw:style-name="gr272" draw:text-style-name="P8" draw:layer="layout" svg:width="0.12cm" svg:height="0.12cm" draw:transform="rotate (-1.5707963267949) translate (8.865cm 16.84cm)">
            <text:p/>
          </draw:circle>
        </draw:g>
        <draw:rect draw:style-name="gr273" draw:text-style-name="P5" draw:layer="layout" svg:width="0.6cm" svg:height="1.4cm" draw:transform="rotate (-1.5707963267949) translate (9.305cm 15.7cm)">
          <text:p/>
        </draw:rect>
        <draw:rect draw:style-name="gr274" draw:text-style-name="P6" draw:layer="layout" svg:width="0.5cm" svg:height="1.3cm" draw:transform="rotate (-1.5707963267949) translate (9.255cm 15.75cm)">
          <text:p/>
        </draw:rect>
        <draw:rect draw:style-name="gr275" draw:text-style-name="P7" draw:layer="layout" svg:width="0.05cm" svg:height="0.3cm" draw:transform="rotate (-1.5707963267949) translate (8.755cm 16.25cm)">
          <text:p/>
        </draw:rect>
        <draw:circle draw:style-name="gr276" draw:text-style-name="P8" draw:layer="layout" svg:width="0.12cm" svg:height="0.12cm" draw:transform="rotate (-1.5707963267949) translate (8.265cm 16.04cm)">
          <text:p/>
        </draw:circle>
        <draw:circle draw:style-name="gr277" draw:text-style-name="P8" draw:layer="layout" svg:width="0.12cm" svg:height="0.12cm" draw:transform="rotate (-1.5707963267949) translate (8.465cm 16.04cm)">
          <text:p/>
        </draw:circle>
        <draw:circle draw:style-name="gr278" draw:text-style-name="P7" draw:layer="layout" svg:width="0.12cm" svg:height="0.12cm" draw:transform="rotate (-1.5707963267949) translate (8.665cm 16.04cm)">
          <text:p/>
        </draw:circle>
        <draw:circle draw:style-name="gr279" draw:text-style-name="P8" draw:layer="layout" svg:width="0.12cm" svg:height="0.12cm" draw:transform="rotate (-1.5707963267949) translate (8.265cm 15.84cm)">
          <text:p/>
        </draw:circle>
        <draw:circle draw:style-name="gr280" draw:text-style-name="P8" draw:layer="layout" svg:width="0.12cm" svg:height="0.12cm" draw:transform="rotate (-1.5707963267949) translate (8.465cm 15.84cm)">
          <text:p/>
        </draw:circle>
        <draw:circle draw:style-name="gr281" draw:text-style-name="P9" draw:layer="layout" svg:width="0.12cm" svg:height="0.12cm" draw:transform="rotate (-1.5707963267949) translate (8.665cm 15.84cm)">
          <text:p/>
        </draw:circle>
        <draw:circle draw:style-name="gr282" draw:text-style-name="P8" draw:layer="layout" svg:width="0.12cm" svg:height="0.12cm" draw:transform="rotate (-1.5707963267949) translate (8.865cm 16.04cm)">
          <text:p/>
        </draw:circle>
        <draw:circle draw:style-name="gr283" draw:text-style-name="P8" draw:layer="layout" svg:width="0.12cm" svg:height="0.12cm" draw:transform="rotate (-1.5707963267949) translate (9.065cm 16.04cm)">
          <text:p/>
        </draw:circle>
        <draw:circle draw:style-name="gr284" draw:text-style-name="P8" draw:layer="layout" svg:width="0.12cm" svg:height="0.12cm" draw:transform="rotate (-1.5707963267949) translate (8.865cm 15.84cm)">
          <text:p/>
        </draw:circle>
        <draw:circle draw:style-name="gr285" draw:text-style-name="P8" draw:layer="layout" svg:width="0.12cm" svg:height="0.12cm" draw:transform="rotate (-1.5707963267949) translate (9.065cm 15.84cm)">
          <text:p/>
        </draw:circle>
        <draw:frame draw:style-name="gr31" draw:text-style-name="P10" draw:layer="layout" svg:width="0.6cm" svg:height="0.379cm" svg:x="8.305cm" svg:y="16.321cm">
          <draw:text-box>
            <text:p><text:span text:style-name="T1">W3</text:span></text:p>
          </draw:text-box>
        </draw:frame>
        <draw:frame draw:style-name="gr286" draw:text-style-name="P15" draw:layer="layout" svg:width="0.115cm" svg:height="0.27cm" svg:x="8.19cm" svg:y="17.005cm">
          <draw:text-box>
            <text:p text:style-name="P13"><text:span text:style-name="T3">1</text:span></text:p>
          </draw:text-box>
        </draw:frame>
        <draw:g draw:style-name="gr1">
          <draw:polygon draw:style-name="gr100" draw:text-style-name="P21" draw:layer="layout" svg:width="0.899cm" svg:height="0.399cm" svg:x="6.805cm" svg:y="18.6cm" svg:viewBox="0 0 900 400" draw:points="900,400 900,0 0,0 0,400">
            <text:p/>
          </draw:polygon>
          <draw:line draw:style-name="gr101" draw:text-style-name="P22" draw:layer="layout" svg:x1="7.705cm" svg:y1="18.9cm" svg:x2="6.805cm" svg:y2="18.9cm">
            <text:p/>
          </draw:line>
          <draw:line draw:style-name="gr101" draw:text-style-name="P22" draw:layer="layout" svg:x1="7.705cm" svg:y1="18.7cm" svg:x2="6.805cm" svg:y2="18.7cm">
            <text:p/>
          </draw:line>
        </draw:g>
        <draw:g draw:style-name="gr1">
          <draw:rect draw:style-name="gr287" draw:text-style-name="P5" draw:layer="layout" svg:width="0.6cm" svg:height="1cm" draw:transform="rotate (-1.5707963267949) translate (7.305cm 16.7cm)">
            <text:p/>
          </draw:rect>
          <draw:rect draw:style-name="gr288" draw:text-style-name="P6" draw:layer="layout" svg:width="0.5cm" svg:height="0.9cm" draw:transform="rotate (-1.5707963267949) translate (7.255cm 16.75cm)">
            <text:p/>
          </draw:rect>
          <draw:rect draw:style-name="gr289" draw:text-style-name="P7" draw:layer="layout" svg:width="0.05cm" svg:height="0.3cm" draw:transform="rotate (-1.5707963267949) translate (6.955cm 17.25cm)">
            <text:p/>
          </draw:rect>
          <draw:circle draw:style-name="gr290" draw:text-style-name="P8" draw:layer="layout" svg:width="0.12cm" svg:height="0.12cm" draw:transform="rotate (-1.5707963267949) translate (6.665cm 17.04cm)">
            <text:p/>
          </draw:circle>
          <draw:circle draw:style-name="gr291" draw:text-style-name="P8" draw:layer="layout" svg:width="0.12cm" svg:height="0.12cm" draw:transform="rotate (-1.5707963267949) translate (6.865cm 17.04cm)">
            <text:p/>
          </draw:circle>
          <draw:circle draw:style-name="gr292" draw:text-style-name="P8" draw:layer="layout" svg:width="0.12cm" svg:height="0.12cm" draw:transform="rotate (-1.5707963267949) translate (7.065cm 17.04cm)">
            <text:p/>
          </draw:circle>
          <draw:circle draw:style-name="gr293" draw:text-style-name="P8" draw:layer="layout" svg:width="0.12cm" svg:height="0.12cm" draw:transform="rotate (-1.5707963267949) translate (6.665cm 16.84cm)">
            <text:p/>
          </draw:circle>
          <draw:circle draw:style-name="gr294" draw:text-style-name="P8" draw:layer="layout" svg:width="0.12cm" svg:height="0.12cm" draw:transform="rotate (-1.5707963267949) translate (6.865cm 16.84cm)">
            <text:p/>
          </draw:circle>
          <draw:circle draw:style-name="gr295" draw:text-style-name="P8" draw:layer="layout" svg:width="0.12cm" svg:height="0.12cm" draw:transform="rotate (-1.5707963267949) translate (7.065cm 16.84cm)">
            <text:p/>
          </draw:circle>
        </draw:g>
        <draw:rect draw:style-name="gr296" draw:text-style-name="P5" draw:layer="layout" svg:width="0.6cm" svg:height="1.4cm" draw:transform="rotate (-1.5707963267949) translate (7.505cm 15.7cm)">
          <text:p/>
        </draw:rect>
        <draw:rect draw:style-name="gr297" draw:text-style-name="P6" draw:layer="layout" svg:width="0.5cm" svg:height="1.3cm" draw:transform="rotate (-1.5707963267949) translate (7.455cm 15.75cm)">
          <text:p/>
        </draw:rect>
        <draw:rect draw:style-name="gr298" draw:text-style-name="P7" draw:layer="layout" svg:width="0.05cm" svg:height="0.3cm" draw:transform="rotate (-1.5707963267949) translate (6.955cm 16.25cm)">
          <text:p/>
        </draw:rect>
        <draw:circle draw:style-name="gr299" draw:text-style-name="P8" draw:layer="layout" svg:width="0.12cm" svg:height="0.12cm" draw:transform="rotate (-1.5707963267949) translate (6.465cm 16.04cm)">
          <text:p/>
        </draw:circle>
        <draw:circle draw:style-name="gr300" draw:text-style-name="P8" draw:layer="layout" svg:width="0.12cm" svg:height="0.12cm" draw:transform="rotate (-1.5707963267949) translate (6.665cm 16.04cm)">
          <text:p/>
        </draw:circle>
        <draw:circle draw:style-name="gr301" draw:text-style-name="P7" draw:layer="layout" svg:width="0.12cm" svg:height="0.12cm" draw:transform="rotate (-1.5707963267949) translate (6.865cm 16.04cm)">
          <text:p/>
        </draw:circle>
        <draw:circle draw:style-name="gr302" draw:text-style-name="P8" draw:layer="layout" svg:width="0.12cm" svg:height="0.12cm" draw:transform="rotate (-1.5707963267949) translate (6.465cm 15.84cm)">
          <text:p/>
        </draw:circle>
        <draw:circle draw:style-name="gr303" draw:text-style-name="P8" draw:layer="layout" svg:width="0.12cm" svg:height="0.12cm" draw:transform="rotate (-1.5707963267949) translate (6.665cm 15.84cm)">
          <text:p/>
        </draw:circle>
        <draw:circle draw:style-name="gr304" draw:text-style-name="P9" draw:layer="layout" svg:width="0.12cm" svg:height="0.12cm" draw:transform="rotate (-1.5707963267949) translate (6.865cm 15.84cm)">
          <text:p/>
        </draw:circle>
        <draw:circle draw:style-name="gr305" draw:text-style-name="P8" draw:layer="layout" svg:width="0.12cm" svg:height="0.12cm" draw:transform="rotate (-1.5707963267949) translate (7.065cm 16.04cm)">
          <text:p/>
        </draw:circle>
        <draw:circle draw:style-name="gr306" draw:text-style-name="P8" draw:layer="layout" svg:width="0.12cm" svg:height="0.12cm" draw:transform="rotate (-1.5707963267949) translate (7.265cm 16.04cm)">
          <text:p/>
        </draw:circle>
        <draw:circle draw:style-name="gr307" draw:text-style-name="P8" draw:layer="layout" svg:width="0.12cm" svg:height="0.12cm" draw:transform="rotate (-1.5707963267949) translate (7.065cm 15.84cm)">
          <text:p/>
        </draw:circle>
        <draw:circle draw:style-name="gr308" draw:text-style-name="P8" draw:layer="layout" svg:width="0.12cm" svg:height="0.12cm" draw:transform="rotate (-1.5707963267949) translate (7.265cm 15.84cm)">
          <text:p/>
        </draw:circle>
        <draw:frame draw:style-name="gr31" draw:text-style-name="P10" draw:layer="layout" svg:width="0.6cm" svg:height="0.38cm" svg:x="6.505cm" svg:y="16.32cm">
          <draw:text-box>
            <text:p><text:span text:style-name="T1">2IO</text:span></text:p>
          </draw:text-box>
        </draw:frame>
        <draw:frame draw:style-name="gr309" draw:text-style-name="P15" draw:layer="layout" svg:width="0.115cm" svg:height="0.27cm" svg:x="6.39cm" svg:y="17.005cm">
          <draw:text-box>
            <text:p text:style-name="P13"><text:span text:style-name="T3">1</text:span></text:p>
          </draw:text-box>
        </draw:frame>
        <draw:g draw:style-name="gr1">
          <draw:polygon draw:style-name="gr100" draw:text-style-name="P21" draw:layer="layout" svg:width="0.899cm" svg:height="0.399cm" svg:x="5.905cm" svg:y="18.6cm" svg:viewBox="0 0 900 400" draw:points="900,400 900,0 0,0 0,400">
            <text:p/>
          </draw:polygon>
          <draw:line draw:style-name="gr101" draw:text-style-name="P22" draw:layer="layout" svg:x1="6.805cm" svg:y1="18.9cm" svg:x2="5.905cm" svg:y2="18.9cm">
            <text:p/>
          </draw:line>
          <draw:line draw:style-name="gr101" draw:text-style-name="P22" draw:layer="layout" svg:x1="6.805cm" svg:y1="18.7cm" svg:x2="5.905cm" svg:y2="18.7cm">
            <text:p/>
          </draw:line>
        </draw:g>
        <draw:rect draw:style-name="gr125" draw:text-style-name="P23" draw:layer="layout" svg:width="0.2cm" svg:height="0.1cm" svg:x="6.705cm" svg:y="18.65cm">
          <text:p/>
        </draw:rect>
        <draw:rect draw:style-name="gr125" draw:text-style-name="P23" draw:layer="layout" svg:width="0.2cm" svg:height="0.1cm" svg:x="6.705cm" svg:y="18.85cm">
          <text:p/>
        </draw:rect>
        <draw:polyline draw:style-name="gr126" draw:text-style-name="P1" draw:layer="layout" svg:width="0.299cm" svg:height="0.999cm" svg:x="6.405cm" svg:y="16.9cm" svg:viewBox="0 0 300 1000" draw:points="200,0 300,100 300,800 0,800 0,1000">
          <text:p/>
        </draw:polyline>
        <draw:polyline draw:style-name="gr130" draw:text-style-name="P1" draw:layer="layout" svg:width="0.099cm" svg:height="2.599cm" svg:x="8.405cm" svg:y="17.1cm" svg:viewBox="0 0 100 2600" draw:points="0,0 0,2600 100,2300">
          <text:p/>
        </draw:polyline>
        <draw:polyline draw:style-name="gr310" draw:text-style-name="P1" draw:layer="layout" svg:width="0.099cm" svg:height="2.599cm" svg:x="8.605cm" svg:y="17.1cm" svg:viewBox="0 0 100 2600" draw:points="0,0 0,2600 100,2300">
          <text:p/>
        </draw:polyline>
        <draw:polyline draw:style-name="gr131" draw:text-style-name="P1" draw:layer="layout" svg:width="0.099cm" svg:height="2.599cm" svg:x="8.805cm" svg:y="17.1cm" svg:viewBox="0 0 100 2600" draw:points="0,0 0,2600 100,2400">
          <text:p/>
        </draw:polyline>
        <draw:polyline draw:style-name="gr311" draw:text-style-name="P1" draw:layer="layout" svg:width="0.099cm" svg:height="1.299cm" svg:x="8.605cm" svg:y="16.9cm" svg:viewBox="0 0 100 1300" draw:points="0,0 100,100 100,1300">
          <text:p/>
        </draw:polyline>
        <draw:polyline draw:style-name="gr132" draw:text-style-name="P1" draw:layer="layout" svg:width="0.099cm" svg:height="1.199cm" svg:x="8.805cm" svg:y="16.9cm" svg:viewBox="0 0 100 1200" draw:points="0,0 100,100 100,1200">
          <text:p/>
        </draw:polyline>
        <draw:g draw:style-name="gr144">
          <draw:polygon draw:style-name="gr145" draw:text-style-name="P29" draw:layer="layout" svg:width="1.499cm" svg:height="0.81cm" svg:x="8.005cm" svg:y="18.202cm" svg:viewBox="0 0 1500 811" draw:points="1500,409 1400,0 0,401 0,811">
            <text:p/>
          </draw:polygon>
          <draw:polygon draw:style-name="gr173" draw:text-style-name="P32" draw:layer="layout" svg:width="1.499cm" svg:height="0.81cm" draw:transform="rotate (-3.14159265358979) translate (9.505cm 19.4119883040936cm)" svg:viewBox="0 0 1500 811" draw:points="0,409 100,0 1500,401 1500,811">
            <text:p/>
          </draw:polygon>
          <draw:g draw:style-name="gr1">
            <draw:polygon draw:style-name="gr146" draw:text-style-name="P30" draw:layer="layout" svg:width="1.351cm" svg:height="0.204cm" draw:transform="skewX (-0.0109955742875643) rotate (-0.26808257310633) translate (8.04463097438911cm 19.0417837965726cm)" svg:viewBox="0 0 1352 205" draw:points="0,1 0,135 416,203 938,205 1352,103 1352,0">
              <text:p/>
            </draw:polygon>
            <draw:rect draw:style-name="gr147" draw:text-style-name="P31" draw:layer="layout" svg:width="0.303cm" svg:height="0.098cm" draw:transform="skewX (-0.0101229096615671) rotate (-0.267384441405532) translate (8.826cm 19.293cm)">
              <text:p/>
            </draw:rect>
          </draw:g>
          <draw:g draw:style-name="gr1">
            <draw:polygon draw:style-name="gr100" draw:text-style-name="P21" draw:layer="layout" svg:width="1.799cm" svg:height="0.408cm" draw:transform="rotate (-3.14159265358979) translate (9.505cm 19.0026315789474cm)" svg:viewBox="0 0 1800 409" draw:points="0,409 0,0 1800,0 1799,409">
              <text:p/>
            </draw:polygon>
            <draw:line draw:style-name="gr101" draw:text-style-name="P22" draw:layer="layout" svg:x1="9.505cm" svg:y1="18.696cm" svg:x2="7.705cm" svg:y2="18.696cm">
              <text:p/>
            </draw:line>
            <draw:line draw:style-name="gr101" draw:text-style-name="P22" draw:layer="layout" svg:x1="9.505cm" svg:y1="18.9cm" svg:x2="7.705cm" svg:y2="18.9cm">
              <text:p/>
            </draw:line>
          </draw:g>
          <draw:line draw:style-name="gr101" draw:text-style-name="P22" draw:layer="layout" svg:x1="9.431cm" svg:y1="19.305cm" svg:x2="8.105cm" svg:y2="18.908cm">
            <text:p/>
          </draw:line>
          <draw:line draw:style-name="gr101" draw:text-style-name="P22" draw:layer="layout" svg:x1="9.48cm" svg:y1="19.107cm" svg:x2="8.105cm" svg:y2="18.704cm">
            <text:p/>
          </draw:line>
          <draw:line draw:style-name="gr101" draw:text-style-name="P22" draw:layer="layout" svg:x1="9.432cm" svg:y1="18.308cm" svg:x2="8.106cm" svg:y2="18.705cm">
            <text:p/>
          </draw:line>
          <draw:line draw:style-name="gr101" draw:text-style-name="P22" draw:layer="layout" svg:x1="9.481cm" svg:y1="18.506cm" svg:x2="8.106cm" svg:y2="18.909cm">
            <text:p/>
          </draw:line>
          <draw:g draw:style-name="gr1">
            <draw:polygon draw:style-name="gr146" draw:text-style-name="P30" draw:layer="layout" svg:width="1.35cm" svg:height="0.208cm" draw:transform="skewX (0.0191986217719376) rotate (-2.86548156592429) translate (9.33745519001438cm 18.2023556147575cm)" svg:viewBox="0 0 1351 209" draw:points="1351,0 1350,138 935,207 414,209 0,106 0,1">
              <text:p/>
            </draw:polygon>
            <draw:rect draw:style-name="gr147" draw:text-style-name="P31" draw:layer="layout" svg:width="0.301cm" svg:height="0.1cm" draw:transform="skewX (0.0300196631343025) rotate (-2.86600516469989) translate (8.531cm 18.393cm)">
              <text:p/>
            </draw:rect>
          </draw:g>
        </draw:g>
        <draw:circle draw:style-name="gr34" draw:text-style-name="P11" draw:layer="layout" svg:width="0.1cm" svg:height="0.1cm" svg:x="6.155cm" svg:y="17.9cm">
          <text:p/>
        </draw:circle>
        <draw:circle draw:style-name="gr34" draw:text-style-name="P11" draw:layer="layout" svg:width="0.1cm" svg:height="0.1cm" svg:x="6.355cm" svg:y="17.9cm">
          <text:p/>
        </draw:circle>
        <draw:circle draw:style-name="gr34" draw:text-style-name="P11" draw:layer="layout" svg:width="0.1cm" svg:height="0.1cm" svg:x="7.155cm" svg:y="17.9cm">
          <text:p/>
        </draw:circle>
        <draw:circle draw:style-name="gr34" draw:text-style-name="P11" draw:layer="layout" svg:width="0.1cm" svg:height="0.1cm" svg:x="7.355cm" svg:y="17.9cm">
          <text:p/>
        </draw:circle>
        <draw:frame draw:style-name="gr31" draw:text-style-name="P10" draw:layer="layout" svg:width="0.7cm" svg:height="0.6cm" svg:x="6.205cm" svg:y="19.5cm">
          <draw:text-box>
            <text:p><text:span text:style-name="T1">DT</text:span></text:p>
            <text:p><text:span text:style-name="T1">DCC 41</text:span></text:p>
          </draw:text-box>
        </draw:frame>
        <draw:frame draw:style-name="gr31" draw:text-style-name="P10" draw:layer="layout" svg:width="1.4cm" svg:height="0.6cm" svg:x="7.605cm" svg:y="19.5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31" draw:text-style-name="P10" draw:layer="layout" svg:width="0.7cm" svg:height="0.6cm" svg:x="10.205cm" svg:y="19.5cm">
          <draw:text-box>
            <text:p><text:span text:style-name="T1">T2</text:span></text:p>
            <text:p><text:span text:style-name="T1">DCC 21</text:span></text:p>
          </draw:text-box>
        </draw:frame>
        <draw:frame draw:style-name="gr31" draw:text-style-name="P10" draw:layer="layout" svg:width="0.7cm" svg:height="0.6cm" svg:x="11.605cm" svg:y="19.5cm">
          <draw:text-box>
            <text:p><text:span text:style-name="T1">UC</text:span></text:p>
            <text:p><text:span text:style-name="T1">DCC 11</text:span></text:p>
          </draw:text-box>
        </draw:frame>
        <draw:circle draw:style-name="gr127" draw:text-style-name="P24" draw:layer="layout" svg:width="0.1cm" svg:height="0.1cm" draw:transform="rotate (-3.14159265358979) translate (7.255cm 18.753cm)">
          <text:p/>
        </draw:circle>
        <draw:line draw:style-name="gr32" draw:text-style-name="P1" draw:layer="layout" svg:x1="7.205cm" svg:y1="18cm" svg:x2="7.205cm" svg:y2="18.7cm">
          <text:p/>
        </draw:line>
        <draw:line draw:style-name="gr128" draw:text-style-name="P1" draw:layer="layout" svg:x1="7.405cm" svg:y1="18cm" svg:x2="7.405cm" svg:y2="18.9cm">
          <text:p/>
        </draw:line>
        <draw:circle draw:style-name="gr129" draw:text-style-name="P25" draw:layer="layout" svg:width="0.1cm" svg:height="0.1cm" draw:transform="rotate (-3.14159265358979) translate (7.455cm 18.953cm)">
          <text:p/>
        </draw:circle>
        <draw:circle draw:style-name="gr127" draw:text-style-name="P24" draw:layer="layout" svg:width="0.1cm" svg:height="0.1cm" draw:transform="rotate (-3.14159265358979) translate (6.255cm 18.753cm)">
          <text:p/>
        </draw:circle>
        <draw:line draw:style-name="gr32" draw:text-style-name="P1" draw:layer="layout" svg:x1="6.205cm" svg:y1="18cm" svg:x2="6.205cm" svg:y2="18.7cm">
          <text:p/>
        </draw:line>
        <draw:line draw:style-name="gr128" draw:text-style-name="P1" draw:layer="layout" svg:x1="6.405cm" svg:y1="18.9cm" svg:x2="6.405cm" svg:y2="18cm">
          <text:p/>
        </draw:line>
        <draw:circle draw:style-name="gr129" draw:text-style-name="P25" draw:layer="layout" svg:width="0.1cm" svg:height="0.1cm" draw:transform="rotate (-3.14159265358979) translate (6.455cm 18.953cm)">
          <text:p/>
        </draw:circle>
        <draw:polyline draw:style-name="gr130" draw:text-style-name="P1" draw:layer="layout" svg:width="0.399cm" svg:height="0.798cm" svg:x="6.205cm" svg:y="17.101cm" svg:viewBox="0 0 400 799" draw:points="400,0 400,499 0,499 0,799">
          <text:p/>
        </draw:polyline>
        <draw:polyline draw:style-name="gr126" draw:text-style-name="P1" draw:layer="layout" svg:width="0.099cm" svg:height="1.299cm" svg:x="8.405cm" svg:y="16.9cm" svg:viewBox="0 0 100 1300" draw:points="0,0 100,100 100,1300">
          <text:p/>
        </draw:polyline>
        <draw:polyline draw:style-name="gr131" draw:text-style-name="P1" draw:layer="layout" svg:width="0.199cm" svg:height="0.799cm" svg:x="7.005cm" svg:y="17.1cm" svg:viewBox="0 0 200 800" draw:points="0,0 0,600 200,600 200,800">
          <text:p/>
        </draw:polyline>
        <draw:polyline draw:style-name="gr132" draw:text-style-name="P1" draw:layer="layout" svg:width="0.399cm" svg:height="0.999cm" svg:x="7.005cm" svg:y="16.9cm" svg:viewBox="0 0 400 1000" draw:points="0,0 100,100 100,700 400,700 400,1000">
          <text:p/>
        </draw:polyline>
        <draw:circle draw:style-name="gr34" draw:text-style-name="P11" draw:layer="layout" svg:width="0.1cm" svg:height="0.1cm" svg:x="8.355cm" svg:y="17.9cm">
          <text:p/>
        </draw:circle>
        <draw:circle draw:style-name="gr34" draw:text-style-name="P11" draw:layer="layout" svg:width="0.1cm" svg:height="0.1cm" svg:x="8.455cm" svg:y="17.9cm">
          <text:p/>
        </draw:circle>
        <draw:circle draw:style-name="gr34" draw:text-style-name="P11" draw:layer="layout" svg:width="0.1cm" svg:height="0.1cm" svg:x="8.555cm" svg:y="17.9cm">
          <text:p/>
        </draw:circle>
        <draw:circle draw:style-name="gr34" draw:text-style-name="P11" draw:layer="layout" svg:width="0.1cm" svg:height="0.1cm" svg:x="8.655cm" svg:y="17.9cm">
          <text:p/>
        </draw:circle>
        <draw:circle draw:style-name="gr34" draw:text-style-name="P11" draw:layer="layout" svg:width="0.1cm" svg:height="0.1cm" svg:x="8.755cm" svg:y="17.9cm">
          <text:p/>
        </draw:circle>
        <draw:circle draw:style-name="gr34" draw:text-style-name="P11" draw:layer="layout" svg:width="0.1cm" svg:height="0.1cm" svg:x="8.855cm" svg:y="17.9cm">
          <text:p/>
        </draw:circle>
        <draw:line draw:style-name="gr312" draw:text-style-name="P12" draw:layer="layout" svg:x1="5.805cm" svg:y1="14.5cm" svg:x2="5.805cm" svg:y2="13cm">
          <text:p/>
        </draw:line>
        <draw:circle draw:style-name="gr134" draw:text-style-name="P26" draw:layer="layout" svg:width="0.1cm" svg:height="0.1cm" svg:x="5.755cm" svg:y="12.95cm">
          <text:p/>
        </draw:circle>
        <draw:g draw:style-name="gr1">
          <draw:line draw:style-name="gr135" draw:text-style-name="P27" draw:layer="layout" svg:x1="5.955cm" svg:y1="14.55cm" svg:x2="6.155cm" svg:y2="14.65cm">
            <text:p/>
          </draw:line>
          <draw:line draw:style-name="gr135" draw:text-style-name="P27" draw:layer="layout" svg:x1="5.955cm" svg:y1="14.45cm" svg:x2="6.155cm" svg:y2="14.55cm">
            <text:p/>
          </draw:line>
        </draw:g>
        <draw:line draw:style-name="gr136" draw:text-style-name="P1" draw:layer="layout" svg:x1="5.705cm" svg:y1="14.6cm" svg:x2="5.905cm" svg:y2="14.6cm">
          <text:p/>
        </draw:line>
        <draw:polygon draw:style-name="gr137" draw:text-style-name="P28" draw:layer="layout" svg:width="0.199cm" svg:height="0.199cm" svg:x="5.705cm" svg:y="14.4cm" svg:viewBox="0 0 200 200" draw:points="0,0 200,0 100,200">
          <text:p/>
        </draw:polygon>
        <draw:line draw:style-name="gr136" draw:text-style-name="P1" draw:layer="layout" svg:x1="6.905cm" svg:y1="14.2cm" svg:x2="6.905cm" svg:y2="14.3cm">
          <text:p/>
        </draw:line>
        <draw:rect draw:style-name="gr138" draw:text-style-name="P11" draw:layer="layout" svg:width="0.201cm" svg:height="0.501cm" svg:x="6.804cm" svg:y="14.299cm">
          <text:p/>
        </draw:rect>
        <draw:polyline draw:style-name="gr136" draw:text-style-name="P1" draw:layer="layout" svg:width="1.117cm" svg:height="0.786cm" draw:transform="rotate (-2.96182374063438) translate (6.94018416484047cm 14.9936059535739cm)" svg:viewBox="0 0 1118 787" draw:points="0,197 36,0 1118,197 1011,787">
          <text:p/>
        </draw:polyline>
        <draw:frame draw:style-name="gr313" draw:text-style-name="P15" draw:layer="layout" svg:width="0.24cm" svg:height="0.27cm" svg:x="6.49cm" svg:y="14.405cm">
          <draw:text-box>
            <text:p text:style-name="P13"><text:span text:style-name="T3">330</text:span></text:p>
          </draw:text-box>
        </draw:frame>
        <draw:frame draw:style-name="gr31" draw:text-style-name="P10" draw:layer="layout" svg:width="0.7cm" svg:height="0.3cm" svg:x="5.905cm" svg:y="14.7cm">
          <draw:text-box>
            <text:p><text:span text:style-name="T1">BL, DCC 51</text:span></text:p>
          </draw:text-box>
        </draw:frame>
        <draw:polyline draw:style-name="gr140" draw:text-style-name="P1" draw:layer="layout" svg:width="1.206cm" svg:height="1.724cm" draw:transform="rotate (-2.96182374063438) translate (7.51349745945587cm 15.8975518698223cm)" svg:viewBox="0 0 1207 1725" draw:points="1127,0 1207,116 1064,902 179,741 0,1725">
          <text:p/>
        </draw:polyline>
        <draw:polyline draw:style-name="gr314" draw:text-style-name="P1" draw:layer="layout" svg:width="3.764cm" svg:height="1.259cm" draw:transform="rotate (-2.96182374063438) translate (10.6303748559165cm 15.4401577268962cm)" svg:viewBox="0 0 3765 1260" draw:points="3685,0 3765,116 3640,804 197,178 0,1260">
          <text:p/>
        </draw:polyline>
        <draw:frame draw:style-name="gr315" draw:text-style-name="P15" draw:layer="layout" svg:width="0.115cm" svg:height="0.27cm" svg:x="6.191cm" svg:y="16.005cm">
          <draw:text-box>
            <text:p text:style-name="P13"><text:span text:style-name="T3">1</text:span></text:p>
          </draw:text-box>
        </draw:frame>
        <draw:frame draw:style-name="gr316" draw:text-style-name="P15" draw:layer="layout" svg:width="0.115cm" svg:height="0.27cm" svg:x="7.992cm" svg:y="16.005cm">
          <draw:text-box>
            <text:p text:style-name="P13"><text:span text:style-name="T3">1</text:span></text:p>
          </draw:text-box>
        </draw:frame>
        <draw:frame draw:style-name="gr317" draw:text-style-name="P15" draw:layer="layout" svg:width="0.115cm" svg:height="0.27cm" svg:x="9.793cm" svg:y="16.005cm">
          <draw:text-box>
            <text:p text:style-name="P13"><text:span text:style-name="T3">1</text:span></text:p>
          </draw:text-box>
        </draw:frame>
        <draw:frame draw:style-name="gr318" draw:text-style-name="P15" draw:layer="layout" svg:width="0.115cm" svg:height="0.27cm" svg:x="11.594cm" svg:y="16.005cm">
          <draw:text-box>
            <text:p text:style-name="P13"><text:span text:style-name="T3">1</text:span></text:p>
          </draw:text-box>
        </draw:frame>
        <draw:polyline draw:style-name="gr314" draw:text-style-name="P1" draw:layer="layout" svg:width="2.879cm" svg:height="1.421cm" draw:transform="rotate (-2.96182374063438) translate (11.5593239856582cm 15.5994544984461cm)" svg:viewBox="0 0 2880 1422" draw:points="2799,0 2880,116 2719,1002 161,537 0,1422">
          <text:p/>
        </draw:polyline>
        <draw:polyline draw:style-name="gr319" draw:text-style-name="P1" draw:layer="layout" svg:width="0.357cm" svg:height="1.743cm" draw:transform="rotate (-2.96182374063438) translate (8.4512891538833cm 15.8552416750173cm)" svg:viewBox="0 0 358 1744" draw:points="250,0 0,1377 358,1646 340,1744">
          <text:p/>
        </draw:polyline>
        <draw:polyline draw:style-name="gr320" draw:text-style-name="P1" draw:layer="layout" svg:width="0.715cm" svg:height="2.029cm" draw:transform="rotate (-2.96182374063438) translate (8.55448617709634cm 16.0728337574375cm)" svg:viewBox="0 0 716 2030" draw:points="152,0 232,116 0,1395 716,1932 698,2030">
          <text:p/>
        </draw:polyline>
        <draw:polyline draw:style-name="gr321" draw:text-style-name="P1" draw:layer="layout" svg:width="2.647cm" svg:height="1.279cm" draw:transform="rotate (-2.96182374063438) translate (11.4099206824347cm 15.4276056802734cm)" svg:viewBox="0 0 2648 1280" draw:points="2648,0 2486,886 125,457 0,1146 179,1280">
          <text:p/>
        </draw:polyline>
        <draw:polyline draw:style-name="gr140" draw:text-style-name="P1" draw:layer="layout" svg:width="0.321cm" svg:height="1.886cm" draw:transform="rotate (-2.96182374063438) translate (8.44244658919753cm 16.0568486413723cm)" svg:viewBox="0 0 322 1887" draw:points="241,0 322,116 144,1100 126,1199 0,1887">
          <text:p/>
        </draw:polyline>
        <draw:polyline draw:style-name="gr322" draw:text-style-name="P1" draw:layer="layout" svg:width="2.45cm" svg:height="1.564cm" draw:transform="rotate (-2.96182374063438) translate (11.3369279136699cm 15.6762168745532cm)" svg:viewBox="0 0 2451 1565" draw:points="2370,0 2451,116 2254,1199 89,805 0,1297 358,1565">
          <text:p/>
        </draw:polyline>
        <draw:polyline draw:style-name="gr323" draw:text-style-name="P1" draw:layer="layout" svg:width="1.18cm" svg:height="2.101cm" draw:transform="rotate (-2.96182374063438) translate (10.1721421999808cm 16.0699885758729cm)" svg:viewBox="0 0 1181 2102" draw:points="168,0 248,116 0,1494 1181,1709 1109,2102">
          <text:p/>
        </draw:polyline>
        <draw:polyline draw:style-name="gr319" draw:text-style-name="P1" draw:layer="layout" svg:width="1.484cm" svg:height="1.958cm" draw:transform="rotate (-2.96182374063438) translate (10.2161049890428cm 15.8616357214434cm)" svg:viewBox="0 0 1485 1959" draw:points="215,0 0,1181 1377,1431 1306,1825 1485,1959">
          <text:p/>
        </draw:polyline>
        <draw:polyline draw:style-name="gr314" draw:text-style-name="P1" draw:layer="layout" svg:width="1.698cm" svg:height="1.636cm" draw:transform="rotate (-2.96182374063438) translate (12.1976882642148cm 15.810559487489cm)" svg:viewBox="0 0 1699 1637" draw:points="1619,0 1699,116 1592,707 215,456 0,1637">
          <text:p/>
        </draw:polyline>
        <draw:polyline draw:style-name="gr321" draw:text-style-name="P1" draw:layer="layout" svg:width="1.466cm" svg:height="1.494cm" draw:transform="rotate (-2.96182374063438) translate (12.0482849609913cm 15.6387106693162cm)" svg:viewBox="0 0 1467 1495" draw:points="1467,0 1359,591 179,377 0,1361 179,1495">
          <text:p/>
        </draw:polyline>
        <draw:polyline draw:style-name="gr323" draw:text-style-name="P1" draw:layer="layout" svg:width="2.557cm" svg:height="2.37cm" draw:transform="rotate (-2.96182374063438) translate (11.8931072264383cm 16.0853516648479cm)" svg:viewBox="0 0 2558 2371" draw:points="88,0 268,135 0,1611 2558,2076 2504,2371">
          <text:p/>
        </draw:polyline>
        <draw:polyline draw:style-name="gr314" draw:text-style-name="P1" draw:layer="layout" svg:width="0.222cm" svg:height="1.905cm" draw:transform="rotate (-2.96182374063438) translate (12.5458515034669cm 16.0755846743846cm)" svg:viewBox="0 0 223 1906" draw:points="142,0 223,116 115,707 215,726 0,1906">
          <text:p/>
        </draw:polyline>
        <draw:polygon draw:style-name="gr324" draw:text-style-name="P33" draw:layer="layout" svg:width="1.499cm" svg:height="0.81cm" svg:x="12cm" svg:y="1.802cm" svg:viewBox="0 0 1500 811" draw:points="0,409 100,0 1500,401 1500,811">
          <text:p/>
        </draw:polygon>
        <draw:polygon draw:style-name="gr145" draw:text-style-name="P29" draw:layer="layout" svg:width="1.502cm" svg:height="0.799cm" draw:transform="rotate (-3.14159265358979) translate (13.5cm 3.001cm)" svg:viewBox="0 0 1503 800" draw:points="1503,361 1406,0 0,390 0,800">
          <text:p/>
        </draw:polygon>
        <draw:g draw:style-name="gr1">
          <draw:polygon draw:style-name="gr146" draw:text-style-name="P30" draw:layer="layout" svg:width="1.351cm" svg:height="0.204cm" draw:transform="skewX (0.0109955742875643) rotate (0.26790804018113) translate (12.1566617052207cm 2.99990559535183cm)" svg:viewBox="0 0 1352 205" draw:points="1352,1 1352,135 936,203 414,205 0,103 0,0">
            <text:p/>
          </draw:polygon>
          <draw:rect draw:style-name="gr147" draw:text-style-name="P31" draw:layer="layout" svg:width="0.303cm" svg:height="0.098cm" draw:transform="skewX (0.0101229096615671) rotate (0.267384441405531) translate (12.387cm 2.973cm)">
            <text:p/>
          </draw:rect>
        </draw:g>
        <draw:g draw:style-name="gr1">
          <draw:polygon draw:style-name="gr100" draw:text-style-name="P21" draw:layer="layout" svg:width="1.799cm" svg:height="0.408cm" draw:transform="rotate (-3.14159265358979) translate (13.8cm 2.60263157894737cm)" svg:viewBox="0 0 1800 409" draw:points="1800,409 1800,0 0,0 1,409">
            <text:p/>
          </draw:polygon>
          <draw:line draw:style-name="gr101" draw:text-style-name="P22" draw:layer="layout" svg:x1="12cm" svg:y1="2.296cm" svg:x2="13.8cm" svg:y2="2.296cm">
            <text:p/>
          </draw:line>
          <draw:line draw:style-name="gr101" draw:text-style-name="P22" draw:layer="layout" svg:x1="12cm" svg:y1="2.5cm" svg:x2="13.8cm" svg:y2="2.5cm">
            <text:p/>
          </draw:line>
        </draw:g>
        <draw:line draw:style-name="gr101" draw:text-style-name="P22" draw:layer="layout" svg:x1="11.86cm" svg:y1="3.001cm" svg:x2="13.4cm" svg:y2="2.508cm">
          <text:p/>
        </draw:line>
        <draw:line draw:style-name="gr101" draw:text-style-name="P22" draw:layer="layout" svg:x1="11.81cm" svg:y1="2.764cm" svg:x2="13.4cm" svg:y2="2.304cm">
          <text:p/>
        </draw:line>
        <draw:line draw:style-name="gr101" draw:text-style-name="P22" draw:layer="layout" svg:x1="12.073cm" svg:y1="1.908cm" svg:x2="13.399cm" svg:y2="2.305cm">
          <text:p/>
        </draw:line>
        <draw:line draw:style-name="gr101" draw:text-style-name="P22" draw:layer="layout" svg:x1="12.024cm" svg:y1="2.106cm" svg:x2="13.399cm" svg:y2="2.509cm">
          <text:p/>
        </draw:line>
        <draw:g draw:style-name="gr1">
          <draw:polygon draw:style-name="gr146" draw:text-style-name="P30" draw:layer="layout" svg:width="1.349cm" svg:height="0.212cm" draw:transform="skewX (-0.0291469985083053) rotate (2.86024557816831) translate (13.4644485160002cm 2.17965347924964cm)" svg:viewBox="0 0 1350 213" draw:points="0,0 1,140 416,211 936,213 1350,108 1350,2">
            <text:p/>
          </draw:polygon>
          <draw:rect draw:style-name="gr147" draw:text-style-name="P31" draw:layer="layout" svg:width="0.302cm" svg:height="0.102cm" draw:transform="skewX (-0.0490437519810406) rotate (2.8628635720463) translate (13.262cm 2.082cm)">
            <text:p/>
          </draw:rect>
        </draw:g>
        <draw:polygon draw:style-name="gr324" draw:text-style-name="P33" draw:layer="layout" svg:width="1.899cm" svg:height="0.909cm" svg:x="10.2cm" svg:y="1.3cm" svg:viewBox="0 0 1900 910" draw:points="0,400 0,0 1900,504 1807,910">
          <text:p/>
        </draw:polygon>
        <draw:line draw:style-name="gr101" draw:text-style-name="P22" draw:layer="layout" svg:x1="10.3cm" svg:y1="1.4cm" svg:x2="12.081cm" svg:y2="1.911cm">
          <text:p/>
        </draw:line>
        <draw:line draw:style-name="gr101" draw:text-style-name="P22" draw:layer="layout" svg:x1="10.2cm" svg:y1="1.6cm" svg:x2="12.031cm" svg:y2="2.107cm">
          <text:p/>
        </draw:line>
        <draw:g draw:style-name="gr1">
          <draw:polygon draw:style-name="gr100" draw:text-style-name="P21" draw:layer="layout" svg:width="1.799cm" svg:height="0.399cm" svg:x="11.9cm" svg:y="3.1cm" svg:viewBox="0 0 1800 400" draw:points="1800,400 1800,0 0,0 0,400">
            <text:p/>
          </draw:polygon>
          <draw:line draw:style-name="gr101" draw:text-style-name="P22" draw:layer="layout" svg:x1="13.7cm" svg:y1="3.4cm" svg:x2="11.9cm" svg:y2="3.4cm">
            <text:p/>
          </draw:line>
          <draw:line draw:style-name="gr101" draw:text-style-name="P22" draw:layer="layout" svg:x1="13.7cm" svg:y1="3.2cm" svg:x2="11.9cm" svg:y2="3.2cm">
            <text:p/>
          </draw:line>
        </draw:g>
        <draw:frame draw:style-name="gr31" draw:text-style-name="P10" draw:layer="layout" svg:width="1.2cm" svg:height="0.4cm" svg:x="9.5cm" svg:y="1.8cm">
          <draw:text-box>
            <text:p><text:span text:style-name="T1">DCC 11: UC</text:span></text:p>
          </draw:text-box>
        </draw:frame>
        <draw:g draw:style-name="gr1">
          <draw:polygon draw:style-name="gr100" draw:text-style-name="P21" draw:layer="layout" svg:width="0.999cm" svg:height="0.399cm" svg:x="13.7cm" svg:y="3.1cm" svg:viewBox="0 0 1000 400" draw:points="1000,400 1000,0 0,0 0,400">
            <text:p/>
          </draw:polygon>
          <draw:line draw:style-name="gr101" draw:text-style-name="P22" draw:layer="layout" svg:x1="14.7cm" svg:y1="3.4cm" svg:x2="13.7cm" svg:y2="3.4cm">
            <text:p/>
          </draw:line>
          <draw:line draw:style-name="gr101" draw:text-style-name="P22" draw:layer="layout" svg:x1="14.7cm" svg:y1="3.2cm" svg:x2="13.7cm" svg:y2="3.2cm">
            <text:p/>
          </draw:line>
        </draw:g>
        <draw:polygon draw:style-name="gr145" draw:text-style-name="P29" draw:layer="layout" svg:width="1.736cm" svg:height="0.864cm" svg:x="10.4cm" svg:y="2.627cm" svg:viewBox="0 0 1737 865" draw:points="1737,361 1641,0 3,473 0,865">
          <text:p/>
        </draw:polygon>
        <draw:polygon draw:style-name="gr146" draw:text-style-name="P30" draw:layer="layout" svg:width="1.349cm" svg:height="0.199cm" svg:x="10.4cm" svg:y="3.5cm" svg:viewBox="0 0 1350 200" draw:points="0,0 0,132 415,198 936,200 1350,101 1350,0">
          <text:p/>
        </draw:polygon>
        <draw:rect draw:style-name="gr147" draw:text-style-name="P31" draw:layer="layout" svg:width="0.302cm" svg:height="0.096cm" svg:x="11.219cm" svg:y="3.535cm">
          <text:p/>
        </draw:rect>
        <draw:g draw:style-name="gr1">
          <draw:polygon draw:style-name="gr100" draw:text-style-name="P21" draw:layer="layout" svg:width="1.799cm" svg:height="0.399cm" svg:x="10.1cm" svg:y="3.1cm" svg:viewBox="0 0 1800 400" draw:points="1800,400 1800,0 0,0 1,400">
            <text:p/>
          </draw:polygon>
          <draw:line draw:style-name="gr101" draw:text-style-name="P22" draw:layer="layout" svg:x1="11.9cm" svg:y1="3.4cm" svg:x2="10.1cm" svg:y2="3.4cm">
            <text:p/>
          </draw:line>
          <draw:line draw:style-name="gr101" draw:text-style-name="P22" draw:layer="layout" svg:x1="11.9cm" svg:y1="3.2cm" svg:x2="10.1cm" svg:y2="3.2cm">
            <text:p/>
          </draw:line>
        </draw:g>
        <draw:line draw:style-name="gr101" draw:text-style-name="P22" draw:layer="layout" svg:x1="12.097cm" svg:y1="2.68cm" svg:x2="10.41cm" svg:y2="3.194cm">
          <text:p/>
        </draw:line>
        <draw:line draw:style-name="gr101" draw:text-style-name="P22" draw:layer="layout" svg:x1="12.162cm" svg:y1="2.904cm" svg:x2="10.453cm" svg:y2="3.399cm">
          <text:p/>
        </draw:line>
        <draw:g draw:style-name="gr1">
          <draw:polygon draw:style-name="gr100" draw:text-style-name="P21" draw:layer="layout" svg:width="0.999cm" svg:height="0.399cm" svg:x="13.7cm" svg:y="2.2cm" svg:viewBox="0 0 1000 400" draw:points="1000,400 1000,0 0,0 0,400">
            <text:p/>
          </draw:polygon>
          <draw:line draw:style-name="gr101" draw:text-style-name="P22" draw:layer="layout" svg:x1="14.7cm" svg:y1="2.5cm" svg:x2="13.7cm" svg:y2="2.5cm">
            <text:p/>
          </draw:line>
          <draw:line draw:style-name="gr101" draw:text-style-name="P22" draw:layer="layout" svg:x1="14.7cm" svg:y1="2.3cm" svg:x2="13.7cm" svg:y2="2.3cm">
            <text:p/>
          </draw:line>
        </draw:g>
        <draw:g draw:style-name="gr1">
          <draw:polygon draw:style-name="gr100" draw:text-style-name="P21" draw:layer="layout" svg:width="0.928cm" svg:height="0.399cm" svg:x="11.1cm" svg:y="2.2cm" svg:viewBox="0 0 929 400" draw:points="929,400 929,0 0,0 0,400">
            <text:p/>
          </draw:polygon>
          <draw:line draw:style-name="gr101" draw:text-style-name="P22" draw:layer="layout" svg:x1="12.029cm" svg:y1="2.5cm" svg:x2="11.1cm" svg:y2="2.5cm">
            <text:p/>
          </draw:line>
          <draw:line draw:style-name="gr101" draw:text-style-name="P22" draw:layer="layout" svg:x1="12.029cm" svg:y1="2.3cm" svg:x2="11.1cm" svg:y2="2.3cm">
            <text:p/>
          </draw:line>
        </draw:g>
        <draw:g draw:style-name="gr1">
          <draw:polygon draw:style-name="gr100" draw:text-style-name="P21" draw:layer="layout" svg:width="0.999cm" svg:height="0.399cm" svg:x="10.1cm" svg:y="2.2cm" svg:viewBox="0 0 1000 400" draw:points="1000,400 1000,0 0,0 0,400">
            <text:p/>
          </draw:polygon>
          <draw:line draw:style-name="gr101" draw:text-style-name="P22" draw:layer="layout" svg:x1="11.1cm" svg:y1="2.5cm" svg:x2="10.1cm" svg:y2="2.5cm">
            <text:p/>
          </draw:line>
          <draw:line draw:style-name="gr101" draw:text-style-name="P22" draw:layer="layout" svg:x1="11.1cm" svg:y1="2.3cm" svg:x2="10.1cm" svg:y2="2.3cm">
            <text:p/>
          </draw:line>
        </draw:g>
        <draw:rect draw:style-name="gr147" draw:text-style-name="P31" draw:layer="layout" svg:width="0.302cm" svg:height="0.096cm" svg:x="10.407cm" svg:y="2.35cm">
          <text:p/>
        </draw:rect>
        <draw:g draw:style-name="gr1">
          <draw:polygon draw:style-name="gr100" draw:text-style-name="P21" draw:layer="layout" svg:width="0.599cm" svg:height="0.399cm" svg:x="9.5cm" svg:y="3.1cm" svg:viewBox="0 0 600 400" draw:points="600,400 600,0 0,0 0,400">
            <text:p/>
          </draw:polygon>
          <draw:line draw:style-name="gr101" draw:text-style-name="P22" draw:layer="layout" svg:x1="10.1cm" svg:y1="3.4cm" svg:x2="9.5cm" svg:y2="3.4cm">
            <text:p/>
          </draw:line>
          <draw:line draw:style-name="gr101" draw:text-style-name="P22" draw:layer="layout" svg:x1="10.1cm" svg:y1="3.2cm" svg:x2="9.5cm" svg:y2="3.2cm">
            <text:p/>
          </draw:line>
        </draw:g>
        <draw:g draw:style-name="gr1">
          <draw:polygon draw:style-name="gr100" draw:text-style-name="P21" draw:layer="layout" svg:width="0.599cm" svg:height="0.399cm" svg:x="9.5cm" svg:y="2.2cm" svg:viewBox="0 0 600 400" draw:points="600,400 600,0 0,0 0,400">
            <text:p/>
          </draw:polygon>
          <draw:line draw:style-name="gr101" draw:text-style-name="P22" draw:layer="layout" svg:x1="10.1cm" svg:y1="2.5cm" svg:x2="9.5cm" svg:y2="2.5cm">
            <text:p/>
          </draw:line>
          <draw:line draw:style-name="gr101" draw:text-style-name="P22" draw:layer="layout" svg:x1="10.1cm" svg:y1="2.3cm" svg:x2="9.5cm" svg:y2="2.3cm">
            <text:p/>
          </draw:line>
        </draw:g>
        <draw:polygon draw:style-name="gr100" draw:text-style-name="P21" draw:layer="layout" svg:width="0.699cm" svg:height="0.399cm" svg:x="9.5cm" svg:y="1.3cm" svg:viewBox="0 0 700 400" draw:points="700,400 700,0 0,0 0,400">
          <text:p/>
        </draw:polygon>
        <draw:line draw:style-name="gr101" draw:text-style-name="P22" draw:layer="layout" svg:x1="10.2cm" svg:y1="1.6cm" svg:x2="9.5cm" svg:y2="1.6cm">
          <text:p/>
        </draw:line>
        <draw:line draw:style-name="gr101" draw:text-style-name="P22" draw:layer="layout" svg:x1="10.3cm" svg:y1="1.4cm" svg:x2="9.5cm" svg:y2="1.4cm">
          <text:p/>
        </draw:line>
        <draw:circle draw:style-name="gr127" draw:text-style-name="P24" draw:layer="layout" svg:width="0.1cm" svg:height="0.1cm" draw:transform="rotate (-3.14159265358979) translate (9.75cm 3.253cm)">
          <text:p/>
        </draw:circle>
        <draw:circle draw:style-name="gr129" draw:text-style-name="P25" draw:layer="layout" svg:width="0.1cm" svg:height="0.1cm" draw:transform="rotate (-3.14159265358979) translate (9.95cm 3.453cm)">
          <text:p/>
        </draw:circle>
        <draw:circle draw:style-name="gr127" draw:text-style-name="P24" draw:layer="layout" svg:width="0.1cm" svg:height="0.1cm" draw:transform="rotate (-3.14159265358979) translate (14.35cm 3.253cm)">
          <text:p/>
        </draw:circle>
        <draw:circle draw:style-name="gr129" draw:text-style-name="P25" draw:layer="layout" svg:width="0.1cm" svg:height="0.1cm" draw:transform="rotate (-3.14159265358979) translate (14.55cm 3.453cm)">
          <text:p/>
        </draw:circle>
        <draw:rect draw:style-name="gr125" draw:text-style-name="P23" draw:layer="layout" svg:width="0.2cm" svg:height="0.1cm" svg:x="11.8cm" svg:y="3.15cm">
          <text:p/>
        </draw:rect>
        <draw:rect draw:style-name="gr125" draw:text-style-name="P23" draw:layer="layout" svg:width="0.2cm" svg:height="0.1cm" svg:x="11.8cm" svg:y="3.35cm">
          <text:p/>
        </draw:rect>
        <draw:frame draw:style-name="gr31" draw:text-style-name="P10" draw:layer="layout" svg:width="1.2cm" svg:height="0.4cm" svg:x="11.8cm" svg:y="3.5cm">
          <draw:text-box>
            <text:p><text:span text:style-name="T1">DCC 21: W2</text:span></text:p>
          </draw:text-box>
        </draw:frame>
        <draw:frame draw:style-name="gr31" draw:text-style-name="P10" draw:layer="layout" svg:width="1.2cm" svg:height="0.4cm" svg:x="13.4cm" svg:y="3.5cm">
          <draw:text-box>
            <text:p><text:span text:style-name="T1">DCC 41: DT</text:span></text:p>
          </draw:text-box>
        </draw:frame>
        <draw:frame draw:style-name="gr31" draw:text-style-name="P10" draw:layer="layout" svg:width="1.2cm" svg:height="0.4cm" svg:x="13.5cm" svg:y="1.8cm">
          <draw:text-box>
            <text:p><text:span text:style-name="T1">DCC 31: T3L</text:span></text:p>
          </draw:text-box>
        </draw:frame>
        <draw:frame draw:style-name="gr31" draw:text-style-name="P10" draw:layer="layout" svg:width="1.2cm" svg:height="0.4cm" svg:x="13.5cm" svg:y="2.6cm">
          <draw:text-box>
            <text:p><text:span text:style-name="T1">DCC 32: T3R</text:span></text:p>
          </draw:text-box>
        </draw:frame>
        <draw:rect draw:style-name="gr7" draw:text-style-name="P3" draw:layer="layout" svg:width="1.8cm" svg:height="1.8cm" svg:x="3.5cm" svg:y="5cm">
          <text:p/>
        </draw:rect>
        <draw:frame draw:style-name="gr31" draw:text-style-name="P10" draw:layer="layout" svg:width="1.6cm" svg:height="0.38cm" svg:x="3.6cm" svg:y="5.42cm">
          <draw:text-box>
            <text:p><text:span text:style-name="T1">SUB25_10</text:span></text:p>
          </draw:text-box>
        </draw:frame>
        <draw:rect draw:style-name="gr7" draw:text-style-name="P3" draw:layer="layout" svg:width="1.4cm" svg:height="0.6cm" svg:x="7.6cm" svg:y="4.6cm">
          <text:p/>
        </draw:rect>
        <draw:frame draw:style-name="gr31" draw:text-style-name="P10" draw:layer="layout" svg:width="1.194cm" svg:height="0.38cm" svg:x="7.706cm" svg:y="4.72cm">
          <draw:text-box>
            <text:p><text:span text:style-name="T1">CON_6pol-3</text:span></text:p>
          </draw:text-box>
        </draw:frame>
        <draw:rect draw:style-name="gr7" draw:text-style-name="P3" draw:layer="layout" svg:width="1.4cm" svg:height="0.6cm" svg:x="10.2cm" svg:y="4.6cm">
          <text:p/>
        </draw:rect>
        <draw:frame draw:style-name="gr31" draw:text-style-name="P10" draw:layer="layout" svg:width="1.194cm" svg:height="0.38cm" svg:x="10.306cm" svg:y="4.72cm">
          <draw:text-box>
            <text:p><text:span text:style-name="T1">CON_6pol-3</text:span></text:p>
          </draw:text-box>
        </draw:frame>
        <draw:rect draw:style-name="gr7" draw:text-style-name="P3" draw:layer="layout" svg:width="1.4cm" svg:height="0.6cm" svg:x="12.8cm" svg:y="4.6cm">
          <text:p/>
        </draw:rect>
        <draw:frame draw:style-name="gr31" draw:text-style-name="P10" draw:layer="layout" svg:width="1.194cm" svg:height="0.38cm" svg:x="12.906cm" svg:y="4.72cm">
          <draw:text-box>
            <text:p><text:span text:style-name="T1">CON_6pol-6</text:span></text:p>
          </draw:text-box>
        </draw:frame>
        <draw:rect draw:style-name="gr7" draw:text-style-name="P3" draw:layer="layout" svg:width="1.4cm" svg:height="0.6cm" svg:x="15.4cm" svg:y="4.6cm">
          <text:p/>
        </draw:rect>
        <draw:frame draw:style-name="gr31" draw:text-style-name="P10" draw:layer="layout" svg:width="1.194cm" svg:height="0.38cm" svg:x="15.506cm" svg:y="4.72cm">
          <draw:text-box>
            <text:p><text:span text:style-name="T1">CON_1xIO</text:span></text:p>
          </draw:text-box>
        </draw:frame>
        <draw:rect draw:style-name="gr7" draw:text-style-name="P3" draw:layer="layout" svg:width="1.4cm" svg:height="0.6cm" svg:x="6.6cm" svg:y="8.6cm">
          <text:p/>
        </draw:rect>
        <draw:frame draw:style-name="gr31" draw:text-style-name="P10" draw:layer="layout" svg:width="1.194cm" svg:height="0.38cm" svg:x="6.706cm" svg:y="8.72cm">
          <draw:text-box>
            <text:p><text:span text:style-name="T1">10pol_PIN</text:span></text:p>
          </draw:text-box>
        </draw:frame>
        <draw:rect draw:style-name="gr7" draw:text-style-name="P3" draw:layer="layout" svg:width="1.4cm" svg:height="0.6cm" svg:x="9.2cm" svg:y="8.6cm">
          <text:p/>
        </draw:rect>
        <draw:frame draw:style-name="gr31" draw:text-style-name="P10" draw:layer="layout" svg:width="1.194cm" svg:height="0.38cm" svg:x="9.306cm" svg:y="8.72cm">
          <draw:text-box>
            <text:p><text:span text:style-name="T1">10pol_PIN</text:span></text:p>
          </draw:text-box>
        </draw:frame>
        <draw:rect draw:style-name="gr7" draw:text-style-name="P3" draw:layer="layout" svg:width="1.4cm" svg:height="0.6cm" svg:x="11.8cm" svg:y="8.6cm">
          <text:p/>
        </draw:rect>
        <draw:frame draw:style-name="gr31" draw:text-style-name="P10" draw:layer="layout" svg:width="1.194cm" svg:height="0.38cm" svg:x="11.906cm" svg:y="8.72cm">
          <draw:text-box>
            <text:p><text:span text:style-name="T1">10pol_PIN</text:span></text:p>
          </draw:text-box>
        </draw:frame>
        <draw:rect draw:style-name="gr7" draw:text-style-name="P3" draw:layer="layout" svg:width="1.4cm" svg:height="0.6cm" svg:x="14.4cm" svg:y="8.6cm">
          <text:p/>
        </draw:rect>
        <draw:frame draw:style-name="gr31" draw:text-style-name="P10" draw:layer="layout" svg:width="1.194cm" svg:height="0.38cm" svg:x="14.506cm" svg:y="8.72cm">
          <draw:text-box>
            <text:p><text:span text:style-name="T1">10pol_PIN</text:span></text:p>
          </draw:text-box>
        </draw:frame>
        <draw:rect draw:style-name="gr7" draw:text-style-name="P3" draw:layer="layout" svg:width="2cm" svg:height="0.8cm" svg:x="6.6cm" svg:y="9.6cm">
          <text:p/>
        </draw:rect>
        <draw:frame draw:style-name="gr31" draw:text-style-name="P10" draw:layer="layout" svg:width="1.2cm" svg:height="0.38cm" svg:x="7cm" svg:y="9.82cm">
          <draw:text-box>
            <text:p><text:span text:style-name="T1">1OUT</text:span></text:p>
          </draw:text-box>
        </draw:frame>
        <draw:rect draw:style-name="gr7" draw:text-style-name="P3" draw:layer="layout" svg:width="2cm" svg:height="0.8cm" svg:x="9.2cm" svg:y="9.6cm">
          <text:p/>
        </draw:rect>
        <draw:frame draw:style-name="gr31" draw:text-style-name="P10" draw:layer="layout" svg:width="0.794cm" svg:height="0.38cm" svg:x="9.806cm" svg:y="9.82cm">
          <draw:text-box>
            <text:p><text:span text:style-name="T1">W2</text:span></text:p>
          </draw:text-box>
        </draw:frame>
        <draw:rect draw:style-name="gr7" draw:text-style-name="P3" draw:layer="layout" svg:width="2cm" svg:height="0.8cm" svg:x="11.8cm" svg:y="9.6cm">
          <text:p/>
        </draw:rect>
        <draw:rect draw:style-name="gr7" draw:text-style-name="P3" draw:layer="layout" svg:width="2cm" svg:height="0.8cm" svg:x="14.4cm" svg:y="9.6cm">
          <text:p/>
        </draw:rect>
        <draw:frame draw:style-name="gr31" draw:text-style-name="P10" draw:layer="layout" svg:width="0.994cm" svg:height="0.38cm" svg:x="14.906cm" svg:y="9.82cm">
          <draw:text-box>
            <text:p><text:span text:style-name="T1">2IO</text:span></text:p>
          </draw:text-box>
        </draw:frame>
        <draw:frame draw:style-name="gr31" draw:text-style-name="P10" draw:layer="layout" svg:width="0.8cm" svg:height="0.38cm" svg:x="12.4cm" svg:y="9.82cm">
          <draw:text-box>
            <text:p><text:span text:style-name="T1">W3</text:span></text:p>
          </draw:text-box>
        </draw:frame>
        <draw:rect draw:style-name="gr7" draw:text-style-name="P3" draw:layer="layout" svg:width="1.801cm" svg:height="0.8cm" svg:x="3.5cm" svg:y="9.6cm">
          <text:p/>
        </draw:rect>
        <draw:frame draw:style-name="gr31" draw:text-style-name="P10" draw:layer="layout" svg:width="1.601cm" svg:height="0.38cm" svg:x="3.6cm" svg:y="9.82cm">
          <draw:text-box>
            <text:p><text:span text:style-name="T1">uC_OLED</text:span></text:p>
          </draw:text-box>
        </draw:frame>
        <draw:g draw:style-name="gr1">
          <draw:line draw:style-name="gr325" draw:text-style-name="P1" draw:layer="layout" svg:x1="19.9cm" svg:y1="13.4cm" svg:x2="18.4cm" svg:y2="13.4cm">
            <text:p/>
          </draw:line>
          <draw:line draw:style-name="gr326" draw:text-style-name="P1" draw:layer="layout" svg:x1="19.9cm" svg:y1="13.35cm" svg:x2="18.4cm" svg:y2="13.35cm">
            <text:p/>
          </draw:line>
          <draw:line draw:style-name="gr327" draw:text-style-name="P1" draw:layer="layout" svg:x1="19.9cm" svg:y1="13.3cm" svg:x2="18.4cm" svg:y2="13.3cm">
            <text:p/>
          </draw:line>
          <draw:line draw:style-name="gr328" draw:text-style-name="P1" draw:layer="layout" svg:x1="19.9cm" svg:y1="13.55cm" svg:x2="18.4cm" svg:y2="13.55cm">
            <text:p/>
          </draw:line>
          <draw:line draw:style-name="gr329" draw:text-style-name="P1" draw:layer="layout" svg:x1="19.9cm" svg:y1="13.5cm" svg:x2="18.4cm" svg:y2="13.5cm">
            <text:p/>
          </draw:line>
          <draw:line draw:style-name="gr330" draw:text-style-name="P1" draw:layer="layout" svg:x1="19.9cm" svg:y1="13.45cm" svg:x2="18.4cm" svg:y2="13.45cm">
            <text:p/>
          </draw:line>
        </draw:g>
        <draw:g draw:style-name="gr1">
          <draw:line draw:style-name="gr331" draw:text-style-name="P1" draw:layer="layout" svg:x1="19.9cm" svg:y1="13.25cm" svg:x2="18.4cm" svg:y2="13.25cm">
            <text:p/>
          </draw:line>
          <draw:line draw:style-name="gr332" draw:text-style-name="P1" draw:layer="layout" svg:x1="19.9cm" svg:y1="13.2cm" svg:x2="18.4cm" svg:y2="13.2cm">
            <text:p/>
          </draw:line>
          <draw:line draw:style-name="gr333" draw:text-style-name="P1" draw:layer="layout" svg:x1="19.9cm" svg:y1="13.15cm" svg:x2="18.4cm" svg:y2="13.15cm">
            <text:p/>
          </draw:line>
          <draw:line draw:style-name="gr334" draw:text-style-name="P1" draw:layer="layout" svg:x1="19.9cm" svg:y1="13.1cm" svg:x2="18.4cm" svg:y2="13.1cm">
            <text:p/>
          </draw:line>
        </draw:g>
        <draw:g draw:style-name="gr1">
          <draw:polyline draw:style-name="gr325" draw:text-style-name="P1" draw:layer="layout" svg:width="0.565cm" svg:height="0.282cm" draw:transform="rotate (-2.35619449019235) translate (16.2cm 13.2cm)" svg:viewBox="0 0 566 283" draw:points="0,283 283,0 566,283">
            <text:p/>
          </draw:polyline>
          <draw:polyline draw:style-name="gr326" draw:text-style-name="P1" draw:layer="layout" svg:width="0.489cm" svg:height="0.279cm" draw:transform="rotate (-2.49808975837948) translate (16.1180001750678cm 13.2239993997636cm)" svg:viewBox="0 0 490 280" draw:points="0,280 210,0 490,210">
            <text:p/>
          </draw:polyline>
          <draw:polyline draw:style-name="gr327" draw:text-style-name="P1" draw:layer="layout" svg:width="0.423cm" svg:height="0.211cm" draw:transform="rotate (-2.35619449019235) translate (16.05cm 13.15cm)" svg:viewBox="0 0 424 212" draw:points="0,212 212,0 424,212">
            <text:p/>
          </draw:polyline>
          <draw:polyline draw:style-name="gr328" draw:text-style-name="P1" draw:layer="layout" svg:width="0.777cm" svg:height="0.388cm" draw:transform="rotate (-2.35619449019235) translate (16.425cm 13.275cm)" svg:viewBox="0 0 778 389" draw:points="0,389 389,0 778,389">
            <text:p/>
          </draw:polyline>
          <draw:polyline draw:style-name="gr329" draw:text-style-name="P1" draw:layer="layout" svg:width="0.706cm" svg:height="0.353cm" draw:transform="rotate (-2.35619449019235) translate (16.35cm 13.25cm)" svg:viewBox="0 0 707 354" draw:points="0,354 354,0 707,354">
            <text:p/>
          </draw:polyline>
          <draw:polyline draw:style-name="gr330" draw:text-style-name="P1" draw:layer="layout" svg:width="0.634cm" svg:height="0.336cm" draw:transform="rotate (-2.29650422977414) translate (16.2733985860282cm 13.1982031389787cm)" svg:viewBox="0 0 635 337" draw:points="0,299 337,0 635,337">
            <text:p/>
          </draw:polyline>
          <draw:polyline draw:style-name="gr331" draw:text-style-name="P1" draw:layer="layout" svg:width="0.353cm" svg:height="0.176cm" draw:transform="rotate (-2.35619449019235) translate (15.975cm 13.125cm)" svg:viewBox="0 0 354 177" draw:points="0,177 177,0 354,177">
            <text:p/>
          </draw:polyline>
          <draw:polyline draw:style-name="gr332" draw:text-style-name="P1" draw:layer="layout" svg:width="0.282cm" svg:height="0.14cm" draw:transform="rotate (-2.35619449019235) translate (15.9cm 13.1cm)" svg:viewBox="0 0 283 141" draw:points="0,141 141,0 283,141">
            <text:p/>
          </draw:polyline>
          <draw:polyline draw:style-name="gr333" draw:text-style-name="P1" draw:layer="layout" svg:width="0.209cm" svg:height="0.119cm" draw:transform="rotate (-2.49808975837948) translate (15.8220000750291cm 13.0959997427558cm)" svg:viewBox="0 0 210 120" draw:points="0,120 90,0 210,90">
            <text:p/>
          </draw:polyline>
          <draw:polyline draw:style-name="gr334" draw:text-style-name="P1" draw:layer="layout" svg:width="0.14cm" svg:height="0.07cm" draw:transform="rotate (-2.35619449019235) translate (15.75cm 13.05cm)" svg:viewBox="0 0 141 71" draw:points="0,71 71,0 141,71">
            <text:p/>
          </draw:polyline>
        </draw:g>
        <draw:g draw:style-name="gr1">
          <draw:polyline draw:style-name="gr325" draw:text-style-name="P1" draw:layer="layout" svg:width="0.565cm" svg:height="0.282cm" draw:transform="rotate (-2.35619449019235) translate (17cm 13.2cm)" svg:viewBox="0 0 566 283" draw:points="0,283 283,0 566,283">
            <text:p/>
          </draw:polyline>
          <draw:polyline draw:style-name="gr326" draw:text-style-name="P1" draw:layer="layout" svg:width="0.489cm" svg:height="0.279cm" draw:transform="rotate (-2.49808975837948) translate (16.9180001750678cm 13.2239993997636cm)" svg:viewBox="0 0 490 280" draw:points="0,280 210,0 490,210">
            <text:p/>
          </draw:polyline>
          <draw:polyline draw:style-name="gr327" draw:text-style-name="P1" draw:layer="layout" svg:width="0.423cm" svg:height="0.211cm" draw:transform="rotate (-2.35619449019235) translate (16.85cm 13.15cm)" svg:viewBox="0 0 424 212" draw:points="0,212 212,0 424,212">
            <text:p/>
          </draw:polyline>
          <draw:polyline draw:style-name="gr328" draw:text-style-name="P1" draw:layer="layout" svg:width="0.777cm" svg:height="0.388cm" draw:transform="rotate (-2.35619449019235) translate (17.225cm 13.275cm)" svg:viewBox="0 0 778 389" draw:points="0,389 389,0 778,389">
            <text:p/>
          </draw:polyline>
          <draw:polyline draw:style-name="gr329" draw:text-style-name="P1" draw:layer="layout" svg:width="0.706cm" svg:height="0.353cm" draw:transform="rotate (-2.35619449019235) translate (17.15cm 13.25cm)" svg:viewBox="0 0 707 354" draw:points="0,354 354,0 707,354">
            <text:p/>
          </draw:polyline>
          <draw:polyline draw:style-name="gr330" draw:text-style-name="P1" draw:layer="layout" svg:width="0.634cm" svg:height="0.336cm" draw:transform="rotate (-2.29650422977414) translate (17.0733985860282cm 13.1982031389787cm)" svg:viewBox="0 0 635 337" draw:points="0,299 337,0 635,337">
            <text:p/>
          </draw:polyline>
          <draw:polyline draw:style-name="gr331" draw:text-style-name="P1" draw:layer="layout" svg:width="0.353cm" svg:height="0.176cm" draw:transform="rotate (-2.35619449019235) translate (16.775cm 13.125cm)" svg:viewBox="0 0 354 177" draw:points="0,177 177,0 354,177">
            <text:p/>
          </draw:polyline>
          <draw:polyline draw:style-name="gr332" draw:text-style-name="P1" draw:layer="layout" svg:width="0.282cm" svg:height="0.14cm" draw:transform="rotate (-2.35619449019235) translate (16.7cm 13.1cm)" svg:viewBox="0 0 283 141" draw:points="0,141 141,0 283,141">
            <text:p/>
          </draw:polyline>
          <draw:polyline draw:style-name="gr333" draw:text-style-name="P1" draw:layer="layout" svg:width="0.209cm" svg:height="0.119cm" draw:transform="rotate (-2.49808975837948) translate (16.6220000750291cm 13.0959997427558cm)" svg:viewBox="0 0 210 120" draw:points="0,120 90,0 210,90">
            <text:p/>
          </draw:polyline>
          <draw:polyline draw:style-name="gr334" draw:text-style-name="P1" draw:layer="layout" svg:width="0.14cm" svg:height="0.07cm" draw:transform="rotate (-2.35619449019235) translate (16.55cm 13.05cm)" svg:viewBox="0 0 141 71" draw:points="0,71 71,0 141,71">
            <text:p/>
          </draw:polyline>
        </draw:g>
        <draw:g draw:style-name="gr144">
          <draw:g draw:style-name="gr1">
            <draw:line draw:style-name="gr325" draw:text-style-name="P1" draw:layer="layout" svg:x1="7.35cm" svg:y1="9.2cm" svg:x2="7.35cm" svg:y2="9.6cm">
              <text:p/>
            </draw:line>
            <draw:line draw:style-name="gr326" draw:text-style-name="P1" draw:layer="layout" svg:x1="7.3cm" svg:y1="9.2cm" svg:x2="7.3cm" svg:y2="9.6cm">
              <text:p/>
            </draw:line>
            <draw:line draw:style-name="gr327" draw:text-style-name="P1" draw:layer="layout" svg:x1="7.25cm" svg:y1="9.2cm" svg:x2="7.25cm" svg:y2="9.6cm">
              <text:p/>
            </draw:line>
            <draw:line draw:style-name="gr328" draw:text-style-name="P1" draw:layer="layout" svg:x1="7.5cm" svg:y1="9.2cm" svg:x2="7.5cm" svg:y2="9.6cm">
              <text:p/>
            </draw:line>
            <draw:line draw:style-name="gr329" draw:text-style-name="P1" draw:layer="layout" svg:x1="7.45cm" svg:y1="9.2cm" svg:x2="7.45cm" svg:y2="9.6cm">
              <text:p/>
            </draw:line>
            <draw:line draw:style-name="gr330" draw:text-style-name="P1" draw:layer="layout" svg:x1="7.4cm" svg:y1="9.2cm" svg:x2="7.4cm" svg:y2="9.6cm">
              <text:p/>
            </draw:line>
          </draw:g>
          <draw:g draw:style-name="gr1">
            <draw:line draw:style-name="gr331" draw:text-style-name="P1" draw:layer="layout" svg:x1="7.2cm" svg:y1="9.2cm" svg:x2="7.2cm" svg:y2="9.6cm">
              <text:p/>
            </draw:line>
            <draw:line draw:style-name="gr332" draw:text-style-name="P1" draw:layer="layout" svg:x1="7.15cm" svg:y1="9.2cm" svg:x2="7.15cm" svg:y2="9.6cm">
              <text:p/>
            </draw:line>
            <draw:line draw:style-name="gr333" draw:text-style-name="P1" draw:layer="layout" svg:x1="7.1cm" svg:y1="9.2cm" svg:x2="7.1cm" svg:y2="9.6cm">
              <text:p/>
            </draw:line>
            <draw:line draw:style-name="gr334" draw:text-style-name="P1" draw:layer="layout" svg:x1="7.05cm" svg:y1="9.2cm" svg:x2="7.05cm" svg:y2="9.6cm">
              <text:p/>
            </draw:line>
          </draw:g>
        </draw:g>
        <draw:g draw:style-name="gr1">
          <draw:line draw:style-name="gr325" draw:text-style-name="P1" draw:layer="layout" svg:x1="8.27cm" svg:y1="5.2cm" svg:x2="8.27cm" svg:y2="9.6cm">
            <text:p/>
          </draw:line>
          <draw:line draw:style-name="gr326" draw:text-style-name="P1" draw:layer="layout" svg:x1="8.22cm" svg:y1="5.2cm" svg:x2="8.22cm" svg:y2="9.6cm">
            <text:p/>
          </draw:line>
          <draw:line draw:style-name="gr327" draw:text-style-name="P1" draw:layer="layout" svg:x1="8.17cm" svg:y1="5.2cm" svg:x2="8.17cm" svg:y2="9.6cm">
            <text:p/>
          </draw:line>
          <draw:line draw:style-name="gr328" draw:text-style-name="P1" draw:layer="layout" svg:x1="8.42cm" svg:y1="5.2cm" svg:x2="8.42cm" svg:y2="9.6cm">
            <text:p/>
          </draw:line>
          <draw:line draw:style-name="gr329" draw:text-style-name="P1" draw:layer="layout" svg:x1="8.37cm" svg:y1="5.2cm" svg:x2="8.37cm" svg:y2="9.6cm">
            <text:p/>
          </draw:line>
          <draw:line draw:style-name="gr330" draw:text-style-name="P1" draw:layer="layout" svg:x1="8.32cm" svg:y1="5.2cm" svg:x2="8.32cm" svg:y2="9.6cm">
            <text:p/>
          </draw:line>
        </draw:g>
        <draw:g draw:style-name="gr144">
          <draw:g draw:style-name="gr1">
            <draw:line draw:style-name="gr325" draw:text-style-name="P1" draw:layer="layout" svg:x1="9.95cm" svg:y1="9.2cm" svg:x2="9.95cm" svg:y2="9.6cm">
              <text:p/>
            </draw:line>
            <draw:line draw:style-name="gr326" draw:text-style-name="P1" draw:layer="layout" svg:x1="9.9cm" svg:y1="9.2cm" svg:x2="9.9cm" svg:y2="9.6cm">
              <text:p/>
            </draw:line>
            <draw:line draw:style-name="gr327" draw:text-style-name="P1" draw:layer="layout" svg:x1="9.85cm" svg:y1="9.2cm" svg:x2="9.85cm" svg:y2="9.6cm">
              <text:p/>
            </draw:line>
            <draw:line draw:style-name="gr328" draw:text-style-name="P1" draw:layer="layout" svg:x1="10.1cm" svg:y1="9.2cm" svg:x2="10.1cm" svg:y2="9.6cm">
              <text:p/>
            </draw:line>
            <draw:line draw:style-name="gr329" draw:text-style-name="P1" draw:layer="layout" svg:x1="10.05cm" svg:y1="9.2cm" svg:x2="10.05cm" svg:y2="9.6cm">
              <text:p/>
            </draw:line>
            <draw:line draw:style-name="gr330" draw:text-style-name="P1" draw:layer="layout" svg:x1="10cm" svg:y1="9.2cm" svg:x2="10cm" svg:y2="9.6cm">
              <text:p/>
            </draw:line>
          </draw:g>
          <draw:g draw:style-name="gr1">
            <draw:line draw:style-name="gr331" draw:text-style-name="P1" draw:layer="layout" svg:x1="9.8cm" svg:y1="9.2cm" svg:x2="9.8cm" svg:y2="9.6cm">
              <text:p/>
            </draw:line>
            <draw:line draw:style-name="gr332" draw:text-style-name="P1" draw:layer="layout" svg:x1="9.75cm" svg:y1="9.2cm" svg:x2="9.75cm" svg:y2="9.6cm">
              <text:p/>
            </draw:line>
            <draw:line draw:style-name="gr333" draw:text-style-name="P1" draw:layer="layout" svg:x1="9.7cm" svg:y1="9.2cm" svg:x2="9.7cm" svg:y2="9.6cm">
              <text:p/>
            </draw:line>
            <draw:line draw:style-name="gr334" draw:text-style-name="P1" draw:layer="layout" svg:x1="9.65cm" svg:y1="9.2cm" svg:x2="9.65cm" svg:y2="9.6cm">
              <text:p/>
            </draw:line>
          </draw:g>
        </draw:g>
        <draw:g draw:style-name="gr1">
          <draw:line draw:style-name="gr325" draw:text-style-name="P1" draw:layer="layout" svg:x1="10.87cm" svg:y1="5.2cm" svg:x2="10.87cm" svg:y2="9.6cm">
            <text:p/>
          </draw:line>
          <draw:line draw:style-name="gr326" draw:text-style-name="P1" draw:layer="layout" svg:x1="10.82cm" svg:y1="5.2cm" svg:x2="10.82cm" svg:y2="9.6cm">
            <text:p/>
          </draw:line>
          <draw:line draw:style-name="gr327" draw:text-style-name="P1" draw:layer="layout" svg:x1="10.77cm" svg:y1="5.2cm" svg:x2="10.77cm" svg:y2="9.6cm">
            <text:p/>
          </draw:line>
          <draw:line draw:style-name="gr328" draw:text-style-name="P1" draw:layer="layout" svg:x1="11.02cm" svg:y1="5.2cm" svg:x2="11.02cm" svg:y2="9.6cm">
            <text:p/>
          </draw:line>
          <draw:line draw:style-name="gr329" draw:text-style-name="P1" draw:layer="layout" svg:x1="10.97cm" svg:y1="5.2cm" svg:x2="10.97cm" svg:y2="9.6cm">
            <text:p/>
          </draw:line>
          <draw:line draw:style-name="gr330" draw:text-style-name="P1" draw:layer="layout" svg:x1="10.92cm" svg:y1="5.2cm" svg:x2="10.92cm" svg:y2="9.6cm">
            <text:p/>
          </draw:line>
        </draw:g>
        <draw:g draw:style-name="gr144">
          <draw:g draw:style-name="gr1">
            <draw:line draw:style-name="gr325" draw:text-style-name="P1" draw:layer="layout" svg:x1="12.55cm" svg:y1="9.2cm" svg:x2="12.55cm" svg:y2="9.6cm">
              <text:p/>
            </draw:line>
            <draw:line draw:style-name="gr326" draw:text-style-name="P1" draw:layer="layout" svg:x1="12.5cm" svg:y1="9.2cm" svg:x2="12.5cm" svg:y2="9.6cm">
              <text:p/>
            </draw:line>
            <draw:line draw:style-name="gr327" draw:text-style-name="P1" draw:layer="layout" svg:x1="12.45cm" svg:y1="9.2cm" svg:x2="12.45cm" svg:y2="9.6cm">
              <text:p/>
            </draw:line>
            <draw:line draw:style-name="gr328" draw:text-style-name="P1" draw:layer="layout" svg:x1="12.7cm" svg:y1="9.2cm" svg:x2="12.7cm" svg:y2="9.6cm">
              <text:p/>
            </draw:line>
            <draw:line draw:style-name="gr329" draw:text-style-name="P1" draw:layer="layout" svg:x1="12.65cm" svg:y1="9.2cm" svg:x2="12.65cm" svg:y2="9.6cm">
              <text:p/>
            </draw:line>
            <draw:line draw:style-name="gr330" draw:text-style-name="P1" draw:layer="layout" svg:x1="12.6cm" svg:y1="9.2cm" svg:x2="12.6cm" svg:y2="9.6cm">
              <text:p/>
            </draw:line>
          </draw:g>
          <draw:g draw:style-name="gr1">
            <draw:line draw:style-name="gr331" draw:text-style-name="P1" draw:layer="layout" svg:x1="12.4cm" svg:y1="9.2cm" svg:x2="12.4cm" svg:y2="9.6cm">
              <text:p/>
            </draw:line>
            <draw:line draw:style-name="gr332" draw:text-style-name="P1" draw:layer="layout" svg:x1="12.35cm" svg:y1="9.2cm" svg:x2="12.35cm" svg:y2="9.6cm">
              <text:p/>
            </draw:line>
            <draw:line draw:style-name="gr333" draw:text-style-name="P1" draw:layer="layout" svg:x1="12.3cm" svg:y1="9.2cm" svg:x2="12.3cm" svg:y2="9.6cm">
              <text:p/>
            </draw:line>
            <draw:line draw:style-name="gr334" draw:text-style-name="P1" draw:layer="layout" svg:x1="12.25cm" svg:y1="9.2cm" svg:x2="12.25cm" svg:y2="9.6cm">
              <text:p/>
            </draw:line>
          </draw:g>
        </draw:g>
        <draw:g draw:style-name="gr1">
          <draw:line draw:style-name="gr325" draw:text-style-name="P1" draw:layer="layout" svg:x1="13.47cm" svg:y1="5.2cm" svg:x2="13.47cm" svg:y2="9.6cm">
            <text:p/>
          </draw:line>
          <draw:line draw:style-name="gr326" draw:text-style-name="P1" draw:layer="layout" svg:x1="13.42cm" svg:y1="5.2cm" svg:x2="13.42cm" svg:y2="9.6cm">
            <text:p/>
          </draw:line>
          <draw:line draw:style-name="gr327" draw:text-style-name="P1" draw:layer="layout" svg:x1="13.37cm" svg:y1="5.2cm" svg:x2="13.37cm" svg:y2="9.6cm">
            <text:p/>
          </draw:line>
          <draw:line draw:style-name="gr328" draw:text-style-name="P1" draw:layer="layout" svg:x1="13.62cm" svg:y1="5.2cm" svg:x2="13.62cm" svg:y2="9.6cm">
            <text:p/>
          </draw:line>
          <draw:line draw:style-name="gr329" draw:text-style-name="P1" draw:layer="layout" svg:x1="13.57cm" svg:y1="5.2cm" svg:x2="13.57cm" svg:y2="9.6cm">
            <text:p/>
          </draw:line>
          <draw:line draw:style-name="gr330" draw:text-style-name="P1" draw:layer="layout" svg:x1="13.52cm" svg:y1="5.2cm" svg:x2="13.52cm" svg:y2="9.6cm">
            <text:p/>
          </draw:line>
        </draw:g>
        <draw:g draw:style-name="gr144">
          <draw:g draw:style-name="gr1">
            <draw:line draw:style-name="gr325" draw:text-style-name="P1" draw:layer="layout" svg:x1="15.15cm" svg:y1="9.2cm" svg:x2="15.15cm" svg:y2="9.6cm">
              <text:p/>
            </draw:line>
            <draw:line draw:style-name="gr326" draw:text-style-name="P1" draw:layer="layout" svg:x1="15.1cm" svg:y1="9.2cm" svg:x2="15.1cm" svg:y2="9.6cm">
              <text:p/>
            </draw:line>
            <draw:line draw:style-name="gr327" draw:text-style-name="P1" draw:layer="layout" svg:x1="15.05cm" svg:y1="9.2cm" svg:x2="15.05cm" svg:y2="9.6cm">
              <text:p/>
            </draw:line>
            <draw:line draw:style-name="gr328" draw:text-style-name="P1" draw:layer="layout" svg:x1="15.3cm" svg:y1="9.2cm" svg:x2="15.3cm" svg:y2="9.6cm">
              <text:p/>
            </draw:line>
            <draw:line draw:style-name="gr329" draw:text-style-name="P1" draw:layer="layout" svg:x1="15.25cm" svg:y1="9.2cm" svg:x2="15.25cm" svg:y2="9.6cm">
              <text:p/>
            </draw:line>
            <draw:line draw:style-name="gr330" draw:text-style-name="P1" draw:layer="layout" svg:x1="15.2cm" svg:y1="9.2cm" svg:x2="15.2cm" svg:y2="9.6cm">
              <text:p/>
            </draw:line>
          </draw:g>
          <draw:g draw:style-name="gr1">
            <draw:line draw:style-name="gr331" draw:text-style-name="P1" draw:layer="layout" svg:x1="15cm" svg:y1="9.2cm" svg:x2="15cm" svg:y2="9.6cm">
              <text:p/>
            </draw:line>
            <draw:line draw:style-name="gr332" draw:text-style-name="P1" draw:layer="layout" svg:x1="14.95cm" svg:y1="9.2cm" svg:x2="14.95cm" svg:y2="9.6cm">
              <text:p/>
            </draw:line>
            <draw:line draw:style-name="gr333" draw:text-style-name="P1" draw:layer="layout" svg:x1="14.9cm" svg:y1="9.2cm" svg:x2="14.9cm" svg:y2="9.6cm">
              <text:p/>
            </draw:line>
            <draw:line draw:style-name="gr334" draw:text-style-name="P1" draw:layer="layout" svg:x1="14.85cm" svg:y1="9.2cm" svg:x2="14.85cm" svg:y2="9.6cm">
              <text:p/>
            </draw:line>
          </draw:g>
        </draw:g>
        <draw:g draw:style-name="gr1">
          <draw:line draw:style-name="gr325" draw:text-style-name="P1" draw:layer="layout" svg:x1="16.07cm" svg:y1="5.2cm" svg:x2="16.07cm" svg:y2="9.6cm">
            <text:p/>
          </draw:line>
          <draw:line draw:style-name="gr326" draw:text-style-name="P1" draw:layer="layout" svg:x1="16.02cm" svg:y1="5.2cm" svg:x2="16.02cm" svg:y2="9.6cm">
            <text:p/>
          </draw:line>
          <draw:line draw:style-name="gr327" draw:text-style-name="P1" draw:layer="layout" svg:x1="15.97cm" svg:y1="5.2cm" svg:x2="15.97cm" svg:y2="9.6cm">
            <text:p/>
          </draw:line>
          <draw:line draw:style-name="gr328" draw:text-style-name="P1" draw:layer="layout" svg:x1="16.22cm" svg:y1="5.2cm" svg:x2="16.22cm" svg:y2="9.6cm">
            <text:p/>
          </draw:line>
          <draw:line draw:style-name="gr329" draw:text-style-name="P1" draw:layer="layout" svg:x1="16.17cm" svg:y1="5.2cm" svg:x2="16.17cm" svg:y2="9.6cm">
            <text:p/>
          </draw:line>
          <draw:line draw:style-name="gr330" draw:text-style-name="P1" draw:layer="layout" svg:x1="16.12cm" svg:y1="5.2cm" svg:x2="16.12cm" svg:y2="9.6cm">
            <text:p/>
          </draw:line>
        </draw:g>
        <draw:rect draw:style-name="gr7" draw:text-style-name="P3" draw:layer="layout" svg:width="0.6cm" svg:height="1.4cm" svg:x="17.106cm" svg:y="8.2cm">
          <text:p/>
        </draw:rect>
        <draw:frame draw:style-name="gr31" draw:text-style-name="P10" draw:layer="layout" svg:width="1.194cm" svg:height="0.38cm" draw:transform="rotate (1.5707963267949) translate (17.21cm 9.504cm)">
          <draw:text-box>
            <text:p><text:span text:style-name="T1">CON_6pol-3</text:span></text:p>
          </draw:text-box>
        </draw:frame>
        <draw:g draw:style-name="gr1">
          <draw:line draw:style-name="gr325" draw:text-style-name="P1" draw:layer="layout" svg:x1="4.8cm" svg:y1="6.5cm" svg:x2="4.5cm" svg:y2="6.5cm">
            <text:p/>
          </draw:line>
          <draw:line draw:style-name="gr326" draw:text-style-name="P1" draw:layer="layout" svg:x1="4.8cm" svg:y1="6.45cm" svg:x2="4.5cm" svg:y2="6.45cm">
            <text:p/>
          </draw:line>
          <draw:line draw:style-name="gr327" draw:text-style-name="P1" draw:layer="layout" svg:x1="4.8cm" svg:y1="6.4cm" svg:x2="4.5cm" svg:y2="6.4cm">
            <text:p/>
          </draw:line>
          <draw:line draw:style-name="gr328" draw:text-style-name="P1" draw:layer="layout" svg:x1="4.8cm" svg:y1="6.65cm" svg:x2="4.5cm" svg:y2="6.65cm">
            <text:p/>
          </draw:line>
          <draw:line draw:style-name="gr329" draw:text-style-name="P1" draw:layer="layout" svg:x1="4.8cm" svg:y1="6.6cm" svg:x2="4.5cm" svg:y2="6.6cm">
            <text:p/>
          </draw:line>
          <draw:line draw:style-name="gr330" draw:text-style-name="P1" draw:layer="layout" svg:x1="4.8cm" svg:y1="6.55cm" svg:x2="4.5cm" svg:y2="6.55cm">
            <text:p/>
          </draw:line>
        </draw:g>
        <draw:g draw:style-name="gr1">
          <draw:polyline draw:style-name="gr325" draw:text-style-name="P1" draw:layer="layout" svg:width="0.565cm" svg:height="0.282cm" draw:transform="rotate (-2.35619449019235) translate (18.25cm 13.2cm)" svg:viewBox="0 0 566 283" draw:points="0,283 283,0 566,283">
            <text:p/>
          </draw:polyline>
          <draw:polyline draw:style-name="gr326" draw:text-style-name="P1" draw:layer="layout" svg:width="0.489cm" svg:height="0.279cm" draw:transform="rotate (-2.49808975837948) translate (18.1680001750678cm 13.2239993997636cm)" svg:viewBox="0 0 490 280" draw:points="0,280 210,0 490,210">
            <text:p/>
          </draw:polyline>
          <draw:polyline draw:style-name="gr327" draw:text-style-name="P1" draw:layer="layout" svg:width="0.423cm" svg:height="0.211cm" draw:transform="rotate (-2.35619449019235) translate (18.1cm 13.15cm)" svg:viewBox="0 0 424 212" draw:points="0,212 212,0 424,212">
            <text:p/>
          </draw:polyline>
          <draw:polyline draw:style-name="gr328" draw:text-style-name="P1" draw:layer="layout" svg:width="0.777cm" svg:height="0.388cm" draw:transform="rotate (-2.35619449019235) translate (18.475cm 13.275cm)" svg:viewBox="0 0 778 389" draw:points="0,389 389,0 778,389">
            <text:p/>
          </draw:polyline>
          <draw:polyline draw:style-name="gr329" draw:text-style-name="P1" draw:layer="layout" svg:width="0.706cm" svg:height="0.353cm" draw:transform="rotate (-2.35619449019235) translate (18.4cm 13.25cm)" svg:viewBox="0 0 707 354" draw:points="0,354 354,0 707,354">
            <text:p/>
          </draw:polyline>
          <draw:polyline draw:style-name="gr330" draw:text-style-name="P1" draw:layer="layout" svg:width="0.634cm" svg:height="0.336cm" draw:transform="rotate (-2.29650422977414) translate (18.3233985860282cm 13.1982031389787cm)" svg:viewBox="0 0 635 337" draw:points="0,299 337,0 635,337">
            <text:p/>
          </draw:polyline>
        </draw:g>
        <draw:g draw:style-name="gr1">
          <draw:polyline draw:style-name="gr325" draw:text-style-name="P1" draw:layer="layout" svg:width="0.176cm" svg:height="0.353cm" draw:transform="rotate (-2.35619449019235) translate (5.175cm 6.625cm)" svg:viewBox="0 0 177 354" draw:points="177,0 0,177 177,354">
            <text:p/>
          </draw:polyline>
          <draw:polyline draw:style-name="gr326" draw:text-style-name="P1" draw:layer="layout" svg:width="0.239cm" svg:height="0.419cm" draw:transform="rotate (-2.49808975837948) translate (5.24400015005811cm 6.64199948551163cm)" svg:viewBox="0 0 240 420" draw:points="180,0 0,240 240,420">
            <text:p/>
          </draw:polyline>
          <draw:polyline draw:style-name="gr327" draw:text-style-name="P1" draw:layer="layout" svg:width="0.246cm" svg:height="0.494cm" draw:transform="rotate (-2.35619449019235) translate (5.325cm 6.575cm)" svg:viewBox="0 0 247 495" draw:points="247,0 0,247 247,495">
            <text:p/>
          </draw:polyline>
          <draw:polyline draw:style-name="gr328" draw:text-style-name="P1" draw:layer="layout" svg:width="0.07cm" svg:height="0.14cm" draw:transform="rotate (-2.35619449019235) translate (4.95cm 6.7cm)" svg:viewBox="0 0 71 141" draw:points="71,0 0,71 71,141">
            <text:p/>
          </draw:polyline>
          <draw:polyline draw:style-name="gr329" draw:text-style-name="P1" draw:layer="layout" svg:width="0.105cm" svg:height="0.211cm" draw:transform="rotate (-2.35619449019235) translate (5.025cm 6.675cm)" svg:viewBox="0 0 106 212" draw:points="106,0 0,106 106,212">
            <text:p/>
          </draw:polyline>
          <draw:polyline draw:style-name="gr330" draw:text-style-name="P1" draw:layer="layout" svg:width="0.149cm" svg:height="0.281cm" draw:transform="rotate (-2.29650422977414) translate (5.09928826045698cm 6.63809028399051cm)" svg:viewBox="0 0 150 282" draw:points="150,0 0,133 133,282">
            <text:p/>
          </draw:polyline>
        </draw:g>
        <draw:g draw:style-name="gr1">
          <draw:line draw:style-name="gr325" draw:text-style-name="P1" draw:layer="layout" svg:x1="4.3cm" svg:y1="6.5cm" svg:x2="4cm" svg:y2="6.5cm">
            <text:p/>
          </draw:line>
          <draw:line draw:style-name="gr326" draw:text-style-name="P1" draw:layer="layout" svg:x1="4.3cm" svg:y1="6.45cm" svg:x2="4cm" svg:y2="6.45cm">
            <text:p/>
          </draw:line>
          <draw:line draw:style-name="gr327" draw:text-style-name="P1" draw:layer="layout" svg:x1="4.3cm" svg:y1="6.4cm" svg:x2="4cm" svg:y2="6.4cm">
            <text:p/>
          </draw:line>
          <draw:line draw:style-name="gr328" draw:text-style-name="P1" draw:layer="layout" svg:x1="4.3cm" svg:y1="6.65cm" svg:x2="4cm" svg:y2="6.65cm">
            <text:p/>
          </draw:line>
          <draw:line draw:style-name="gr329" draw:text-style-name="P1" draw:layer="layout" svg:x1="4.3cm" svg:y1="6.6cm" svg:x2="4cm" svg:y2="6.6cm">
            <text:p/>
          </draw:line>
          <draw:line draw:style-name="gr330" draw:text-style-name="P1" draw:layer="layout" svg:x1="4.3cm" svg:y1="6.55cm" svg:x2="4cm" svg:y2="6.55cm">
            <text:p/>
          </draw:line>
        </draw:g>
        <draw:frame draw:style-name="gr31" draw:text-style-name="P35" draw:layer="layout" svg:width="0.499cm" svg:height="0.38cm" svg:x="4.501cm" svg:y="6.02cm">
          <draw:text-box>
            <text:p text:style-name="P34"><text:span text:style-name="T8">DCC</text:span></text:p>
          </draw:text-box>
        </draw:frame>
        <draw:frame draw:style-name="gr31" draw:text-style-name="P35" draw:layer="layout" svg:width="0.698cm" svg:height="0.38cm" svg:x="3.702cm" svg:y="6.02cm">
          <draw:text-box>
            <text:p text:style-name="P34"><text:span text:style-name="T8">POWER</text:span></text:p>
          </draw:text-box>
        </draw:frame>
        <draw:g draw:style-name="gr1">
          <draw:polyline draw:style-name="gr325" draw:text-style-name="P1" draw:layer="layout" svg:width="0.176cm" svg:height="0.353cm" draw:transform="rotate (2.35619449019235) translate (3.75cm 6.75cm)" svg:viewBox="0 0 177 354" draw:points="0,0 177,177 0,354">
            <text:p/>
          </draw:polyline>
          <draw:polyline draw:style-name="gr326" draw:text-style-name="P1" draw:layer="layout" svg:width="0.239cm" svg:height="0.419cm" draw:transform="rotate (2.49808975837948) translate (3.74799933545352cm 6.78599963556974cm)" svg:viewBox="0 0 240 420" draw:points="60,0 240,240 0,420">
            <text:p/>
          </draw:polyline>
          <draw:polyline draw:style-name="gr327" draw:text-style-name="P1" draw:layer="layout" svg:width="0.246cm" svg:height="0.494cm" draw:transform="rotate (2.35619449019235) translate (3.65cm 6.75cm)" svg:viewBox="0 0 247 495" draw:points="0,0 247,247 0,495">
            <text:p/>
          </draw:polyline>
          <draw:polyline draw:style-name="gr328" draw:text-style-name="P1" draw:layer="layout" svg:width="0.07cm" svg:height="0.14cm" draw:transform="rotate (2.35619449019235) translate (3.9cm 6.75cm)" svg:viewBox="0 0 71 141" draw:points="0,0 71,71 0,141">
            <text:p/>
          </draw:polyline>
          <draw:polyline draw:style-name="gr329" draw:text-style-name="P1" draw:layer="layout" svg:width="0.105cm" svg:height="0.211cm" draw:transform="rotate (2.35619449019235) translate (3.85cm 6.75cm)" svg:viewBox="0 0 106 212" draw:points="0,0 106,106 0,212">
            <text:p/>
          </draw:polyline>
          <draw:polyline draw:style-name="gr330" draw:text-style-name="P1" draw:layer="layout" svg:width="0.149cm" svg:height="0.281cm" draw:transform="rotate (2.29615516392374) translate (3.8cm 6.75cm)" svg:viewBox="0 0 150 282" draw:points="0,0 150,133 17,282">
            <text:p/>
          </draw:polyline>
        </draw:g>
        <draw:g draw:style-name="gr1">
          <draw:line draw:style-name="gr325" draw:text-style-name="P1" draw:layer="layout" svg:x1="5.05cm" svg:y1="6.7cm" svg:x2="5.05cm" svg:y2="9.6cm">
            <text:p/>
          </draw:line>
          <draw:line draw:style-name="gr326" draw:text-style-name="P1" draw:layer="layout" svg:x1="5.1cm" svg:y1="6.7cm" svg:x2="5.1cm" svg:y2="9.6cm">
            <text:p/>
          </draw:line>
          <draw:line draw:style-name="gr327" draw:text-style-name="P1" draw:layer="layout" svg:x1="5.15cm" svg:y1="6.7cm" svg:x2="5.15cm" svg:y2="9.6cm">
            <text:p/>
          </draw:line>
          <draw:line draw:style-name="gr328" draw:text-style-name="P1" draw:layer="layout" svg:x1="4.9cm" svg:y1="6.7cm" svg:x2="4.9cm" svg:y2="9.6cm">
            <text:p/>
          </draw:line>
          <draw:line draw:style-name="gr329" draw:text-style-name="P1" draw:layer="layout" svg:x1="4.95cm" svg:y1="6.7cm" svg:x2="4.95cm" svg:y2="9.6cm">
            <text:p/>
          </draw:line>
          <draw:line draw:style-name="gr330" draw:text-style-name="P1" draw:layer="layout" svg:x1="5cm" svg:y1="6.7cm" svg:x2="5cm" svg:y2="9.6cm">
            <text:p/>
          </draw:line>
        </draw:g>
        <draw:g draw:style-name="gr1">
          <draw:polyline draw:style-name="gr325" draw:text-style-name="P1" draw:layer="layout" svg:width="0.176cm" svg:height="0.353cm" draw:transform="rotate (-2.35619449019235) translate (17.4cm 13.259cm)" svg:viewBox="0 0 177 354" draw:points="0,0 177,177 0,354">
            <text:p/>
          </draw:polyline>
          <draw:polyline draw:style-name="gr326" draw:text-style-name="P1" draw:layer="layout" svg:width="0.239cm" svg:height="0.419cm" draw:transform="rotate (-2.21429922200521) translate (17.4359996355697cm 13.2610006645465cm)" svg:viewBox="0 0 240 420" draw:points="60,0 240,240 0,420">
            <text:p/>
          </draw:polyline>
          <draw:polyline draw:style-name="gr327" draw:text-style-name="P1" draw:layer="layout" svg:width="0.246cm" svg:height="0.494cm" draw:transform="rotate (-2.35619449019235) translate (17.4cm 13.359cm)" svg:viewBox="0 0 247 495" draw:points="0,0 247,247 0,495">
            <text:p/>
          </draw:polyline>
          <draw:polyline draw:style-name="gr328" draw:text-style-name="P1" draw:layer="layout" svg:width="0.07cm" svg:height="0.14cm" draw:transform="rotate (-2.35619449019235) translate (17.4cm 13.109cm)" svg:viewBox="0 0 71 141" draw:points="0,0 71,71 0,141">
            <text:p/>
          </draw:polyline>
          <draw:polyline draw:style-name="gr329" draw:text-style-name="P1" draw:layer="layout" svg:width="0.105cm" svg:height="0.211cm" draw:transform="rotate (-2.35619449019235) translate (17.4cm 13.159cm)" svg:viewBox="0 0 106 212" draw:points="0,0 106,106 0,212">
            <text:p/>
          </draw:polyline>
          <draw:polyline draw:style-name="gr330" draw:text-style-name="P1" draw:layer="layout" svg:width="0.149cm" svg:height="0.281cm" draw:transform="rotate (-2.41623381646095) translate (17.4cm 13.209cm)" svg:viewBox="0 0 150 282" draw:points="0,0 150,133 17,282">
            <text:p/>
          </draw:polyline>
        </draw:g>
        <draw:g draw:style-name="gr1">
          <draw:line draw:style-name="gr325" draw:text-style-name="P1" draw:layer="layout" svg:x1="3.75cm" svg:y1="6.7cm" svg:x2="3.75cm" svg:y2="8.9cm">
            <text:p/>
          </draw:line>
          <draw:line draw:style-name="gr326" draw:text-style-name="P1" draw:layer="layout" svg:x1="3.7cm" svg:y1="6.7cm" svg:x2="3.7cm" svg:y2="8.9cm">
            <text:p/>
          </draw:line>
          <draw:line draw:style-name="gr327" draw:text-style-name="P1" draw:layer="layout" svg:x1="3.65cm" svg:y1="6.7cm" svg:x2="3.65cm" svg:y2="8.9cm">
            <text:p/>
          </draw:line>
          <draw:line draw:style-name="gr328" draw:text-style-name="P1" draw:layer="layout" svg:x1="3.9cm" svg:y1="6.7cm" svg:x2="3.9cm" svg:y2="8.9cm">
            <text:p/>
          </draw:line>
          <draw:line draw:style-name="gr329" draw:text-style-name="P1" draw:layer="layout" svg:x1="3.85cm" svg:y1="6.7cm" svg:x2="3.85cm" svg:y2="8.9cm">
            <text:p/>
          </draw:line>
          <draw:line draw:style-name="gr330" draw:text-style-name="P1" draw:layer="layout" svg:x1="3.8cm" svg:y1="6.7cm" svg:x2="3.8cm" svg:y2="8.9cm">
            <text:p/>
          </draw:line>
        </draw:g>
        <draw:g draw:style-name="gr1">
          <draw:line draw:style-name="gr325" draw:text-style-name="P1" draw:layer="layout" svg:x1="17.1cm" svg:y1="8.8cm" svg:x2="16.9cm" svg:y2="8.8cm">
            <text:p/>
          </draw:line>
          <draw:line draw:style-name="gr326" draw:text-style-name="P1" draw:layer="layout" svg:x1="17.1cm" svg:y1="8.75cm" svg:x2="16.9cm" svg:y2="8.75cm">
            <text:p/>
          </draw:line>
          <draw:line draw:style-name="gr327" draw:text-style-name="P1" draw:layer="layout" svg:x1="17.1cm" svg:y1="8.7cm" svg:x2="16.9cm" svg:y2="8.7cm">
            <text:p/>
          </draw:line>
          <draw:line draw:style-name="gr328" draw:text-style-name="P1" draw:layer="layout" svg:x1="17.1cm" svg:y1="8.95cm" svg:x2="16.9cm" svg:y2="8.95cm">
            <text:p/>
          </draw:line>
          <draw:line draw:style-name="gr329" draw:text-style-name="P1" draw:layer="layout" svg:x1="17.1cm" svg:y1="8.9cm" svg:x2="16.9cm" svg:y2="8.9cm">
            <text:p/>
          </draw:line>
          <draw:line draw:style-name="gr330" draw:text-style-name="P1" draw:layer="layout" svg:x1="17.1cm" svg:y1="8.85cm" svg:x2="16.9cm" svg:y2="8.85cm">
            <text:p/>
          </draw:line>
        </draw:g>
        <draw:g draw:style-name="gr1">
          <draw:polyline draw:style-name="gr325" draw:text-style-name="P1" draw:layer="layout" svg:width="0.176cm" svg:height="0.353cm" draw:transform="rotate (2.35619449019235) translate (16.75cm 9.05cm)" svg:viewBox="0 0 177 354" draw:points="0,0 177,177 0,354">
            <text:p/>
          </draw:polyline>
          <draw:polyline draw:style-name="gr326" draw:text-style-name="P1" draw:layer="layout" svg:width="0.239cm" svg:height="0.419cm" draw:transform="rotate (2.49808975837948) translate (16.7479993354535cm 9.08599963556974cm)" svg:viewBox="0 0 240 420" draw:points="60,0 240,240 0,420">
            <text:p/>
          </draw:polyline>
          <draw:polyline draw:style-name="gr327" draw:text-style-name="P1" draw:layer="layout" svg:width="0.246cm" svg:height="0.494cm" draw:transform="rotate (2.35619449019235) translate (16.65cm 9.05cm)" svg:viewBox="0 0 247 495" draw:points="0,0 247,247 0,495">
            <text:p/>
          </draw:polyline>
          <draw:polyline draw:style-name="gr328" draw:text-style-name="P1" draw:layer="layout" svg:width="0.07cm" svg:height="0.14cm" draw:transform="rotate (2.35619449019235) translate (16.9cm 9.05cm)" svg:viewBox="0 0 71 141" draw:points="0,0 71,71 0,141">
            <text:p/>
          </draw:polyline>
          <draw:polyline draw:style-name="gr329" draw:text-style-name="P1" draw:layer="layout" svg:width="0.105cm" svg:height="0.211cm" draw:transform="rotate (2.35619449019235) translate (16.85cm 9.05cm)" svg:viewBox="0 0 106 212" draw:points="0,0 106,106 0,212">
            <text:p/>
          </draw:polyline>
          <draw:polyline draw:style-name="gr330" draw:text-style-name="P1" draw:layer="layout" svg:width="0.149cm" svg:height="0.281cm" draw:transform="rotate (2.29615516392374) translate (16.8cm 9.05cm)" svg:viewBox="0 0 150 282" draw:points="0,0 150,133 17,282">
            <text:p/>
          </draw:polyline>
        </draw:g>
        <draw:g draw:style-name="gr1">
          <draw:line draw:style-name="gr325" draw:text-style-name="P1" draw:layer="layout" svg:x1="16.75cm" svg:y1="9.05cm" svg:x2="16.75cm" svg:y2="9.9cm">
            <text:p/>
          </draw:line>
          <draw:line draw:style-name="gr326" draw:text-style-name="P1" draw:layer="layout" svg:x1="16.7cm" svg:y1="9.05cm" svg:x2="16.7cm" svg:y2="9.9cm">
            <text:p/>
          </draw:line>
          <draw:line draw:style-name="gr327" draw:text-style-name="P1" draw:layer="layout" svg:x1="16.65cm" svg:y1="9.05cm" svg:x2="16.65cm" svg:y2="9.9cm">
            <text:p/>
          </draw:line>
          <draw:line draw:style-name="gr328" draw:text-style-name="P1" draw:layer="layout" svg:x1="16.9cm" svg:y1="9.05cm" svg:x2="16.9cm" svg:y2="9.9cm">
            <text:p/>
          </draw:line>
          <draw:line draw:style-name="gr329" draw:text-style-name="P1" draw:layer="layout" svg:x1="16.85cm" svg:y1="9.05cm" svg:x2="16.85cm" svg:y2="9.9cm">
            <text:p/>
          </draw:line>
          <draw:line draw:style-name="gr330" draw:text-style-name="P1" draw:layer="layout" svg:x1="16.8cm" svg:y1="9.05cm" svg:x2="16.8cm" svg:y2="9.9cm">
            <text:p/>
          </draw:line>
        </draw:g>
        <draw:g draw:style-name="gr1">
          <draw:line draw:style-name="gr325" draw:text-style-name="P36" draw:layer="layout" svg:x1="4.4cm" svg:y1="6.5cm" svg:x2="4.1cm" svg:y2="6.5cm">
            <text:p/>
          </draw:line>
          <draw:line draw:style-name="gr326" draw:text-style-name="P36" draw:layer="layout" svg:x1="4.4cm" svg:y1="6.45cm" svg:x2="4.1cm" svg:y2="6.45cm">
            <text:p/>
          </draw:line>
          <draw:line draw:style-name="gr327" draw:text-style-name="P36" draw:layer="layout" svg:x1="4.4cm" svg:y1="6.4cm" svg:x2="4.1cm" svg:y2="6.4cm">
            <text:p/>
          </draw:line>
          <draw:line draw:style-name="gr328" draw:text-style-name="P36" draw:layer="layout" svg:x1="4.4cm" svg:y1="6.65cm" svg:x2="4.1cm" svg:y2="6.65cm">
            <text:p/>
          </draw:line>
          <draw:line draw:style-name="gr329" draw:text-style-name="P36" draw:layer="layout" svg:x1="4.4cm" svg:y1="6.6cm" svg:x2="4.1cm" svg:y2="6.6cm">
            <text:p/>
          </draw:line>
          <draw:line draw:style-name="gr330" draw:text-style-name="P36" draw:layer="layout" svg:x1="4.4cm" svg:y1="6.55cm" svg:x2="4.1cm" svg:y2="6.55cm">
            <text:p/>
          </draw:line>
        </draw:g>
        <draw:g draw:style-name="gr1">
          <draw:polyline draw:style-name="gr325" draw:text-style-name="P36" draw:layer="layout" svg:width="0.176cm" svg:height="0.353cm" draw:transform="rotate (2.35619449019235) translate (17.25cm 14.05cm)" svg:viewBox="0 0 177 354" draw:points="0,0 177,177 0,354">
            <text:p/>
          </draw:polyline>
          <draw:polyline draw:style-name="gr326" draw:text-style-name="P36" draw:layer="layout" svg:width="0.239cm" svg:height="0.419cm" draw:transform="rotate (2.49808975837948) translate (17.2479993354535cm 14.0859996355697cm)" svg:viewBox="0 0 240 420" draw:points="60,0 240,240 0,420">
            <text:p/>
          </draw:polyline>
          <draw:polyline draw:style-name="gr327" draw:text-style-name="P36" draw:layer="layout" svg:width="0.246cm" svg:height="0.494cm" draw:transform="rotate (2.35619449019235) translate (17.15cm 14.05cm)" svg:viewBox="0 0 247 495" draw:points="0,0 247,247 0,495">
            <text:p/>
          </draw:polyline>
          <draw:polyline draw:style-name="gr328" draw:text-style-name="P36" draw:layer="layout" svg:width="0.07cm" svg:height="0.14cm" draw:transform="rotate (2.35619449019235) translate (17.4cm 14.05cm)" svg:viewBox="0 0 71 141" draw:points="0,0 71,71 0,141">
            <text:p/>
          </draw:polyline>
          <draw:polyline draw:style-name="gr329" draw:text-style-name="P36" draw:layer="layout" svg:width="0.105cm" svg:height="0.211cm" draw:transform="rotate (2.35619449019235) translate (17.35cm 14.05cm)" svg:viewBox="0 0 106 212" draw:points="0,0 106,106 0,212">
            <text:p/>
          </draw:polyline>
          <draw:polyline draw:style-name="gr330" draw:text-style-name="P36" draw:layer="layout" svg:width="0.149cm" svg:height="0.281cm" draw:transform="rotate (2.29615516392374) translate (17.3cm 14.05cm)" svg:viewBox="0 0 150 282" draw:points="0,0 150,133 17,282">
            <text:p/>
          </draw:polyline>
        </draw:g>
        <draw:g draw:style-name="gr1">
          <draw:line draw:style-name="gr325" draw:text-style-name="P36" draw:layer="layout" svg:x1="17.85cm" svg:y1="13.65cm" svg:x2="17.85cm" svg:y2="14.1cm">
            <text:p/>
          </draw:line>
          <draw:line draw:style-name="gr326" draw:text-style-name="P36" draw:layer="layout" svg:x1="17.8cm" svg:y1="13.65cm" svg:x2="17.8cm" svg:y2="14.1cm">
            <text:p/>
          </draw:line>
          <draw:line draw:style-name="gr327" draw:text-style-name="P36" draw:layer="layout" svg:x1="17.75cm" svg:y1="13.65cm" svg:x2="17.75cm" svg:y2="14.1cm">
            <text:p/>
          </draw:line>
          <draw:line draw:style-name="gr328" draw:text-style-name="P36" draw:layer="layout" svg:x1="18cm" svg:y1="13.65cm" svg:x2="18cm" svg:y2="14.1cm">
            <text:p/>
          </draw:line>
          <draw:line draw:style-name="gr329" draw:text-style-name="P36" draw:layer="layout" svg:x1="17.95cm" svg:y1="13.65cm" svg:x2="17.95cm" svg:y2="14.1cm">
            <text:p/>
          </draw:line>
          <draw:line draw:style-name="gr330" draw:text-style-name="P36" draw:layer="layout" svg:x1="17.9cm" svg:y1="13.65cm" svg:x2="17.9cm" svg:y2="14.1cm">
            <text:p/>
          </draw:line>
        </draw:g>
        <draw:g draw:style-name="gr1">
          <draw:polyline draw:style-name="gr325" draw:text-style-name="P1" draw:layer="layout" svg:width="0.282cm" svg:height="0.14cm" draw:transform="rotate (-2.35619449019235) translate (16.85cm 10cm)" svg:viewBox="0 0 283 141" draw:points="0,141 141,0 283,141">
            <text:p/>
          </draw:polyline>
          <draw:polyline draw:style-name="gr326" draw:text-style-name="P1" draw:layer="layout" svg:width="0.209cm" svg:height="0.119cm" draw:transform="rotate (-2.49808975837948) translate (16.7720000750291cm 9.99599974275581cm)" svg:viewBox="0 0 210 120" draw:points="0,120 90,0 210,90">
            <text:p/>
          </draw:polyline>
          <draw:polyline draw:style-name="gr327" draw:text-style-name="P1" draw:layer="layout" svg:width="0.14cm" svg:height="0.07cm" draw:transform="rotate (-2.35619449019235) translate (16.7cm 9.95cm)" svg:viewBox="0 0 141 71" draw:points="0,71 71,0 141,71">
            <text:p/>
          </draw:polyline>
          <draw:polyline draw:style-name="gr328" draw:text-style-name="P1" draw:layer="layout" svg:width="0.494cm" svg:height="0.246cm" draw:transform="rotate (-2.35619449019235) translate (17.075cm 10.075cm)" svg:viewBox="0 0 495 247" draw:points="0,247 247,0 495,247">
            <text:p/>
          </draw:polyline>
          <draw:polyline draw:style-name="gr329" draw:text-style-name="P1" draw:layer="layout" svg:width="0.423cm" svg:height="0.211cm" draw:transform="rotate (-2.35619449019235) translate (17cm 10.05cm)" svg:viewBox="0 0 424 212" draw:points="0,212 212,0 424,212">
            <text:p/>
          </draw:polyline>
          <draw:polyline draw:style-name="gr330" draw:text-style-name="P1" draw:layer="layout" svg:width="0.352cm" svg:height="0.186cm" draw:transform="rotate (-2.29685329562454) translate (16.9241206885133cm 10.0101995039617cm)" svg:viewBox="0 0 353 187" draw:points="0,166 187,0 353,187">
            <text:p/>
          </draw:polyline>
        </draw:g>
        <draw:g draw:style-name="gr1">
          <draw:line draw:style-name="gr325" draw:text-style-name="P1" draw:layer="layout" svg:x1="16.6cm" svg:y1="10.1cm" svg:x2="16.4cm" svg:y2="10.1cm">
            <text:p/>
          </draw:line>
          <draw:line draw:style-name="gr326" draw:text-style-name="P1" draw:layer="layout" svg:x1="16.6cm" svg:y1="10.05cm" svg:x2="16.4cm" svg:y2="10.05cm">
            <text:p/>
          </draw:line>
          <draw:line draw:style-name="gr327" draw:text-style-name="P1" draw:layer="layout" svg:x1="16.6cm" svg:y1="10cm" svg:x2="16.4cm" svg:y2="10cm">
            <text:p/>
          </draw:line>
          <draw:line draw:style-name="gr328" draw:text-style-name="P1" draw:layer="layout" svg:x1="16.6cm" svg:y1="10.25cm" svg:x2="16.4cm" svg:y2="10.25cm">
            <text:p/>
          </draw:line>
          <draw:line draw:style-name="gr329" draw:text-style-name="P1" draw:layer="layout" svg:x1="16.6cm" svg:y1="10.2cm" svg:x2="16.4cm" svg:y2="10.2cm">
            <text:p/>
          </draw:line>
          <draw:line draw:style-name="gr330" draw:text-style-name="P1" draw:layer="layout" svg:x1="16.6cm" svg:y1="10.15cm" svg:x2="16.4cm" svg:y2="10.15cm">
            <text:p/>
          </draw:line>
        </draw:g>
        <draw:g draw:style-name="gr1">
          <draw:polyline draw:style-name="gr325" draw:text-style-name="P1" draw:layer="layout" svg:width="0.282cm" svg:height="0.14cm" draw:transform="rotate (2.35619449019235) translate (6.4cm 10.2cm)" svg:viewBox="0 0 283 141" draw:points="283,141 141,0 0,141">
            <text:p/>
          </draw:polyline>
          <draw:polyline draw:style-name="gr326" draw:text-style-name="P1" draw:layer="layout" svg:width="0.209cm" svg:height="0.119cm" draw:transform="rotate (2.49808975837948) translate (6.44599974275581cm 10.1220000750291cm)" svg:viewBox="0 0 210 120" draw:points="210,120 120,0 0,90">
            <text:p/>
          </draw:polyline>
          <draw:polyline draw:style-name="gr327" draw:text-style-name="P1" draw:layer="layout" svg:width="0.14cm" svg:height="0.07cm" draw:transform="rotate (2.35619449019235) translate (6.45cm 10.05cm)" svg:viewBox="0 0 141 71" draw:points="141,71 71,0 0,71">
            <text:p/>
          </draw:polyline>
          <draw:polyline draw:style-name="gr328" draw:text-style-name="P1" draw:layer="layout" svg:width="0.494cm" svg:height="0.246cm" draw:transform="rotate (2.35619449019235) translate (6.325cm 10.425cm)" svg:viewBox="0 0 495 247" draw:points="495,247 247,0 0,247">
            <text:p/>
          </draw:polyline>
          <draw:polyline draw:style-name="gr329" draw:text-style-name="P1" draw:layer="layout" svg:width="0.423cm" svg:height="0.211cm" draw:transform="rotate (2.35619449019235) translate (6.35cm 10.35cm)" svg:viewBox="0 0 424 212" draw:points="424,212 212,0 0,212">
            <text:p/>
          </draw:polyline>
          <draw:polyline draw:style-name="gr330" draw:text-style-name="P1" draw:layer="layout" svg:width="0.352cm" svg:height="0.186cm" draw:transform="rotate (2.29685329562454) translate (6.36019950396169cm 10.2741206885133cm)" svg:viewBox="0 0 353 187" draw:points="353,166 166,0 0,187">
            <text:p/>
          </draw:polyline>
        </draw:g>
        <draw:g draw:style-name="gr1">
          <draw:line draw:style-name="gr325" draw:text-style-name="P1" draw:layer="layout" svg:x1="6.6cm" svg:y1="10.1cm" svg:x2="6.4cm" svg:y2="10.1cm">
            <text:p/>
          </draw:line>
          <draw:line draw:style-name="gr326" draw:text-style-name="P1" draw:layer="layout" svg:x1="6.6cm" svg:y1="10.05cm" svg:x2="6.4cm" svg:y2="10.05cm">
            <text:p/>
          </draw:line>
          <draw:line draw:style-name="gr327" draw:text-style-name="P1" draw:layer="layout" svg:x1="6.6cm" svg:y1="10cm" svg:x2="6.4cm" svg:y2="10cm">
            <text:p/>
          </draw:line>
          <draw:line draw:style-name="gr328" draw:text-style-name="P1" draw:layer="layout" svg:x1="6.6cm" svg:y1="10.25cm" svg:x2="6.4cm" svg:y2="10.25cm">
            <text:p/>
          </draw:line>
          <draw:line draw:style-name="gr329" draw:text-style-name="P1" draw:layer="layout" svg:x1="6.6cm" svg:y1="10.2cm" svg:x2="6.4cm" svg:y2="10.2cm">
            <text:p/>
          </draw:line>
          <draw:line draw:style-name="gr330" draw:text-style-name="P1" draw:layer="layout" svg:x1="6.6cm" svg:y1="10.15cm" svg:x2="6.4cm" svg:y2="10.15cm">
            <text:p/>
          </draw:line>
        </draw:g>
        <draw:g draw:style-name="gr1">
          <draw:line draw:style-name="gr325" draw:text-style-name="P1" draw:layer="layout" svg:x1="9.2cm" svg:y1="10.1cm" svg:x2="8.6cm" svg:y2="10.1cm">
            <text:p/>
          </draw:line>
          <draw:line draw:style-name="gr326" draw:text-style-name="P1" draw:layer="layout" svg:x1="9.2cm" svg:y1="10.05cm" svg:x2="8.6cm" svg:y2="10.05cm">
            <text:p/>
          </draw:line>
          <draw:line draw:style-name="gr327" draw:text-style-name="P1" draw:layer="layout" svg:x1="9.2cm" svg:y1="10cm" svg:x2="8.6cm" svg:y2="10cm">
            <text:p/>
          </draw:line>
          <draw:line draw:style-name="gr328" draw:text-style-name="P1" draw:layer="layout" svg:x1="9.2cm" svg:y1="10.25cm" svg:x2="8.6cm" svg:y2="10.25cm">
            <text:p/>
          </draw:line>
          <draw:line draw:style-name="gr329" draw:text-style-name="P1" draw:layer="layout" svg:x1="9.2cm" svg:y1="10.2cm" svg:x2="8.6cm" svg:y2="10.2cm">
            <text:p/>
          </draw:line>
          <draw:line draw:style-name="gr330" draw:text-style-name="P1" draw:layer="layout" svg:x1="9.2cm" svg:y1="10.15cm" svg:x2="8.6cm" svg:y2="10.15cm">
            <text:p/>
          </draw:line>
        </draw:g>
        <draw:g draw:style-name="gr1">
          <draw:line draw:style-name="gr325" draw:text-style-name="P1" draw:layer="layout" svg:x1="11.8cm" svg:y1="10.1cm" svg:x2="11.2cm" svg:y2="10.1cm">
            <text:p/>
          </draw:line>
          <draw:line draw:style-name="gr326" draw:text-style-name="P1" draw:layer="layout" svg:x1="11.8cm" svg:y1="10.05cm" svg:x2="11.2cm" svg:y2="10.05cm">
            <text:p/>
          </draw:line>
          <draw:line draw:style-name="gr327" draw:text-style-name="P1" draw:layer="layout" svg:x1="11.8cm" svg:y1="10cm" svg:x2="11.2cm" svg:y2="10cm">
            <text:p/>
          </draw:line>
          <draw:line draw:style-name="gr328" draw:text-style-name="P1" draw:layer="layout" svg:x1="11.8cm" svg:y1="10.25cm" svg:x2="11.2cm" svg:y2="10.25cm">
            <text:p/>
          </draw:line>
          <draw:line draw:style-name="gr329" draw:text-style-name="P1" draw:layer="layout" svg:x1="11.8cm" svg:y1="10.2cm" svg:x2="11.2cm" svg:y2="10.2cm">
            <text:p/>
          </draw:line>
          <draw:line draw:style-name="gr330" draw:text-style-name="P1" draw:layer="layout" svg:x1="11.8cm" svg:y1="10.15cm" svg:x2="11.2cm" svg:y2="10.15cm">
            <text:p/>
          </draw:line>
        </draw:g>
        <draw:g draw:style-name="gr1">
          <draw:line draw:style-name="gr325" draw:text-style-name="P1" draw:layer="layout" svg:x1="14.4cm" svg:y1="10.1cm" svg:x2="13.8cm" svg:y2="10.1cm">
            <text:p/>
          </draw:line>
          <draw:line draw:style-name="gr326" draw:text-style-name="P1" draw:layer="layout" svg:x1="14.4cm" svg:y1="10.05cm" svg:x2="13.8cm" svg:y2="10.05cm">
            <text:p/>
          </draw:line>
          <draw:line draw:style-name="gr327" draw:text-style-name="P1" draw:layer="layout" svg:x1="14.4cm" svg:y1="10cm" svg:x2="13.8cm" svg:y2="10cm">
            <text:p/>
          </draw:line>
          <draw:line draw:style-name="gr328" draw:text-style-name="P1" draw:layer="layout" svg:x1="14.4cm" svg:y1="10.25cm" svg:x2="13.8cm" svg:y2="10.25cm">
            <text:p/>
          </draw:line>
          <draw:line draw:style-name="gr329" draw:text-style-name="P1" draw:layer="layout" svg:x1="14.4cm" svg:y1="10.2cm" svg:x2="13.8cm" svg:y2="10.2cm">
            <text:p/>
          </draw:line>
          <draw:line draw:style-name="gr330" draw:text-style-name="P1" draw:layer="layout" svg:x1="14.4cm" svg:y1="10.15cm" svg:x2="13.8cm" svg:y2="10.15cm">
            <text:p/>
          </draw:line>
        </draw:g>
        <draw:g draw:style-name="gr1">
          <draw:line draw:style-name="gr325" draw:text-style-name="P1" draw:layer="layout" svg:x1="6.101cm" svg:y1="9.1cm" svg:x2="4cm" svg:y2="9.1cm">
            <text:p/>
          </draw:line>
          <draw:line draw:style-name="gr326" draw:text-style-name="P1" draw:layer="layout" svg:x1="6.101cm" svg:y1="9.05cm" svg:x2="4cm" svg:y2="9.05cm">
            <text:p/>
          </draw:line>
          <draw:line draw:style-name="gr327" draw:text-style-name="P1" draw:layer="layout" svg:x1="6.101cm" svg:y1="9cm" svg:x2="4cm" svg:y2="9cm">
            <text:p/>
          </draw:line>
          <draw:line draw:style-name="gr328" draw:text-style-name="P1" draw:layer="layout" svg:x1="6.101cm" svg:y1="9.25cm" svg:x2="4cm" svg:y2="9.25cm">
            <text:p/>
          </draw:line>
          <draw:line draw:style-name="gr329" draw:text-style-name="P1" draw:layer="layout" svg:x1="6.101cm" svg:y1="9.2cm" svg:x2="4cm" svg:y2="9.2cm">
            <text:p/>
          </draw:line>
          <draw:line draw:style-name="gr330" draw:text-style-name="P1" draw:layer="layout" svg:x1="6.101cm" svg:y1="9.15cm" svg:x2="4cm" svg:y2="9.15cm">
            <text:p/>
          </draw:line>
        </draw:g>
        <draw:g draw:style-name="gr1">
          <draw:polyline draw:style-name="gr325" draw:text-style-name="P1" draw:layer="layout" svg:width="0.176cm" svg:height="0.353cm" draw:transform="rotate (-2.35619449019235) translate (6.425cm 9.225cm)" svg:viewBox="0 0 177 354" draw:points="177,0 0,177 177,354">
            <text:p/>
          </draw:polyline>
          <draw:polyline draw:style-name="gr326" draw:text-style-name="P1" draw:layer="layout" svg:width="0.239cm" svg:height="0.419cm" draw:transform="rotate (-2.49808975837948) translate (6.49400015005811cm 9.24199948551163cm)" svg:viewBox="0 0 240 420" draw:points="180,0 0,240 240,420">
            <text:p/>
          </draw:polyline>
          <draw:polyline draw:style-name="gr327" draw:text-style-name="P1" draw:layer="layout" svg:width="0.246cm" svg:height="0.494cm" draw:transform="rotate (-2.35619449019235) translate (6.575cm 9.175cm)" svg:viewBox="0 0 247 495" draw:points="247,0 0,247 247,495">
            <text:p/>
          </draw:polyline>
          <draw:polyline draw:style-name="gr328" draw:text-style-name="P1" draw:layer="layout" svg:width="0.07cm" svg:height="0.14cm" draw:transform="rotate (-2.35619449019235) translate (6.2cm 9.3cm)" svg:viewBox="0 0 71 141" draw:points="71,0 0,71 71,141">
            <text:p/>
          </draw:polyline>
          <draw:polyline draw:style-name="gr329" draw:text-style-name="P1" draw:layer="layout" svg:width="0.105cm" svg:height="0.211cm" draw:transform="rotate (-2.35619449019235) translate (6.275cm 9.275cm)" svg:viewBox="0 0 106 212" draw:points="106,0 0,106 106,212">
            <text:p/>
          </draw:polyline>
          <draw:polyline draw:style-name="gr330" draw:text-style-name="P1" draw:layer="layout" svg:width="0.149cm" svg:height="0.281cm" draw:transform="rotate (-2.29650422977414) translate (6.34928826045698cm 9.23809028399051cm)" svg:viewBox="0 0 150 282" draw:points="150,0 0,133 133,282">
            <text:p/>
          </draw:polyline>
        </draw:g>
        <draw:g draw:style-name="gr1">
          <draw:line draw:style-name="gr325" draw:text-style-name="P1" draw:layer="layout" svg:x1="6.3cm" svg:y1="9.3cm" svg:x2="6.3cm" svg:y2="9.9cm">
            <text:p/>
          </draw:line>
          <draw:line draw:style-name="gr326" draw:text-style-name="P1" draw:layer="layout" svg:x1="6.35cm" svg:y1="9.3cm" svg:x2="6.35cm" svg:y2="9.9cm">
            <text:p/>
          </draw:line>
          <draw:line draw:style-name="gr327" draw:text-style-name="P1" draw:layer="layout" svg:x1="6.4cm" svg:y1="9.3cm" svg:x2="6.4cm" svg:y2="9.9cm">
            <text:p/>
          </draw:line>
          <draw:line draw:style-name="gr328" draw:text-style-name="P1" draw:layer="layout" svg:x1="6.15cm" svg:y1="9.3cm" svg:x2="6.15cm" svg:y2="9.9cm">
            <text:p/>
          </draw:line>
          <draw:line draw:style-name="gr329" draw:text-style-name="P1" draw:layer="layout" svg:x1="6.2cm" svg:y1="9.3cm" svg:x2="6.2cm" svg:y2="9.9cm">
            <text:p/>
          </draw:line>
          <draw:line draw:style-name="gr330" draw:text-style-name="P1" draw:layer="layout" svg:x1="6.25cm" svg:y1="9.3cm" svg:x2="6.25cm" svg:y2="9.9cm">
            <text:p/>
          </draw:line>
        </draw:g>
        <draw:g draw:style-name="gr1">
          <draw:polyline draw:style-name="gr328" draw:text-style-name="P1" draw:layer="layout" svg:width="0.181cm" svg:height="0.191cm" draw:transform="skewX (1.01386176248351) rotate (-1.84969994126359) translate (4cm 9.25cm)" svg:viewBox="0 0 182 192" draw:points="0,0 182,96 0,192">
            <text:p/>
          </draw:polyline>
          <draw:polyline draw:style-name="gr329" draw:text-style-name="P1" draw:layer="layout" svg:width="0.167cm" svg:height="0.267cm" draw:transform="skewX (0.641757565958315) rotate (-2.03453030904979) translate (4.00031036744644cm 9.1993793991212cm)" svg:viewBox="0 0 168 268" draw:points="1,0 168,134 0,268">
            <text:p/>
          </draw:polyline>
          <draw:polyline draw:style-name="gr330" draw:text-style-name="P1" draw:layer="layout" svg:width="0.166cm" svg:height="0.315cm" draw:transform="skewX (0.219562419900887) rotate (-2.30261288215612) translate (4cm 9.15cm)" svg:viewBox="0 0 167 316" draw:points="0,0 167,149 18,316">
            <text:p/>
          </draw:polyline>
          <draw:polyline draw:style-name="gr325" draw:text-style-name="P1" draw:layer="layout" svg:width="0.159cm" svg:height="0.311cm" draw:transform="skewX (-0.222529479629277) rotate (-2.46545210136719) translate (4.00066943525896cm 9.09946291347421cm)" svg:viewBox="0 0 160 312" draw:points="1,0 160,156 0,312">
            <text:p/>
          </draw:polyline>
          <draw:polyline draw:style-name="gr326" draw:text-style-name="P1" draw:layer="layout" svg:width="0.155cm" svg:height="0.319cm" draw:transform="skewX (-0.232652389290844) rotate (-2.33437787454242) translate (4cm 9.05cm)" svg:viewBox="0 0 156 320" draw:points="0,0 156,217 23,320">
            <text:p/>
          </draw:polyline>
          <draw:polyline draw:style-name="gr327" draw:text-style-name="P1" draw:layer="layout" svg:width="0.246cm" svg:height="0.317cm" draw:transform="rotate (-2.35619449019235) translate (4cm 9cm)" svg:viewBox="0 0 247 318" draw:points="0,0 247,247 177,318">
            <text:p/>
          </draw:polyline>
        </draw:g>
        <draw:g draw:style-name="gr1">
          <draw:polyline draw:style-name="gr2" draw:text-style-name="P1" draw:layer="layout" svg:width="0.191cm" svg:height="0.121cm" draw:transform="skewX (-0.463733982254893) rotate (-2.18166156499291) translate (5.74520274450457cm 9.61410784480864cm)" svg:viewBox="0 0 192 122" draw:points="0,87 166,0 192,122">
            <text:p/>
          </draw:polyline>
          <draw:polyline draw:style-name="gr3" draw:text-style-name="P1" draw:layer="layout" svg:width="0.255cm" svg:height="0.162cm" draw:transform="skewX (-0.46478117980609) rotate (-2.18166156499291) translate (5.82739322647537cm 9.61831370866901cm)" svg:viewBox="0 0 256 163" draw:points="0,116 221,0 256,163">
            <text:p/>
          </draw:polyline>
          <draw:polyline draw:style-name="gr4" draw:text-style-name="P1" draw:layer="layout" svg:width="0.127cm" svg:height="0.08cm" draw:transform="skewX (-0.465130245656489) rotate (-2.18166156499291) translate (5.66315765838129cm 9.60969433415843cm)" svg:viewBox="0 0 128 81" draw:points="0,58 111,0 128,81">
            <text:p/>
          </draw:polyline>
          <draw:polyline draw:style-name="gr5" draw:text-style-name="P1" draw:layer="layout" svg:width="0.318cm" svg:height="0.202cm" draw:transform="skewX (-0.466875574908483) rotate (-2.18253422961891) translate (5.90991307225768cm 9.62247013580507cm)" svg:viewBox="0 0 319 203" draw:points="0,145 277,0 319,203">
            <text:p/>
          </draw:polyline>
        </draw:g>
        <draw:g draw:style-name="gr1">
          <draw:line draw:style-name="gr2" draw:text-style-name="P1" draw:layer="layout" svg:x1="5.649cm" svg:y1="6.3cm" svg:x2="5.649cm" svg:y2="9.7cm">
            <text:p/>
          </draw:line>
          <draw:line draw:style-name="gr3" draw:text-style-name="P1" draw:layer="layout" svg:x1="5.698cm" svg:y1="6.3cm" svg:x2="5.698cm" svg:y2="9.7cm">
            <text:p/>
          </draw:line>
          <draw:line draw:style-name="gr4" draw:text-style-name="P1" draw:layer="layout" svg:x1="5.599cm" svg:y1="6.3cm" svg:x2="5.598cm" svg:y2="9.677cm">
            <text:p/>
          </draw:line>
          <draw:line draw:style-name="gr5" draw:text-style-name="P1" draw:layer="layout" svg:x1="5.748cm" svg:y1="6.3cm" svg:x2="5.748cm" svg:y2="9.7cm">
            <text:p/>
          </draw:line>
        </draw:g>
        <draw:g draw:style-name="gr1">
          <draw:polyline draw:style-name="gr2" draw:text-style-name="P1" draw:layer="layout" svg:width="0.255cm" svg:height="0.162cm" draw:transform="skewX (-0.463733982254893) rotate (-2.19021367832768) translate (5.85cm 6.1cm)" svg:viewBox="0 0 256 163" draw:points="0,0 35,163 256,47">
            <text:p/>
          </draw:polyline>
          <draw:polyline draw:style-name="gr3" draw:text-style-name="P1" draw:layer="layout" svg:width="0.191cm" svg:height="0.121cm" draw:transform="skewX (-0.463733982254893) rotate (-2.19021367832768) translate (5.85cm 6.15cm)" svg:viewBox="0 0 192 122" draw:points="0,0 26,122 192,35">
            <text:p/>
          </draw:polyline>
          <draw:polyline draw:style-name="gr4" draw:text-style-name="P1" draw:layer="layout" svg:width="0.318cm" svg:height="0.202cm" draw:transform="skewX (-0.466875574908483) rotate (-2.19108634295368) translate (5.85cm 6.05cm)" svg:viewBox="0 0 319 203" draw:points="0,0 43,203 319,58">
            <text:p/>
          </draw:polyline>
          <draw:polyline draw:style-name="gr5" draw:text-style-name="P1" draw:layer="layout" svg:width="0.127cm" svg:height="0.08cm" draw:transform="skewX (-0.466875574908483) rotate (-2.19108634295368) translate (5.85cm 6.2cm)" svg:viewBox="0 0 128 81" draw:points="0,0 17,81 128,23">
            <text:p/>
          </draw:polyline>
        </draw:g>
        <draw:g draw:style-name="gr1">
          <draw:line draw:style-name="gr2" draw:text-style-name="P1" draw:layer="layout" svg:x1="8.8cm" svg:y1="6.099cm" svg:x2="7.8cm" svg:y2="6.099cm">
            <text:p/>
          </draw:line>
          <draw:line draw:style-name="gr3" draw:text-style-name="P1" draw:layer="layout" svg:x1="8.8cm" svg:y1="6.148cm" svg:x2="7.8cm" svg:y2="6.148cm">
            <text:p/>
          </draw:line>
          <draw:line draw:style-name="gr4" draw:text-style-name="P1" draw:layer="layout" svg:x1="8.8cm" svg:y1="6.049cm" svg:x2="7.807cm" svg:y2="6.048cm">
            <text:p/>
          </draw:line>
          <draw:line draw:style-name="gr5" draw:text-style-name="P1" draw:layer="layout" svg:x1="8.8cm" svg:y1="6.198cm" svg:x2="7.8cm" svg:y2="6.198cm">
            <text:p/>
          </draw:line>
        </draw:g>
        <draw:g draw:style-name="gr1">
          <draw:line draw:style-name="gr2" draw:text-style-name="P1" draw:layer="layout" svg:x1="11.4cm" svg:y1="6.097cm" svg:x2="10.4cm" svg:y2="6.097cm">
            <text:p/>
          </draw:line>
          <draw:line draw:style-name="gr3" draw:text-style-name="P1" draw:layer="layout" svg:x1="11.4cm" svg:y1="6.146cm" svg:x2="10.4cm" svg:y2="6.146cm">
            <text:p/>
          </draw:line>
          <draw:line draw:style-name="gr4" draw:text-style-name="P1" draw:layer="layout" svg:x1="11.4cm" svg:y1="6.047cm" svg:x2="10.407cm" svg:y2="6.046cm">
            <text:p/>
          </draw:line>
          <draw:line draw:style-name="gr5" draw:text-style-name="P1" draw:layer="layout" svg:x1="11.4cm" svg:y1="6.196cm" svg:x2="10.4cm" svg:y2="6.196cm">
            <text:p/>
          </draw:line>
        </draw:g>
        <draw:g draw:style-name="gr1">
          <draw:line draw:style-name="gr2" draw:text-style-name="P1" draw:layer="layout" svg:x1="14.2cm" svg:y1="6.097cm" svg:x2="13cm" svg:y2="6.097cm">
            <text:p/>
          </draw:line>
          <draw:line draw:style-name="gr3" draw:text-style-name="P1" draw:layer="layout" svg:x1="14.2cm" svg:y1="6.146cm" svg:x2="13cm" svg:y2="6.146cm">
            <text:p/>
          </draw:line>
          <draw:line draw:style-name="gr4" draw:text-style-name="P1" draw:layer="layout" svg:x1="14.2cm" svg:y1="6.047cm" svg:x2="13.008cm" svg:y2="6.046cm">
            <text:p/>
          </draw:line>
          <draw:line draw:style-name="gr5" draw:text-style-name="P1" draw:layer="layout" svg:x1="14.2cm" svg:y1="6.196cm" svg:x2="13cm" svg:y2="6.196cm">
            <text:p/>
          </draw:line>
        </draw:g>
        <draw:rect draw:style-name="gr7" draw:text-style-name="P3" draw:layer="layout" svg:width="1.4cm" svg:height="0.6cm" svg:x="6.4cm" svg:y="5.8cm">
          <text:p/>
        </draw:rect>
        <draw:frame draw:style-name="gr31" draw:text-style-name="P10" draw:layer="layout" svg:width="1.194cm" svg:height="0.38cm" svg:x="6.506cm" svg:y="5.92cm">
          <draw:text-box>
            <text:p><text:span text:style-name="T1">i2c_40mm</text:span></text:p>
          </draw:text-box>
        </draw:frame>
        <draw:rect draw:style-name="gr7" draw:text-style-name="P3" draw:layer="layout" svg:width="1.6cm" svg:height="0.6cm" svg:x="8.8cm" svg:y="5.8cm">
          <text:p/>
        </draw:rect>
        <draw:frame draw:style-name="gr31" draw:text-style-name="P10" draw:layer="layout" svg:width="1.4cm" svg:height="0.38cm" svg:x="8.9cm" svg:y="5.92cm">
          <draw:text-box>
            <text:p><text:span text:style-name="T1">PCF8574 <text:s/>in</text:span></text:p>
          </draw:text-box>
        </draw:frame>
        <draw:rect draw:style-name="gr7" draw:text-style-name="P3" draw:layer="layout" svg:width="1.6cm" svg:height="0.6cm" svg:x="11.4cm" svg:y="5.8cm">
          <text:p/>
        </draw:rect>
        <draw:frame draw:style-name="gr31" draw:text-style-name="P10" draw:layer="layout" svg:width="1.4cm" svg:height="0.38cm" svg:x="11.5cm" svg:y="5.92cm">
          <draw:text-box>
            <text:p><text:span text:style-name="T1">PCF8574 out</text:span></text:p>
          </draw:text-box>
        </draw:frame>
        <draw:rect draw:style-name="gr7" draw:text-style-name="P3" draw:layer="layout" svg:width="1.4cm" svg:height="0.6cm" svg:x="14.2cm" svg:y="5.8cm">
          <text:p/>
        </draw:rect>
        <draw:frame draw:style-name="gr31" draw:text-style-name="P10" draw:layer="layout" svg:width="1cm" svg:height="0.38cm" svg:x="14.4cm" svg:y="5.92cm">
          <draw:text-box>
            <text:p><text:span text:style-name="T1">i2c_LED</text:span></text:p>
          </draw:text-box>
        </draw:frame>
        <draw:line draw:style-name="gr325" draw:text-style-name="P1" draw:layer="layout" svg:x1="12.3cm" svg:y1="6.4cm" svg:x2="12.3cm" svg:y2="6.5cm">
          <text:p/>
        </draw:line>
        <draw:line draw:style-name="gr326" draw:text-style-name="P1" draw:layer="layout" svg:x1="12.1cm" svg:y1="6.4cm" svg:x2="12.1cm" svg:y2="6.5cm">
          <text:p/>
        </draw:line>
        <draw:line draw:style-name="gr327" draw:text-style-name="P1" draw:layer="layout" svg:x1="11.9cm" svg:y1="6.4cm" svg:x2="11.9cm" svg:y2="6.5cm">
          <text:p/>
        </draw:line>
        <draw:line draw:style-name="gr328" draw:text-style-name="P1" draw:layer="layout" svg:x1="12.9cm" svg:y1="6.4cm" svg:x2="12.9cm" svg:y2="6.5cm">
          <text:p/>
        </draw:line>
        <draw:line draw:style-name="gr329" draw:text-style-name="P1" draw:layer="layout" svg:x1="12.7cm" svg:y1="6.4cm" svg:x2="12.7cm" svg:y2="6.5cm">
          <text:p/>
        </draw:line>
        <draw:line draw:style-name="gr330" draw:text-style-name="P1" draw:layer="layout" svg:x1="12.5cm" svg:y1="6.4cm" svg:x2="12.5cm" svg:y2="6.5cm">
          <text:p/>
        </draw:line>
        <draw:line draw:style-name="gr331" draw:text-style-name="P1" draw:layer="layout" svg:x1="11.7cm" svg:y1="6.4cm" svg:x2="11.7cm" svg:y2="6.5cm">
          <text:p/>
        </draw:line>
        <draw:line draw:style-name="gr332" draw:text-style-name="P1" draw:layer="layout" svg:x1="11.5cm" svg:y1="6.4cm" svg:x2="11.5cm" svg:y2="6.5cm">
          <text:p/>
        </draw:line>
        <draw:line draw:style-name="gr325" draw:text-style-name="P1" draw:layer="layout" svg:x1="9.7cm" svg:y1="6.4cm" svg:x2="9.7cm" svg:y2="6.5cm">
          <text:p/>
        </draw:line>
        <draw:line draw:style-name="gr326" draw:text-style-name="P1" draw:layer="layout" svg:x1="9.5cm" svg:y1="6.4cm" svg:x2="9.5cm" svg:y2="6.5cm">
          <text:p/>
        </draw:line>
        <draw:line draw:style-name="gr327" draw:text-style-name="P1" draw:layer="layout" svg:x1="9.3cm" svg:y1="6.4cm" svg:x2="9.3cm" svg:y2="6.5cm">
          <text:p/>
        </draw:line>
        <draw:line draw:style-name="gr328" draw:text-style-name="P1" draw:layer="layout" svg:x1="10.3cm" svg:y1="6.4cm" svg:x2="10.3cm" svg:y2="6.5cm">
          <text:p/>
        </draw:line>
        <draw:line draw:style-name="gr329" draw:text-style-name="P1" draw:layer="layout" svg:x1="10.1cm" svg:y1="6.4cm" svg:x2="10.1cm" svg:y2="6.5cm">
          <text:p/>
        </draw:line>
        <draw:line draw:style-name="gr330" draw:text-style-name="P1" draw:layer="layout" svg:x1="9.9cm" svg:y1="6.4cm" svg:x2="9.9cm" svg:y2="6.5cm">
          <text:p/>
        </draw:line>
        <draw:line draw:style-name="gr331" draw:text-style-name="P1" draw:layer="layout" svg:x1="9.1cm" svg:y1="6.4cm" svg:x2="9.1cm" svg:y2="6.5cm">
          <text:p/>
        </draw:line>
        <draw:line draw:style-name="gr332" draw:text-style-name="P1" draw:layer="layout" svg:x1="8.9cm" svg:y1="6.4cm" svg:x2="8.9cm" svg:y2="6.5cm">
          <text:p/>
        </draw:line>
        <draw:line draw:style-name="gr334" draw:text-style-name="P1" draw:layer="layout" svg:x1="7.8cm" svg:y1="8.5cm" svg:x2="7.8cm" svg:y2="8.6cm">
          <text:p/>
        </draw:line>
        <draw:line draw:style-name="gr334" draw:text-style-name="P1" draw:layer="layout" svg:x1="7.7cm" svg:y1="8.5cm" svg:x2="7.7cm" svg:y2="8.6cm">
          <text:p/>
        </draw:line>
        <draw:line draw:style-name="gr334" draw:text-style-name="P1" draw:layer="layout" svg:x1="7.6cm" svg:y1="8.5cm" svg:x2="7.6cm" svg:y2="8.6cm">
          <text:p/>
        </draw:line>
        <draw:line draw:style-name="gr334" draw:text-style-name="P1" draw:layer="layout" svg:x1="7.5cm" svg:y1="8.5cm" svg:x2="7.5cm" svg:y2="8.6cm">
          <text:p/>
        </draw:line>
        <draw:line draw:style-name="gr334" draw:text-style-name="P1" draw:layer="layout" svg:x1="7.1cm" svg:y1="8.5cm" svg:x2="7.1cm" svg:y2="8.6cm">
          <text:p/>
        </draw:line>
        <draw:line draw:style-name="gr334" draw:text-style-name="P1" draw:layer="layout" svg:x1="7cm" svg:y1="8.5cm" svg:x2="7cm" svg:y2="8.6cm">
          <text:p/>
        </draw:line>
        <draw:line draw:style-name="gr334" draw:text-style-name="P1" draw:layer="layout" svg:x1="6.9cm" svg:y1="8.5cm" svg:x2="6.9cm" svg:y2="8.6cm">
          <text:p/>
        </draw:line>
        <draw:line draw:style-name="gr334" draw:text-style-name="P1" draw:layer="layout" svg:x1="6.8cm" svg:y1="8.5cm" svg:x2="6.8cm" svg:y2="8.6cm">
          <text:p/>
        </draw:line>
        <draw:line draw:style-name="gr334" draw:text-style-name="P1" draw:layer="layout" svg:x1="6.9cm" svg:y1="8.5cm" svg:x2="6.9cm" svg:y2="8.6cm">
          <text:p/>
        </draw:line>
        <draw:line draw:style-name="gr334" draw:text-style-name="P1" draw:layer="layout" svg:x1="10.4cm" svg:y1="8.5cm" svg:x2="10.4cm" svg:y2="8.6cm">
          <text:p/>
        </draw:line>
        <draw:line draw:style-name="gr334" draw:text-style-name="P1" draw:layer="layout" svg:x1="10.3cm" svg:y1="8.5cm" svg:x2="10.3cm" svg:y2="8.6cm">
          <text:p/>
        </draw:line>
        <draw:line draw:style-name="gr334" draw:text-style-name="P1" draw:layer="layout" svg:x1="10.2cm" svg:y1="8.5cm" svg:x2="10.2cm" svg:y2="8.6cm">
          <text:p/>
        </draw:line>
        <draw:line draw:style-name="gr334" draw:text-style-name="P1" draw:layer="layout" svg:x1="10.1cm" svg:y1="8.5cm" svg:x2="10.1cm" svg:y2="8.6cm">
          <text:p/>
        </draw:line>
        <draw:line draw:style-name="gr334" draw:text-style-name="P1" draw:layer="layout" svg:x1="9.7cm" svg:y1="8.5cm" svg:x2="9.7cm" svg:y2="8.6cm">
          <text:p/>
        </draw:line>
        <draw:line draw:style-name="gr334" draw:text-style-name="P1" draw:layer="layout" svg:x1="9.6cm" svg:y1="8.5cm" svg:x2="9.6cm" svg:y2="8.6cm">
          <text:p/>
        </draw:line>
        <draw:line draw:style-name="gr334" draw:text-style-name="P1" draw:layer="layout" svg:x1="9.5cm" svg:y1="8.5cm" svg:x2="9.5cm" svg:y2="8.6cm">
          <text:p/>
        </draw:line>
        <draw:line draw:style-name="gr334" draw:text-style-name="P1" draw:layer="layout" svg:x1="9.4cm" svg:y1="8.5cm" svg:x2="9.4cm" svg:y2="8.6cm">
          <text:p/>
        </draw:line>
        <draw:line draw:style-name="gr334" draw:text-style-name="P1" draw:layer="layout" svg:x1="9.5cm" svg:y1="8.5cm" svg:x2="9.5cm" svg:y2="8.6cm">
          <text:p/>
        </draw:line>
        <draw:line draw:style-name="gr334" draw:text-style-name="P1" draw:layer="layout" svg:x1="13cm" svg:y1="8.5cm" svg:x2="13cm" svg:y2="8.6cm">
          <text:p/>
        </draw:line>
        <draw:line draw:style-name="gr334" draw:text-style-name="P1" draw:layer="layout" svg:x1="12.9cm" svg:y1="8.5cm" svg:x2="12.9cm" svg:y2="8.6cm">
          <text:p/>
        </draw:line>
        <draw:line draw:style-name="gr334" draw:text-style-name="P1" draw:layer="layout" svg:x1="12.8cm" svg:y1="8.5cm" svg:x2="12.8cm" svg:y2="8.6cm">
          <text:p/>
        </draw:line>
        <draw:line draw:style-name="gr334" draw:text-style-name="P1" draw:layer="layout" svg:x1="12.7cm" svg:y1="8.5cm" svg:x2="12.7cm" svg:y2="8.6cm">
          <text:p/>
        </draw:line>
        <draw:line draw:style-name="gr334" draw:text-style-name="P1" draw:layer="layout" svg:x1="12.3cm" svg:y1="8.5cm" svg:x2="12.3cm" svg:y2="8.6cm">
          <text:p/>
        </draw:line>
        <draw:line draw:style-name="gr334" draw:text-style-name="P1" draw:layer="layout" svg:x1="12.2cm" svg:y1="8.5cm" svg:x2="12.2cm" svg:y2="8.6cm">
          <text:p/>
        </draw:line>
        <draw:line draw:style-name="gr334" draw:text-style-name="P1" draw:layer="layout" svg:x1="12.1cm" svg:y1="8.5cm" svg:x2="12.1cm" svg:y2="8.6cm">
          <text:p/>
        </draw:line>
        <draw:line draw:style-name="gr334" draw:text-style-name="P1" draw:layer="layout" svg:x1="12cm" svg:y1="8.5cm" svg:x2="12cm" svg:y2="8.6cm">
          <text:p/>
        </draw:line>
        <draw:line draw:style-name="gr334" draw:text-style-name="P1" draw:layer="layout" svg:x1="12.1cm" svg:y1="8.5cm" svg:x2="12.1cm" svg:y2="8.6cm">
          <text:p/>
        </draw:line>
        <draw:line draw:style-name="gr334" draw:text-style-name="P1" draw:layer="layout" svg:x1="15.6cm" svg:y1="8.5cm" svg:x2="15.6cm" svg:y2="8.6cm">
          <text:p/>
        </draw:line>
        <draw:line draw:style-name="gr334" draw:text-style-name="P1" draw:layer="layout" svg:x1="15.5cm" svg:y1="8.5cm" svg:x2="15.5cm" svg:y2="8.6cm">
          <text:p/>
        </draw:line>
        <draw:line draw:style-name="gr334" draw:text-style-name="P1" draw:layer="layout" svg:x1="15.4cm" svg:y1="8.5cm" svg:x2="15.4cm" svg:y2="8.6cm">
          <text:p/>
        </draw:line>
        <draw:line draw:style-name="gr334" draw:text-style-name="P1" draw:layer="layout" svg:x1="15.3cm" svg:y1="8.5cm" svg:x2="15.3cm" svg:y2="8.6cm">
          <text:p/>
        </draw:line>
        <draw:line draw:style-name="gr334" draw:text-style-name="P1" draw:layer="layout" svg:x1="14.9cm" svg:y1="8.5cm" svg:x2="14.9cm" svg:y2="8.6cm">
          <text:p/>
        </draw:line>
        <draw:line draw:style-name="gr334" draw:text-style-name="P1" draw:layer="layout" svg:x1="14.8cm" svg:y1="8.5cm" svg:x2="14.8cm" svg:y2="8.6cm">
          <text:p/>
        </draw:line>
        <draw:line draw:style-name="gr334" draw:text-style-name="P1" draw:layer="layout" svg:x1="14.7cm" svg:y1="8.5cm" svg:x2="14.7cm" svg:y2="8.6cm">
          <text:p/>
        </draw:line>
        <draw:line draw:style-name="gr334" draw:text-style-name="P1" draw:layer="layout" svg:x1="14.6cm" svg:y1="8.5cm" svg:x2="14.6cm" svg:y2="8.6cm">
          <text:p/>
        </draw:line>
        <draw:line draw:style-name="gr334" draw:text-style-name="P1" draw:layer="layout" svg:x1="14.7cm" svg:y1="8.5cm" svg:x2="14.7cm" svg:y2="8.6cm">
          <text:p/>
        </draw:line>
        <draw:polyline draw:style-name="gr328" draw:text-style-name="P1" draw:layer="layout" svg:width="3.498cm" svg:height="1.87cm" draw:transform="rotate (-2.96688519546516) translate (10.5456652186646cm 7.89181615664962cm)" svg:viewBox="0 0 3499 1871" draw:points="0,1413 17,1315 3169,1871 3499,0">
          <text:p/>
        </draw:polyline>
        <draw:polyline draw:style-name="gr328" draw:text-style-name="P1" draw:layer="layout" svg:width="5.369cm" svg:height="1.771cm" draw:transform="rotate (-2.96688519546516) translate (13.0882597358521cm 7.56658542641817cm)" svg:viewBox="0 0 5370 1772" draw:points="0,1083 35,886 5057,1772 5370,0">
          <text:p/>
        </draw:polyline>
        <draw:polyline draw:style-name="gr329" draw:text-style-name="P1" draw:layer="layout" svg:width="1.92cm" svg:height="0.874cm" draw:transform="rotate (-2.11115026321234) translate (10.8499475424697cm 6.94990165765947cm)" svg:viewBox="0 0 1921 875" draw:points="0,875 1458,0 1664,343 1921,189">
          <text:p/>
        </draw:polyline>
        <draw:polyline draw:style-name="gr330" draw:text-style-name="P1" draw:layer="layout" svg:width="1.922cm" svg:height="0.715cm" draw:transform="rotate (-2.03453030904979) translate (10.5400829087743cm 6.8201105649266cm)" svg:viewBox="0 0 1923 716" draw:points="0,716 1431,0 1565,268 1923,89">
          <text:p/>
        </draw:polyline>
        <draw:polyline draw:style-name="gr329" draw:text-style-name="P1" draw:layer="layout" svg:width="2.897cm" svg:height="1.971cm" draw:transform="rotate (-2.11115026321234) translate (13.4499475424697cm 6.94990165765947cm)" svg:viewBox="0 0 2898 1972" draw:points="0,875 1458,0 2641,1972 2898,1818">
          <text:p/>
        </draw:polyline>
        <draw:polyline draw:style-name="gr330" draw:text-style-name="P1" draw:layer="layout" svg:width="2.772cm" svg:height="1.967cm" draw:transform="rotate (-2.03453030904979) translate (13.1400829087743cm 6.82011056492661cm)" svg:viewBox="0 0 2773 1968" draw:points="0,716 1431,0 2415,1968 2773,1789">
          <text:p/>
        </draw:polyline>
        <draw:polyline draw:style-name="gr325" draw:text-style-name="P1" draw:layer="layout" svg:width="2.109cm" svg:height="0.678cm" draw:transform="rotate (-1.32575209981489) translate (12.7469851597778cm 6.38822257184641cm)" svg:viewBox="0 0 2110 679" draw:points="0,461 873,679 1043,0 2110,267">
          <text:p/>
        </draw:polyline>
        <draw:polyline draw:style-name="gr326" draw:text-style-name="P1" draw:layer="layout" svg:width="2.145cm" svg:height="0.765cm" draw:transform="rotate (-1.27932634171184) translate (12.5586987752629cm 6.3623837723343cm)" svg:viewBox="0 0 2146 766" draw:points="0,479 958,766 1188,0 2146,287">
          <text:p/>
        </draw:polyline>
        <draw:polyline draw:style-name="gr327" draw:text-style-name="P1" draw:layer="layout" svg:width="2.184cm" svg:height="0.848cm" draw:transform="rotate (-1.23412231408519) translate (12.3587984738098cm 6.33942094960616cm)" svg:viewBox="0 0 2185 849" draw:points="0,486 1038,849 1336,0 2185,297">
          <text:p/>
        </draw:polyline>
        <draw:polyline draw:style-name="gr325" draw:text-style-name="P1" draw:layer="layout" svg:width="2.57cm" svg:height="2.521cm" draw:transform="rotate (-1.32575209981489) translate (11.8645562350662cm 5.9587101523241cm)" svg:viewBox="0 0 2571 2522" draw:points="0,2231 1067,2498 1164,2522 1795,0 2571,194">
          <text:p/>
        </draw:polyline>
        <draw:polyline draw:style-name="gr326" draw:text-style-name="P1" draw:layer="layout" svg:width="2.691cm" svg:height="2.585cm" draw:transform="rotate (-1.27932634171184) translate (11.6192321343504cm 5.86419988976404cm)" svg:viewBox="0 0 2692 2586" draw:points="0,2213 1245,2586 2021,0 2692,201">
          <text:p/>
        </draw:polyline>
        <draw:polyline draw:style-name="gr327" draw:text-style-name="P1" draw:layer="layout" svg:width="2.812cm" svg:height="2.642cm" draw:transform="rotate (-1.23412231408519) translate (11.3579087501904cm 5.77973380085883cm)" svg:viewBox="0 0 2813 2643" draw:points="0,2180 1321,2643 2246,0 2813,198">
          <text:p/>
        </draw:polyline>
        <draw:polyline draw:style-name="gr332" draw:text-style-name="P1" draw:layer="layout" svg:width="3.422cm" svg:height="0.93cm" draw:transform="rotate (-0.128281700021583) translate (11.5683327175103cm 5.97024810656704cm)" svg:viewBox="0 0 3423 931" draw:points="0,534 51,931 3423,496 3359,0">
          <text:p/>
        </draw:polyline>
        <draw:polyline draw:style-name="gr331" draw:text-style-name="P1" draw:layer="layout" svg:width="4.382cm" svg:height="1.815cm" draw:transform="rotate (-0.484503400353626) translate (12.2987717147317cm 5.36240404804027cm)" svg:viewBox="0 0 4383 1816" draw:points="0,1286 279,1816 3731,0 4383,1239">
          <text:p/>
        </draw:polyline>
        <draw:polyline draw:style-name="gr331" draw:text-style-name="P1" draw:layer="layout" svg:width="6.063cm" svg:height="2.7cm" draw:transform="rotate (-0.484503400353626) translate (10.0697429204489cm 4.65760231553607cm)" svg:viewBox="0 0 6064 2701" draw:points="0,2082 326,2701 5458,0 6064,11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1T15:13:17.419075500</dc:date>
    <meta:editing-duration>P1DT14H5M52S</meta:editing-duration>
    <meta:editing-cycles>190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1001"/>
  </office:meta>
</office:document-meta>
</file>